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26in"/>
    </style:style>
    <style:style style:name="co2" style:family="table-column">
      <style:table-column-properties fo:break-before="auto" style:column-width="1.3402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1.1854in"/>
    </style:style>
    <style:style style:name="co5" style:family="table-column">
      <style:table-column-properties fo:break-before="auto" style:column-width="0.8862in"/>
    </style:style>
    <style:style style:name="co6" style:family="table-column">
      <style:table-column-properties fo:break-before="auto" style:column-width="0.1772in"/>
    </style:style>
    <style:style style:name="co7" style:family="table-column">
      <style:table-column-properties fo:break-before="auto" style:column-width="5.9165in"/>
    </style:style>
    <style:style style:name="co8" style:family="table-column">
      <style:table-column-properties fo:break-before="auto" style:column-width="0.672in"/>
    </style:style>
    <style:style style:name="co9" style:family="table-column">
      <style:table-column-properties fo:break-before="auto" style:column-width="0.3543in"/>
    </style:style>
    <style:style style:name="co10" style:family="table-column">
      <style:table-column-properties fo:break-before="auto" style:column-width="1.5402in"/>
    </style:style>
    <style:style style:name="co11" style:family="table-column">
      <style:table-column-properties fo:break-before="auto" style:column-width="1.0417in"/>
    </style:style>
    <style:style style:name="co12" style:family="table-column">
      <style:table-column-properties fo:break-before="auto" style:column-width="1.052in"/>
    </style:style>
    <style:style style:name="co13" style:family="table-column">
      <style:table-column-properties fo:break-before="auto" style:column-width="0.9638in"/>
    </style:style>
    <style:style style:name="co14" style:family="table-column">
      <style:table-column-properties fo:break-before="auto" style:column-width="0.8425in"/>
    </style:style>
    <style:style style:name="co15" style:family="table-column">
      <style:table-column-properties fo:break-before="auto" style:column-width="0.2547in"/>
    </style:style>
    <style:style style:name="co16" style:family="table-column">
      <style:table-column-properties fo:break-before="auto" style:column-width="6.7035in"/>
    </style:style>
    <style:style style:name="co17" style:family="table-column">
      <style:table-column-properties fo:break-before="auto" style:column-width="10.0382in"/>
    </style:style>
    <style:style style:name="co18" style:family="table-column">
      <style:table-column-properties fo:break-before="auto" style:column-width="1.1409in"/>
    </style:style>
    <style:style style:name="co19" style:family="table-column">
      <style:table-column-properties fo:break-before="auto" style:column-width="1.6398in"/>
    </style:style>
    <style:style style:name="co20" style:family="table-column">
      <style:table-column-properties fo:break-before="auto" style:column-width="0.8752in"/>
    </style:style>
    <style:style style:name="co21" style:family="table-column">
      <style:table-column-properties fo:break-before="auto" style:column-width="0.8972in"/>
    </style:style>
    <style:style style:name="co22" style:family="table-column">
      <style:table-column-properties fo:break-before="auto" style:column-width="0.2661in"/>
    </style:style>
    <style:style style:name="co23" style:family="table-column">
      <style:table-column-properties fo:break-before="auto" style:column-width="7.6898in"/>
    </style:style>
    <style:style style:name="co24" style:family="table-column">
      <style:table-column-properties fo:break-before="auto" style:column-width="0.4984in"/>
    </style:style>
    <style:style style:name="co25" style:family="table-column">
      <style:table-column-properties fo:break-before="auto" style:column-width="1.0193in"/>
    </style:style>
    <style:style style:name="co26" style:family="table-column">
      <style:table-column-properties fo:break-before="auto" style:column-width="1.086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ta1" style:family="table" style:master-page-name="PageStyle_5f_protection_20_order_20_summary">
      <style:table-properties table:display="true" style:writing-mode="lr-tb"/>
    </style:style>
    <style:style style:name="ta2" style:family="table" style:master-page-name="PageStyle_5f_domestic_20_case_20_dataset">
      <style:table-properties table:display="true" style:writing-mode="lr-tb"/>
    </style:style>
    <style:style style:name="ta3" style:family="table" style:master-page-name="PageStyle_5f_source_20_notes">
      <style:table-properties table:display="true" style:writing-mode="lr-tb"/>
    </style:style>
    <style:style style:name="ta4" style:family="table" style:master-page-name="PageStyle_5f_additional_20_data">
      <style:table-properties table:display="true" style:writing-mode="lr-tb"/>
    </style:style>
    <style:style style:name="ta5" style:family="table" style:master-page-name="PageStyle_5f_adult_20_pop">
      <style:table-properties table:display="true" style:writing-mode="lr-tb"/>
    </style: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Comma" style:data-style-name="N8003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8003"/>
    <style:style style:name="ce8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0" style:family="table-cell" style:parent-style-name="Default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1" style:family="table-cell" style:parent-style-name="Default" style:data-style-name="N116"/>
    <style:style style:name="ce12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4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5" style:family="table-cell" style:parent-style-name="Excel_20_Built-in_20_Comma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Comma" style:data-style-name="N8129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18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80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0" style:family="table-cell" style:parent-style-name="Default" style:data-style-name="N8010"/>
    <style:style style:name="ce21" style:family="table-cell" style:parent-style-name="Default" style:data-style-name="N117"/>
    <style:style style:name="ce22" style:family="table-cell" style:parent-style-name="Excel_20_Built-in_20_Comma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tection order summar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number-columns-repeated="1012" table:default-cell-style-name="Default"/>
        <table:table-row table:style-name="ro1">
          <table:table-cell table:style-name="ce1" office:value-type="string">
            <text:p>Estimated number of civil protection order (restraining order) cases initiated in U.S. in 2008</text:p>
          </table:table-cell>
          <table:table-cell table:style-name="ce3"/>
          <table:table-cell table:style-name="ce1" table:number-columns-repeated="2"/>
          <table:table-cell table:style-name="ce3" table:number-columns-repeated="3"/>
          <table:table-cell table:number-columns-repeated="4"/>
          <table:table-cell office:value-type="string">
            <text:p>Repository:</text:p>
          </table:table-cell>
          <table:table-cell table:number-columns-repeated="1012"/>
        </table:table-row>
        <table:table-row table:style-name="ro1">
          <table:table-cell table:style-name="ce2" office:value-type="string" table:number-columns-spanned="4" table:number-rows-spanned="1">
            <text:p>Based on National Center for State Court incoming case statistics</text:p>
          </table:table-cell>
          <table:covered-table-cell table:style-name="ce3"/>
          <table:covered-table-cell table:number-columns-repeated="2" table:style-name="ce1"/>
          <table:table-cell table:style-name="ce3"/>
          <table:table-cell table:number-columns-repeated="6"/>
          <table:table-cell office:value-type="string">
            <text:p>http://acrosswalls.org/datasets/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Version: 1.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office:string-value="US in 2008">
            <text:p><text:s/>US in 2008 </text:p>
          </table:table-cell>
          <table:table-cell table:number-columns-repeated="1022"/>
        </table:table-row>
        <table:table-row table:style-name="ro1">
          <table:table-cell/>
          <table:table-cell office:value-type="string" office:string-value="adult population">
            <text:p><text:s/>adult population </text:p>
          </table:table-cell>
          <table:table-cell office:value-type="string">
            <text:p>protection orders</text:p>
          </table:table-cell>
          <table:table-cell table:number-columns-repeated="1021"/>
        </table:table-row>
        <table:table-row table:style-name="ro1">
          <table:table-cell office:value-type="string">
            <text:p>subtotal reported</text:p>
          </table:table-cell>
          <table:table-cell table:style-name="ce5" office:value-type="float" office:value="143146442">
            <text:p>143,146,442</text:p>
          </table:table-cell>
          <table:table-cell table:style-name="ce5" office:value-type="float" office:value="706314.27">
            <text:p>706,314</text:p>
          </table:table-cell>
          <table:table-cell table:style-name="ce4"/>
          <table:table-cell table:number-columns-repeated="7"/>
          <table:table-cell office:value-type="string">
            <text:p>for estimate adding data from state-specific publications, see</text:p>
          </table:table-cell>
          <table:table-cell table:number-columns-repeated="1012"/>
        </table:table-row>
        <table:table-row table:style-name="ro1">
          <table:table-cell office:value-type="string">
            <text:p>estimated total</text:p>
          </table:table-cell>
          <table:table-cell table:style-name="ce5" office:value-type="float" office:value="232804525">
            <text:p>232,804,525</text:p>
          </table:table-cell>
          <table:table-cell table:style-name="ce7" office:value-type="float" office:value="1148705.86953235">
            <text:p>1,148,706</text:p>
          </table:table-cell>
          <table:table-cell table:style-name="ce11"/>
          <table:table-cell table:number-columns-repeated="7"/>
          <table:table-cell office:value-type="string">
            <text:p>punishment-us-dv-synth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8" office:value-type="string" office:string-value="incoming domestic-relations protection order cases" table:number-columns-spanned="8" table:number-rows-spanned="1">
            <text:p><text:s/>incoming domestic-relations protection order cases </text:p>
          </table:table-cell>
          <table:covered-table-cell table:number-columns-repeated="7" table:style-name="ce12"/>
          <table:table-cell table:number-columns-repeated="1014"/>
        </table:table-row>
        <table:table-row table:style-name="ro2">
          <table:table-cell office:value-type="string">
            <text:p>state</text:p>
          </table:table-cell>
          <table:table-cell office:value-type="string" office:string-value="2008 adult pop.">
            <text:p><text:s/>2008 adult pop. </text:p>
          </table:table-cell>
          <table:table-cell table:style-name="ce9" office:value-type="string">
            <text:p>est. 2008 orders</text:p>
          </table:table-cell>
          <table:table-cell table:style-name="ce13" office:value-type="string">
            <text:p>est. 2008 orders / 1000 pop</text:p>
          </table:table-cell>
          <table:table-cell table:style-name="ce15" office:value-type="float" office:value="2003">
            <text:p>2003</text:p>
          </table:table-cell>
          <table:table-cell table:style-name="ce15" office:value-type="float" office:value="2004">
            <text:p>2004</text:p>
          </table:table-cell>
          <table:table-cell table:style-name="ce15" office:value-type="float" office:value="2007">
            <text:p>2007</text:p>
          </table:table-cell>
          <table:table-cell table:style-name="ce15" office:value-type="float" office:value="2008">
            <text:p>2008</text:p>
          </table:table-cell>
          <table:table-cell table:style-name="ce15" office:value-type="float" office:value="2009">
            <text:p>2009</text:p>
          </table:table-cell>
          <table:table-cell table:style-name="ce15" office:value-type="float" office:value="2010">
            <text:p>2010</text:p>
          </table:table-cell>
          <table:table-cell table:number-columns-repeated="1014"/>
        </table:table-row>
        <table:table-row table:style-name="ro1">
          <table:table-cell office:value-type="string">
            <text:p>Alabama</text:p>
          </table:table-cell>
          <table:table-cell office:value-type="float" office:value="3583279">
            <text:p><text:s/>3,583,279 </text:p>
          </table:table-cell>
          <table:table-cell table:style-name="ce10" table:formula="of:=[.I12]" office:value-type="float" office:value="6792.9">
            <text:p>6,793</text:p>
          </table:table-cell>
          <table:table-cell table:style-name="ce14" table:formula="of:=[.C12]*1000/[.B12]" office:value-type="float" office:value="1.8957217676882">
            <text:p>1.9</text:p>
          </table:table-cell>
          <table:table-cell table:style-name="ce16" table:number-columns-repeated="4"/>
          <table:table-cell table:style-name="ce16" office:value-type="float" office:value="6792.9">
            <text:p>6,793 </text:p>
          </table:table-cell>
          <table:table-cell table:style-name="ce16" office:value-type="float" office:value="7148.4">
            <text:p>7,148 </text:p>
          </table:table-cell>
          <table:table-cell/>
          <table:table-cell office:value-type="string">
            <text:p>resident population from U.S. Census estimates</text:p>
          </table:table-cell>
          <table:table-cell table:number-columns-repeated="1012"/>
        </table:table-row>
        <table:table-row table:style-name="ro1">
          <table:table-cell office:value-type="string">
            <text:p>Arizona</text:p>
          </table:table-cell>
          <table:table-cell office:value-type="float" office:value="4651711">
            <text:p><text:s/>4,651,711 </text:p>
          </table:table-cell>
          <table:table-cell table:style-name="ce10" table:formula="of:=[.H13]" office:value-type="float" office:value="40310">
            <text:p>40,310</text:p>
          </table:table-cell>
          <table:table-cell table:style-name="ce14" table:formula="of:=[.C13]*1000/[.B13]" office:value-type="float" office:value="8.66562862568203">
            <text:p>8.7</text:p>
          </table:table-cell>
          <table:table-cell table:style-name="ce16" office:value-type="float" office:value="55176.8">
            <text:p>55,177 </text:p>
          </table:table-cell>
          <table:table-cell table:style-name="ce16" office:value-type="float" office:value="36711.74">
            <text:p>36,712 </text:p>
          </table:table-cell>
          <table:table-cell table:style-name="ce16" office:value-type="float" office:value="41282">
            <text:p>41,282 </text:p>
          </table:table-cell>
          <table:table-cell table:style-name="ce16" office:value-type="float" office:value="40310">
            <text:p>40,310 </text:p>
          </table:table-cell>
          <table:table-cell table:style-name="ce16" office:value-type="float" office:value="25811">
            <text:p>25,811 </text:p>
          </table:table-cell>
          <table:table-cell table:style-name="ce16"/>
          <table:table-cell/>
          <table:table-cell office:value-type="string">
            <text:p>est. 2008 civil protection orders based on data for nearest year with reported data</text:p>
          </table:table-cell>
          <table:table-cell table:number-columns-repeated="1012"/>
        </table:table-row>
        <table:table-row table:style-name="ro1">
          <table:table-cell office:value-type="string">
            <text:p>Arkansas</text:p>
          </table:table-cell>
          <table:table-cell office:value-type="float" office:value="2168829">
            <text:p><text:s/>2,168,829 </text:p>
          </table:table-cell>
          <table:table-cell table:style-name="ce10" table:formula="of:=[.H14]" office:value-type="float" office:value="9076">
            <text:p>9,076</text:p>
          </table:table-cell>
          <table:table-cell table:style-name="ce14" table:formula="of:=[.C14]*1000/[.B14]" office:value-type="float" office:value="4.18474669971676">
            <text:p>4.2</text:p>
          </table:table-cell>
          <table:table-cell table:style-name="ce16" office:value-type="float" office:value="9693.72">
            <text:p>9,694 </text:p>
          </table:table-cell>
          <table:table-cell table:style-name="ce16" office:value-type="float" office:value="9211.11">
            <text:p>9,211 </text:p>
          </table:table-cell>
          <table:table-cell table:style-name="ce16" office:value-type="float" office:value="9706">
            <text:p>9,706 </text:p>
          </table:table-cell>
          <table:table-cell table:style-name="ce16" office:value-type="float" office:value="9076">
            <text:p>9,076 </text:p>
          </table:table-cell>
          <table:table-cell table:style-name="ce16" office:value-type="float" office:value="9543.6">
            <text:p>9,544 </text:p>
          </table:table-cell>
          <table:table-cell table:style-name="ce16"/>
          <table:table-cell/>
          <table:table-cell office:value-type="string">
            <text:p>for civil protection orders by year, see sheet: domestic case dataset</text:p>
          </table:table-cell>
          <table:table-cell table:number-columns-repeated="1012"/>
        </table:table-row>
        <table:table-row table:style-name="ro1">
          <table:table-cell office:value-type="string">
            <text:p>Colorado</text:p>
          </table:table-cell>
          <table:table-cell office:value-type="float" office:value="3686441">
            <text:p><text:s/>3,686,441 </text:p>
          </table:table-cell>
          <table:table-cell table:style-name="ce10" table:formula="of:=[.I15]" office:value-type="float" office:value="7803">
            <text:p>7,803</text:p>
          </table:table-cell>
          <table:table-cell table:style-name="ce14" table:formula="of:=[.C15]*1000/[.B15]" office:value-type="float" office:value="2.11667567716396">
            <text:p>2.1</text:p>
          </table:table-cell>
          <table:table-cell table:style-name="ce16" table:number-columns-repeated="4"/>
          <table:table-cell table:style-name="ce16" office:value-type="float" office:value="7803">
            <text:p>7,803 </text:p>
          </table:table-cell>
          <table:table-cell table:style-name="ce16"/>
          <table:table-cell table:number-columns-repeated="1014"/>
        </table:table-row>
        <table:table-row table:style-name="ro1">
          <table:table-cell office:value-type="string">
            <text:p>Connecticut</text:p>
          </table:table-cell>
          <table:table-cell office:value-type="float" office:value="2718953">
            <text:p><text:s/>2,718,953 </text:p>
          </table:table-cell>
          <table:table-cell table:style-name="ce10" table:formula="of:=[.H16]" office:value-type="float" office:value="8514">
            <text:p>8,514</text:p>
          </table:table-cell>
          <table:table-cell table:style-name="ce14" table:formula="of:=[.C16]*1000/[.B16]" office:value-type="float" office:value="3.13135239925074">
            <text:p>3.1</text:p>
          </table:table-cell>
          <table:table-cell table:style-name="ce16" office:value-type="float" office:value="5905.5">
            <text:p>5,906 </text:p>
          </table:table-cell>
          <table:table-cell table:style-name="ce16" office:value-type="float" office:value="7414.37">
            <text:p>7,414 </text:p>
          </table:table-cell>
          <table:table-cell table:style-name="ce16" office:value-type="float" office:value="8479">
            <text:p>8,479 </text:p>
          </table:table-cell>
          <table:table-cell table:style-name="ce16" office:value-type="float" office:value="8514">
            <text:p>8,514 </text:p>
          </table:table-cell>
          <table:table-cell table:style-name="ce16" office:value-type="float" office:value="9377.1">
            <text:p>9,377 </text:p>
          </table:table-cell>
          <table:table-cell table:style-name="ce16" office:value-type="float" office:value="9081.02">
            <text:p>9,081 </text:p>
          </table:table-cell>
          <table:table-cell table:number-columns-repeated="1014"/>
        </table:table-row>
        <table:table-row table:style-name="ro1">
          <table:table-cell office:value-type="string">
            <text:p>District of Columbia</text:p>
          </table:table-cell>
          <table:table-cell office:value-type="float" office:value="477979">
            <text:p><text:s/>477,979 </text:p>
          </table:table-cell>
          <table:table-cell table:style-name="ce10" table:formula="of:=[.H17]" office:value-type="float" office:value="4461">
            <text:p>4,461</text:p>
          </table:table-cell>
          <table:table-cell table:style-name="ce14" table:formula="of:=[.C17]*1000/[.B17]" office:value-type="float" office:value="9.33304601248172">
            <text:p>9.3</text:p>
          </table:table-cell>
          <table:table-cell table:style-name="ce16" office:value-type="float" office:value="5353.06">
            <text:p>5,353 </text:p>
          </table:table-cell>
          <table:table-cell table:style-name="ce16" office:value-type="float" office:value="5405.6">
            <text:p>5,406 </text:p>
          </table:table-cell>
          <table:table-cell table:style-name="ce16" office:value-type="float" office:value="4144">
            <text:p>4,144 </text:p>
          </table:table-cell>
          <table:table-cell table:style-name="ce16" office:value-type="float" office:value="4461">
            <text:p>4,461 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office:value-type="string">
            <text:p>Florida</text:p>
          </table:table-cell>
          <table:table-cell office:value-type="float" office:value="14508933">
            <text:p><text:s/>14,508,933 </text:p>
          </table:table-cell>
          <table:table-cell table:style-name="ce10" table:formula="of:=[.H18]" office:value-type="float" office:value="117940">
            <text:p>117,940</text:p>
          </table:table-cell>
          <table:table-cell table:style-name="ce14" table:formula="of:=[.C18]*1000/[.B18]" office:value-type="float" office:value="8.12878521115233">
            <text:p>8.1</text:p>
          </table:table-cell>
          <table:table-cell table:style-name="ce16" office:value-type="float" office:value="100665.81">
            <text:p>100,666 </text:p>
          </table:table-cell>
          <table:table-cell table:style-name="ce16" office:value-type="float" office:value="114102.08">
            <text:p>114,102 </text:p>
          </table:table-cell>
          <table:table-cell table:style-name="ce16" office:value-type="float" office:value="118605">
            <text:p>118,605 </text:p>
          </table:table-cell>
          <table:table-cell table:style-name="ce16" office:value-type="float" office:value="117940">
            <text:p>117,940 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office:value-type="string">
            <text:p>Hawaii</text:p>
          </table:table-cell>
          <table:table-cell office:value-type="float" office:value="1031119">
            <text:p><text:s/>1,031,119 </text:p>
          </table:table-cell>
          <table:table-cell table:style-name="ce10" table:formula="of:=[.H19]" office:value-type="float" office:value="4532">
            <text:p>4,532</text:p>
          </table:table-cell>
          <table:table-cell table:style-name="ce14" table:formula="of:=[.C19]*1000/[.B19]" office:value-type="float" office:value="4.39522499342947">
            <text:p>4.4</text:p>
          </table:table-cell>
          <table:table-cell table:style-name="ce16" office:value-type="float" office:value="5182.92">
            <text:p>5,183 </text:p>
          </table:table-cell>
          <table:table-cell table:style-name="ce16" office:value-type="float" office:value="4814.4">
            <text:p>4,814 </text:p>
          </table:table-cell>
          <table:table-cell table:style-name="ce16" office:value-type="float" office:value="4505">
            <text:p>4,505 </text:p>
          </table:table-cell>
          <table:table-cell table:style-name="ce16" office:value-type="float" office:value="4532">
            <text:p>4,532 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office:value-type="string">
            <text:p>Idaho</text:p>
          </table:table-cell>
          <table:table-cell office:value-type="float" office:value="1111973">
            <text:p><text:s/>1,111,973 </text:p>
          </table:table-cell>
          <table:table-cell table:style-name="ce10" table:formula="of:=[.H20]" office:value-type="float" office:value="4455">
            <text:p>4,455</text:p>
          </table:table-cell>
          <table:table-cell table:style-name="ce14" table:formula="of:=[.C20]*1000/[.B20]" office:value-type="float" office:value="4.00639224153824">
            <text:p>4.0</text:p>
          </table:table-cell>
          <table:table-cell table:style-name="ce16" table:number-columns-repeated="2"/>
          <table:table-cell table:style-name="ce16" office:value-type="float" office:value="4698">
            <text:p>4,698 </text:p>
          </table:table-cell>
          <table:table-cell table:style-name="ce16" office:value-type="float" office:value="4455">
            <text:p>4,455 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office:value-type="string">
            <text:p>Illinois</text:p>
          </table:table-cell>
          <table:table-cell office:value-type="float" office:value="9593637">
            <text:p><text:s/>9,593,637 </text:p>
          </table:table-cell>
          <table:table-cell table:style-name="ce10" table:formula="of:=[.H21]" office:value-type="float" office:value="49283">
            <text:p>49,283</text:p>
          </table:table-cell>
          <table:table-cell table:style-name="ce14" table:formula="of:=[.C21]*1000/[.B21]" office:value-type="float" office:value="5.13705073477348">
            <text:p>5.1</text:p>
          </table:table-cell>
          <table:table-cell table:style-name="ce16" office:value-type="float" office:value="57836.1">
            <text:p>57,836 </text:p>
          </table:table-cell>
          <table:table-cell table:style-name="ce16" office:value-type="float" office:value="55152.36">
            <text:p>55,152 </text:p>
          </table:table-cell>
          <table:table-cell table:style-name="ce16" office:value-type="float" office:value="49138">
            <text:p>49,138 </text:p>
          </table:table-cell>
          <table:table-cell table:style-name="ce16" office:value-type="float" office:value="49283">
            <text:p>49,283 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office:value-type="string">
            <text:p>Iowa</text:p>
          </table:table-cell>
          <table:table-cell office:value-type="float" office:value="2291076">
            <text:p><text:s/>2,291,076 </text:p>
          </table:table-cell>
          <table:table-cell table:style-name="ce10" table:formula="of:=[.H22]" office:value-type="float" office:value="6676">
            <text:p>6,676</text:p>
          </table:table-cell>
          <table:table-cell table:style-name="ce14" table:formula="of:=[.C22]*1000/[.B22]" office:value-type="float" office:value="2.91391468462853">
            <text:p>2.9</text:p>
          </table:table-cell>
          <table:table-cell table:style-name="ce16" office:value-type="float" office:value="5913.93">
            <text:p>5,914 </text:p>
          </table:table-cell>
          <table:table-cell table:style-name="ce16" office:value-type="float" office:value="6563.55">
            <text:p>6,564 </text:p>
          </table:table-cell>
          <table:table-cell table:style-name="ce16" office:value-type="float" office:value="5947">
            <text:p>5,947 </text:p>
          </table:table-cell>
          <table:table-cell table:style-name="ce16" office:value-type="float" office:value="6676">
            <text:p>6,676 </text:p>
          </table:table-cell>
          <table:table-cell table:style-name="ce16" office:value-type="float" office:value="7144.64">
            <text:p>7,145 </text:p>
          </table:table-cell>
          <table:table-cell table:style-name="ce16" office:value-type="float" office:value="6677.25">
            <text:p>6,677 </text:p>
          </table:table-cell>
          <table:table-cell table:number-columns-repeated="1014"/>
        </table:table-row>
        <table:table-row table:style-name="ro1">
          <table:table-cell office:value-type="string">
            <text:p>Kansas</text:p>
          </table:table-cell>
          <table:table-cell office:value-type="float" office:value="2093387">
            <text:p><text:s/>2,093,387 </text:p>
          </table:table-cell>
          <table:table-cell table:style-name="ce10" table:formula="of:=[.H23]" office:value-type="float" office:value="8033">
            <text:p>8,033</text:p>
          </table:table-cell>
          <table:table-cell table:style-name="ce14" table:formula="of:=[.C23]*1000/[.B23]" office:value-type="float" office:value="3.83732200496134">
            <text:p>3.8</text:p>
          </table:table-cell>
          <table:table-cell table:style-name="ce16" office:value-type="float" office:value="8598.55">
            <text:p>8,599 </text:p>
          </table:table-cell>
          <table:table-cell table:style-name="ce16" office:value-type="float" office:value="7645.89">
            <text:p>7,646 </text:p>
          </table:table-cell>
          <table:table-cell table:style-name="ce16"/>
          <table:table-cell table:style-name="ce16" office:value-type="float" office:value="8033">
            <text:p>8,033 </text:p>
          </table:table-cell>
          <table:table-cell table:style-name="ce16" office:value-type="float" office:value="8226.75">
            <text:p>8,227 </text:p>
          </table:table-cell>
          <table:table-cell table:style-name="ce16"/>
          <table:table-cell table:number-columns-repeated="1014"/>
        </table:table-row>
        <table:table-row table:style-name="ro1">
          <table:table-cell office:value-type="string">
            <text:p>Kentucky</text:p>
          </table:table-cell>
          <table:table-cell office:value-type="float" office:value="3267877">
            <text:p><text:s/>3,267,877 </text:p>
          </table:table-cell>
          <table:table-cell table:style-name="ce10" table:formula="of:=[.F24]" office:value-type="float" office:value="26845.17">
            <text:p>26,845</text:p>
          </table:table-cell>
          <table:table-cell table:style-name="ce14" table:formula="of:=[.C24]*1000/[.B24]" office:value-type="float" office:value="8.21486549218346">
            <text:p>8.2</text:p>
          </table:table-cell>
          <table:table-cell table:style-name="ce16" office:value-type="float" office:value="28171.02">
            <text:p>28,171 </text:p>
          </table:table-cell>
          <table:table-cell table:style-name="ce16" office:value-type="float" office:value="26845.17">
            <text:p>26,845 </text:p>
          </table:table-cell>
          <table:table-cell table:style-name="ce16" table:number-columns-repeated="4"/>
          <table:table-cell table:number-columns-repeated="1014"/>
        </table:table-row>
        <table:table-row table:style-name="ro1">
          <table:table-cell office:value-type="string">
            <text:p>Maine</text:p>
          </table:table-cell>
          <table:table-cell office:value-type="float" office:value="1048305">
            <text:p><text:s/>1,048,305 </text:p>
          </table:table-cell>
          <table:table-cell table:style-name="ce10" table:formula="of:=[.H25]" office:value-type="float" office:value="6123">
            <text:p>6,123</text:p>
          </table:table-cell>
          <table:table-cell table:style-name="ce14" table:formula="of:=[.C25]*1000/[.B25]" office:value-type="float" office:value="5.84085738406284">
            <text:p>5.8</text:p>
          </table:table-cell>
          <table:table-cell table:style-name="ce16" office:value-type="float" office:value="6572.58">
            <text:p>6,573 </text:p>
          </table:table-cell>
          <table:table-cell table:style-name="ce16" office:value-type="float" office:value="6424.7">
            <text:p>6,425 </text:p>
          </table:table-cell>
          <table:table-cell table:style-name="ce16"/>
          <table:table-cell table:style-name="ce16" office:value-type="float" office:value="6123">
            <text:p>6,123 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office:value-type="string">
            <text:p>Maryland</text:p>
          </table:table-cell>
          <table:table-cell office:value-type="float" office:value="4325751">
            <text:p><text:s/>4,325,751 </text:p>
          </table:table-cell>
          <table:table-cell table:style-name="ce10" table:formula="of:=[.H26]" office:value-type="float" office:value="29480">
            <text:p>29,480</text:p>
          </table:table-cell>
          <table:table-cell table:style-name="ce14" table:formula="of:=[.C26]*1000/[.B26]" office:value-type="float" office:value="6.81500160318983">
            <text:p>6.8</text:p>
          </table:table-cell>
          <table:table-cell table:style-name="ce16" office:value-type="float" office:value="4738.1">
            <text:p>4,738 </text:p>
          </table:table-cell>
          <table:table-cell table:style-name="ce16" office:value-type="float" office:value="4631.35">
            <text:p>4,631 </text:p>
          </table:table-cell>
          <table:table-cell table:style-name="ce16" office:value-type="float" office:value="29091">
            <text:p>29,091 </text:p>
          </table:table-cell>
          <table:table-cell table:style-name="ce16" office:value-type="float" office:value="29480">
            <text:p>29,480 </text:p>
          </table:table-cell>
          <table:table-cell table:style-name="ce16" office:value-type="float" office:value="25054">
            <text:p>25,054 </text:p>
          </table:table-cell>
          <table:table-cell table:style-name="ce16"/>
          <table:table-cell table:number-columns-repeated="1014"/>
        </table:table-row>
        <table:table-row table:style-name="ro1">
          <table:table-cell office:value-type="string">
            <text:p>Massachusetts</text:p>
          </table:table-cell>
          <table:table-cell office:value-type="float" office:value="5039240">
            <text:p><text:s/>5,039,240 </text:p>
          </table:table-cell>
          <table:table-cell table:style-name="ce10" table:formula="of:=[.I27]" office:value-type="float" office:value="23838.72">
            <text:p>23,839</text:p>
          </table:table-cell>
          <table:table-cell table:style-name="ce14" table:formula="of:=[.C27]*1000/[.B27]" office:value-type="float" office:value="4.73061810907994">
            <text:p>4.7</text:p>
          </table:table-cell>
          <table:table-cell table:style-name="ce16" office:value-type="float" office:value="39789.12">
            <text:p>39,789 </text:p>
          </table:table-cell>
          <table:table-cell table:style-name="ce16" office:value-type="float" office:value="37818.6">
            <text:p>37,819 </text:p>
          </table:table-cell>
          <table:table-cell table:style-name="ce16" table:number-columns-repeated="2"/>
          <table:table-cell table:style-name="ce16" office:value-type="float" office:value="23838.72">
            <text:p>23,839 </text:p>
          </table:table-cell>
          <table:table-cell table:style-name="ce16"/>
          <table:table-cell table:number-columns-repeated="1014"/>
        </table:table-row>
        <table:table-row table:style-name="ro1">
          <table:table-cell office:value-type="string">
            <text:p>Michigan</text:p>
          </table:table-cell>
          <table:table-cell office:value-type="float" office:value="7528010">
            <text:p><text:s/>7,528,010 </text:p>
          </table:table-cell>
          <table:table-cell table:style-name="ce10" table:formula="of:=[.H28]" office:value-type="float" office:value="26842">
            <text:p>26,842</text:p>
          </table:table-cell>
          <table:table-cell table:style-name="ce14" table:formula="of:=[.C28]*1000/[.B28]" office:value-type="float" office:value="3.56561694259173">
            <text:p>3.6</text:p>
          </table:table-cell>
          <table:table-cell table:style-name="ce16" office:value-type="float" office:value="34107.08">
            <text:p>34,107 </text:p>
          </table:table-cell>
          <table:table-cell table:style-name="ce16" office:value-type="float" office:value="31856.16">
            <text:p>31,856 </text:p>
          </table:table-cell>
          <table:table-cell table:style-name="ce16" office:value-type="float" office:value="27708">
            <text:p>27,708 </text:p>
          </table:table-cell>
          <table:table-cell table:style-name="ce16" office:value-type="float" office:value="26842">
            <text:p>26,842 </text:p>
          </table:table-cell>
          <table:table-cell table:style-name="ce16" office:value-type="float" office:value="28484.12">
            <text:p>28,484 </text:p>
          </table:table-cell>
          <table:table-cell table:style-name="ce16" office:value-type="float" office:value="28705.61">
            <text:p>28,706 </text:p>
          </table:table-cell>
          <table:table-cell table:number-columns-repeated="1014"/>
        </table:table-row>
        <table:table-row table:style-name="ro1">
          <table:table-cell office:value-type="string">
            <text:p>Minnesota</text:p>
          </table:table-cell>
          <table:table-cell office:value-type="float" office:value="3962839">
            <text:p><text:s/>3,962,839 </text:p>
          </table:table-cell>
          <table:table-cell table:style-name="ce10" table:formula="of:=[.H29]" office:value-type="float" office:value="10832">
            <text:p>10,832</text:p>
          </table:table-cell>
          <table:table-cell table:style-name="ce14" table:formula="of:=[.C29]*1000/[.B29]" office:value-type="float" office:value="2.73339391279837">
            <text:p>2.7</text:p>
          </table:table-cell>
          <table:table-cell table:style-name="ce16" table:number-columns-repeated="2"/>
          <table:table-cell table:style-name="ce16" office:value-type="float" office:value="11375">
            <text:p>11,375 </text:p>
          </table:table-cell>
          <table:table-cell table:style-name="ce16" office:value-type="float" office:value="10832">
            <text:p>10,832 </text:p>
          </table:table-cell>
          <table:table-cell table:style-name="ce16" office:value-type="float" office:value="11249.3">
            <text:p>11,249 </text:p>
          </table:table-cell>
          <table:table-cell table:style-name="ce16" office:value-type="float" office:value="11364.3">
            <text:p>11,364 </text:p>
          </table:table-cell>
          <table:table-cell table:number-columns-repeated="1014"/>
        </table:table-row>
        <table:table-row table:style-name="ro1">
          <table:table-cell office:value-type="string">
            <text:p>Missouri</text:p>
          </table:table-cell>
          <table:table-cell office:value-type="float" office:value="4494971">
            <text:p><text:s/>4,494,971 </text:p>
          </table:table-cell>
          <table:table-cell table:style-name="ce10" table:formula="of:=[.I30]" office:value-type="float" office:value="54299.28">
            <text:p>54,299</text:p>
          </table:table-cell>
          <table:table-cell table:style-name="ce14" table:formula="of:=[.C30]*1000/[.B30]" office:value-type="float" office:value="12.080006745316">
            <text:p>12.1</text:p>
          </table:table-cell>
          <table:table-cell table:style-name="ce16" office:value-type="float" office:value="49379.4">
            <text:p>49,379 </text:p>
          </table:table-cell>
          <table:table-cell table:style-name="ce16" office:value-type="float" office:value="52058.2">
            <text:p>52,058 </text:p>
          </table:table-cell>
          <table:table-cell table:style-name="ce16" office:value-type="float" office:value="48537">
            <text:p>48,537 </text:p>
          </table:table-cell>
          <table:table-cell table:style-name="ce16"/>
          <table:table-cell table:style-name="ce16" office:value-type="float" office:value="54299.28">
            <text:p>54,299 </text:p>
          </table:table-cell>
          <table:table-cell table:style-name="ce16" office:value-type="float" office:value="53236.45">
            <text:p>53,236 </text:p>
          </table:table-cell>
          <table:table-cell table:number-columns-repeated="1014"/>
        </table:table-row>
        <table:table-row table:style-name="ro1">
          <table:table-cell office:value-type="string">
            <text:p>Nebraska</text:p>
          </table:table-cell>
          <table:table-cell office:value-type="float" office:value="1342591">
            <text:p><text:s/>1,342,591 </text:p>
          </table:table-cell>
          <table:table-cell table:style-name="ce10" table:formula="of:=[.J31]" office:value-type="float" office:value="6425.44">
            <text:p>6,425</text:p>
          </table:table-cell>
          <table:table-cell table:style-name="ce14" table:formula="of:=[.C31]*1000/[.B31]" office:value-type="float" office:value="4.78585064252628">
            <text:p>4.8</text:p>
          </table:table-cell>
          <table:table-cell table:style-name="ce16" table:number-columns-repeated="5"/>
          <table:table-cell table:style-name="ce16" office:value-type="float" office:value="6425.44">
            <text:p>6,425 </text:p>
          </table:table-cell>
          <table:table-cell table:number-columns-repeated="1014"/>
        </table:table-row>
        <table:table-row table:style-name="ro1">
          <table:table-cell office:value-type="string">
            <text:p>Nevada</text:p>
          </table:table-cell>
          <table:table-cell office:value-type="float" office:value="1991009">
            <text:p><text:s/>1,991,009 </text:p>
          </table:table-cell>
          <table:table-cell table:style-name="ce10" table:formula="of:=[.I32]" office:value-type="float" office:value="1662">
            <text:p>1,662</text:p>
          </table:table-cell>
          <table:table-cell table:style-name="ce14" table:formula="of:=[.C32]*1000/[.B32]" office:value-type="float" office:value="0.834752630450189">
            <text:p>0.8</text:p>
          </table:table-cell>
          <table:table-cell table:style-name="ce16" office:value-type="float" office:value="12011.76">
            <text:p>12,012 </text:p>
          </table:table-cell>
          <table:table-cell table:style-name="ce16" office:value-type="float" office:value="12495.36">
            <text:p>12,495 </text:p>
          </table:table-cell>
          <table:table-cell table:style-name="ce16" table:number-columns-repeated="2"/>
          <table:table-cell table:style-name="ce16" office:value-type="float" office:value="1662">
            <text:p>1,662 </text:p>
          </table:table-cell>
          <table:table-cell table:style-name="ce16"/>
          <table:table-cell table:number-columns-repeated="1014"/>
        </table:table-row>
        <table:table-row table:style-name="ro1">
          <table:table-cell office:value-type="string">
            <text:p>New Hampshire</text:p>
          </table:table-cell>
          <table:table-cell office:value-type="float" office:value="1019877">
            <text:p><text:s/>1,019,877 </text:p>
          </table:table-cell>
          <table:table-cell table:style-name="ce10" table:formula="of:=[.H33]" office:value-type="float" office:value="5988">
            <text:p>5,988</text:p>
          </table:table-cell>
          <table:table-cell table:style-name="ce14" table:formula="of:=[.C33]*1000/[.B33]" office:value-type="float" office:value="5.87129624454714">
            <text:p>5.9</text:p>
          </table:table-cell>
          <table:table-cell table:style-name="ce16" office:value-type="float" office:value="8002.28">
            <text:p>8,002 </text:p>
          </table:table-cell>
          <table:table-cell table:style-name="ce16" office:value-type="float" office:value="7670.78">
            <text:p>7,671 </text:p>
          </table:table-cell>
          <table:table-cell table:style-name="ce16"/>
          <table:table-cell table:style-name="ce16" office:value-type="float" office:value="5988">
            <text:p>5,988 </text:p>
          </table:table-cell>
          <table:table-cell table:style-name="ce16" office:value-type="float" office:value="6137.8">
            <text:p>6,138 </text:p>
          </table:table-cell>
          <table:table-cell table:style-name="ce16" office:value-type="float" office:value="5639.22">
            <text:p>5,639 </text:p>
          </table:table-cell>
          <table:table-cell table:number-columns-repeated="1014"/>
        </table:table-row>
        <table:table-row table:style-name="ro1">
          <table:table-cell office:value-type="string">
            <text:p>New Mexico</text:p>
          </table:table-cell>
          <table:table-cell office:value-type="float" office:value="1499448">
            <text:p><text:s/>1,499,448 </text:p>
          </table:table-cell>
          <table:table-cell table:style-name="ce10" table:formula="of:=[.H34]" office:value-type="float" office:value="10876">
            <text:p>10,876</text:p>
          </table:table-cell>
          <table:table-cell table:style-name="ce14" table:formula="of:=[.C34]*1000/[.B34]" office:value-type="float" office:value="7.25333589427576">
            <text:p>7.3</text:p>
          </table:table-cell>
          <table:table-cell table:style-name="ce16" office:value-type="float" office:value="12050.24">
            <text:p>12,050 </text:p>
          </table:table-cell>
          <table:table-cell table:style-name="ce16" office:value-type="float" office:value="12542.94">
            <text:p>12,543 </text:p>
          </table:table-cell>
          <table:table-cell table:style-name="ce16" office:value-type="float" office:value="11260">
            <text:p>11,260 </text:p>
          </table:table-cell>
          <table:table-cell table:style-name="ce16" office:value-type="float" office:value="10876">
            <text:p>10,876 </text:p>
          </table:table-cell>
          <table:table-cell table:style-name="ce16" office:value-type="float" office:value="11669.84">
            <text:p>11,670 </text:p>
          </table:table-cell>
          <table:table-cell table:style-name="ce16" office:value-type="float" office:value="11677.77">
            <text:p>11,678 </text:p>
          </table:table-cell>
          <table:table-cell table:number-columns-repeated="1014"/>
        </table:table-row>
        <table:table-row table:style-name="ro1">
          <table:table-cell office:value-type="string">
            <text:p>New York</text:p>
          </table:table-cell>
          <table:table-cell office:value-type="float" office:value="14840266">
            <text:p><text:s/>14,840,266 </text:p>
          </table:table-cell>
          <table:table-cell table:style-name="ce10" table:formula="of:=[.I35]" office:value-type="float" office:value="61553.2">
            <text:p>61,553</text:p>
          </table:table-cell>
          <table:table-cell table:style-name="ce14" table:formula="of:=[.C35]*1000/[.B35]" office:value-type="float" office:value="4.14771541157012">
            <text:p>4.1</text:p>
          </table:table-cell>
          <table:table-cell table:style-name="ce16" office:value-type="float" office:value="56653.92">
            <text:p>56,654 </text:p>
          </table:table-cell>
          <table:table-cell table:style-name="ce16" office:value-type="float" office:value="57706.02">
            <text:p>57,706 </text:p>
          </table:table-cell>
          <table:table-cell table:style-name="ce16" office:value-type="float" office:value="49984">
            <text:p>49,984 </text:p>
          </table:table-cell>
          <table:table-cell table:style-name="ce16"/>
          <table:table-cell table:style-name="ce16" office:value-type="float" office:value="61553.2">
            <text:p>61,553 </text:p>
          </table:table-cell>
          <table:table-cell table:style-name="ce16" office:value-type="float" office:value="65790.89">
            <text:p>65,791 </text:p>
          </table:table-cell>
          <table:table-cell table:number-columns-repeated="1014"/>
        </table:table-row>
        <table:table-row table:style-name="ro1">
          <table:table-cell office:value-type="string">
            <text:p>North Carolina</text:p>
          </table:table-cell>
          <table:table-cell office:value-type="float" office:value="7057348">
            <text:p><text:s/>7,057,348 </text:p>
          </table:table-cell>
          <table:table-cell table:style-name="ce10" table:formula="of:=[.J36]" office:value-type="float" office:value="40192.6">
            <text:p>40,193</text:p>
          </table:table-cell>
          <table:table-cell table:style-name="ce14" table:formula="of:=[.C36]*1000/[.B36]" office:value-type="float" office:value="5.69514214121225">
            <text:p>5.7</text:p>
          </table:table-cell>
          <table:table-cell table:style-name="ce16" table:number-columns-repeated="5"/>
          <table:table-cell table:style-name="ce16" office:value-type="float" office:value="40192.6">
            <text:p>40,193 </text:p>
          </table:table-cell>
          <table:table-cell table:number-columns-repeated="1014"/>
        </table:table-row>
        <table:table-row table:style-name="ro1">
          <table:table-cell office:value-type="string">
            <text:p>North Dakota</text:p>
          </table:table-cell>
          <table:table-cell office:value-type="float" office:value="510107">
            <text:p><text:s/>510,107 </text:p>
          </table:table-cell>
          <table:table-cell table:style-name="ce10" table:formula="of:=[.H37]" office:value-type="float" office:value="795">
            <text:p>795</text:p>
          </table:table-cell>
          <table:table-cell table:style-name="ce14" table:formula="of:=[.C37]*1000/[.B37]" office:value-type="float" office:value="1.55849655072367">
            <text:p>1.6</text:p>
          </table:table-cell>
          <table:table-cell table:style-name="ce16" office:value-type="float" office:value="1212.54">
            <text:p>1,213 </text:p>
          </table:table-cell>
          <table:table-cell table:style-name="ce16" office:value-type="float" office:value="1049.76">
            <text:p>1,050 </text:p>
          </table:table-cell>
          <table:table-cell table:number-columns-repeated="2" table:style-name="ce16" office:value-type="float" office:value="795">
            <text:p>795 </text:p>
          </table:table-cell>
          <table:table-cell table:style-name="ce16" office:value-type="float" office:value="865.15">
            <text:p>865 </text:p>
          </table:table-cell>
          <table:table-cell table:style-name="ce16" office:value-type="float" office:value="760.98">
            <text:p>761 </text:p>
          </table:table-cell>
          <table:table-cell table:number-columns-repeated="1014"/>
        </table:table-row>
        <table:table-row table:style-name="ro1">
          <table:table-cell office:value-type="string">
            <text:p>Ohio</text:p>
          </table:table-cell>
          <table:table-cell office:value-type="float" office:value="8746423">
            <text:p><text:s/>8,746,423 </text:p>
          </table:table-cell>
          <table:table-cell table:style-name="ce10" table:formula="of:=[.H38]" office:value-type="float" office:value="20433">
            <text:p>20,433</text:p>
          </table:table-cell>
          <table:table-cell table:style-name="ce14" table:formula="of:=[.C38]*1000/[.B38]" office:value-type="float" office:value="2.33615502017225">
            <text:p>2.3</text:p>
          </table:table-cell>
          <table:table-cell table:style-name="ce16" office:value-type="float" office:value="19101.36">
            <text:p>19,101 </text:p>
          </table:table-cell>
          <table:table-cell table:style-name="ce16" office:value-type="float" office:value="17647.49">
            <text:p>17,647 </text:p>
          </table:table-cell>
          <table:table-cell table:style-name="ce16" office:value-type="float" office:value="19864">
            <text:p>19,864 </text:p>
          </table:table-cell>
          <table:table-cell table:style-name="ce16" office:value-type="float" office:value="20433">
            <text:p>20,433 </text:p>
          </table:table-cell>
          <table:table-cell table:style-name="ce16" office:value-type="float" office:value="22437.9">
            <text:p>22,438 </text:p>
          </table:table-cell>
          <table:table-cell table:style-name="ce16"/>
          <table:table-cell table:number-columns-repeated="1014"/>
        </table:table-row>
        <table:table-row table:style-name="ro1">
          <table:table-cell office:value-type="string">
            <text:p>Oregon</text:p>
          </table:table-cell>
          <table:table-cell office:value-type="float" office:value="2903084">
            <text:p><text:s/>2,903,084 </text:p>
          </table:table-cell>
          <table:table-cell table:style-name="ce10" table:formula="of:=[.I39]" office:value-type="float" office:value="12235.86">
            <text:p>12,236</text:p>
          </table:table-cell>
          <table:table-cell table:style-name="ce14" table:formula="of:=[.C39]*1000/[.B39]" office:value-type="float" office:value="4.21477986858114">
            <text:p>4.2</text:p>
          </table:table-cell>
          <table:table-cell table:style-name="ce16" office:value-type="float" office:value="13496.22">
            <text:p>13,496 </text:p>
          </table:table-cell>
          <table:table-cell table:style-name="ce16" office:value-type="float" office:value="13644.3">
            <text:p>13,644 </text:p>
          </table:table-cell>
          <table:table-cell table:style-name="ce16" table:number-columns-repeated="2"/>
          <table:table-cell table:style-name="ce16" office:value-type="float" office:value="12235.86">
            <text:p>12,236 </text:p>
          </table:table-cell>
          <table:table-cell table:style-name="ce16"/>
          <table:table-cell table:number-columns-repeated="1014"/>
        </table:table-row>
        <table:table-row table:style-name="ro1">
          <table:table-cell office:value-type="string">
            <text:p>Rhode Island</text:p>
          </table:table-cell>
          <table:table-cell office:value-type="float" office:value="825205">
            <text:p><text:s/>825,205 </text:p>
          </table:table-cell>
          <table:table-cell table:style-name="ce10" table:formula="of:=[.E40]" office:value-type="float" office:value="2388.6">
            <text:p>2,389</text:p>
          </table:table-cell>
          <table:table-cell table:style-name="ce14" table:formula="of:=[.C40]*1000/[.B40]" office:value-type="float" office:value="2.89455347459116">
            <text:p>2.9</text:p>
          </table:table-cell>
          <table:table-cell table:style-name="ce16" office:value-type="float" office:value="2388.6">
            <text:p>2,389 </text:p>
          </table:table-cell>
          <table:table-cell table:style-name="ce16" table:number-columns-repeated="5"/>
          <table:table-cell table:number-columns-repeated="1014"/>
        </table:table-row>
        <table:table-row table:style-name="ro1">
          <table:table-cell office:value-type="string">
            <text:p>South Dakota</text:p>
          </table:table-cell>
          <table:table-cell office:value-type="float" office:value="599276">
            <text:p><text:s/>599,276 </text:p>
          </table:table-cell>
          <table:table-cell table:style-name="ce10" table:formula="of:=[.E41]" office:value-type="float" office:value="3546.99">
            <text:p>3,547</text:p>
          </table:table-cell>
          <table:table-cell table:style-name="ce14" table:formula="of:=[.C41]*1000/[.B41]" office:value-type="float" office:value="5.91879200902422">
            <text:p>5.9</text:p>
          </table:table-cell>
          <table:table-cell table:style-name="ce16" office:value-type="float" office:value="3546.99">
            <text:p>3,547 </text:p>
          </table:table-cell>
          <table:table-cell table:style-name="ce16" table:number-columns-repeated="5"/>
          <table:table-cell table:number-columns-repeated="1014"/>
        </table:table-row>
        <table:table-row table:style-name="ro1">
          <table:table-cell office:value-type="string">
            <text:p>Tennessee</text:p>
          </table:table-cell>
          <table:table-cell office:value-type="float" office:value="4753057">
            <text:p><text:s/>4,753,057 </text:p>
          </table:table-cell>
          <table:table-cell table:style-name="ce10" table:formula="of:=[.I42]" office:value-type="float" office:value="8277.49">
            <text:p>8,277</text:p>
          </table:table-cell>
          <table:table-cell table:style-name="ce14" table:formula="of:=[.C42]*1000/[.B42]" office:value-type="float" office:value="1.74150867536409">
            <text:p>1.7</text:p>
          </table:table-cell>
          <table:table-cell table:style-name="ce16" office:value-type="float" office:value="7823.6">
            <text:p>7,824 </text:p>
          </table:table-cell>
          <table:table-cell table:style-name="ce16" office:value-type="float" office:value="6775.44">
            <text:p>6,775 </text:p>
          </table:table-cell>
          <table:table-cell table:style-name="ce16" table:number-columns-repeated="2"/>
          <table:table-cell table:style-name="ce16" office:value-type="float" office:value="8277.49">
            <text:p>8,277 </text:p>
          </table:table-cell>
          <table:table-cell table:style-name="ce16"/>
          <table:table-cell table:number-columns-repeated="1014"/>
        </table:table-row>
        <table:table-row table:style-name="ro1">
          <table:table-cell office:value-type="string">
            <text:p>Utah</text:p>
          </table:table-cell>
          <table:table-cell office:value-type="float" office:value="1825771">
            <text:p><text:s/>1,825,771 </text:p>
          </table:table-cell>
          <table:table-cell table:style-name="ce10" table:formula="of:=[.H43]" office:value-type="float" office:value="4792">
            <text:p>4,792</text:p>
          </table:table-cell>
          <table:table-cell table:style-name="ce14" table:formula="of:=[.C43]*1000/[.B43]" office:value-type="float" office:value="2.62464460219819">
            <text:p>2.6</text:p>
          </table:table-cell>
          <table:table-cell table:style-name="ce16" office:value-type="float" office:value="6232.68">
            <text:p>6,233 </text:p>
          </table:table-cell>
          <table:table-cell table:style-name="ce16" office:value-type="float" office:value="5448.5">
            <text:p>5,449 </text:p>
          </table:table-cell>
          <table:table-cell table:style-name="ce16" office:value-type="float" office:value="4659">
            <text:p>4,659 </text:p>
          </table:table-cell>
          <table:table-cell table:style-name="ce16" office:value-type="float" office:value="4792">
            <text:p>4,792 </text:p>
          </table:table-cell>
          <table:table-cell table:style-name="ce16" office:value-type="float" office:value="5173.74">
            <text:p>5,174 </text:p>
          </table:table-cell>
          <table:table-cell table:style-name="ce16" office:value-type="float" office:value="5154.76">
            <text:p>5,155 </text:p>
          </table:table-cell>
          <table:table-cell table:number-columns-repeated="1014"/>
        </table:table-row>
        <table:table-row table:style-name="ro1">
          <table:table-cell office:value-type="string">
            <text:p>Vermont</text:p>
          </table:table-cell>
          <table:table-cell office:value-type="float" office:value="491551">
            <text:p><text:s/>491,551 </text:p>
          </table:table-cell>
          <table:table-cell table:style-name="ce10" table:formula="of:=[.F44]" office:value-type="float" office:value="3735.54">
            <text:p>3,736</text:p>
          </table:table-cell>
          <table:table-cell table:style-name="ce14" table:formula="of:=[.C44]*1000/[.B44]" office:value-type="float" office:value="7.59949628827934">
            <text:p>7.6</text:p>
          </table:table-cell>
          <table:table-cell table:style-name="ce16" office:value-type="float" office:value="4006.15">
            <text:p>4,006 </text:p>
          </table:table-cell>
          <table:table-cell table:style-name="ce16" office:value-type="float" office:value="3735.54">
            <text:p>3,736 </text:p>
          </table:table-cell>
          <table:table-cell table:style-name="ce16" table:number-columns-repeated="4"/>
          <table:table-cell table:number-columns-repeated="1014"/>
        </table:table-row>
        <table:table-row table:style-name="ro1">
          <table:table-cell office:value-type="string">
            <text:p>Virginia</text:p>
          </table:table-cell>
          <table:table-cell office:value-type="float" office:value="5995135">
            <text:p><text:s/>5,995,135 </text:p>
          </table:table-cell>
          <table:table-cell table:style-name="ce10" table:formula="of:=[.I45]" office:value-type="float" office:value="18876.48">
            <text:p>18,876</text:p>
          </table:table-cell>
          <table:table-cell table:style-name="ce14" table:formula="of:=[.C45]*1000/[.B45]" office:value-type="float" office:value="3.1486330166043">
            <text:p>3.1</text:p>
          </table:table-cell>
          <table:table-cell table:style-name="ce16" table:number-columns-repeated="4"/>
          <table:table-cell table:style-name="ce16" office:value-type="float" office:value="18876.48">
            <text:p>18,876 </text:p>
          </table:table-cell>
          <table:table-cell table:style-name="ce16"/>
          <table:table-cell table:number-columns-repeated="1014"/>
        </table:table-row>
        <table:table-row table:style-name="ro1">
          <table:table-cell office:value-type="string">
            <text:p>Washington</text:p>
          </table:table-cell>
          <table:table-cell office:value-type="float" office:value="5001929">
            <text:p><text:s/>5,001,929 </text:p>
          </table:table-cell>
          <table:table-cell table:style-name="ce10" table:formula="of:=[.H46]" office:value-type="float" office:value="17714">
            <text:p>17,714</text:p>
          </table:table-cell>
          <table:table-cell table:style-name="ce14" table:formula="of:=[.C46]*1000/[.B46]" office:value-type="float" office:value="3.5414337148728">
            <text:p>3.5</text:p>
          </table:table-cell>
          <table:table-cell table:style-name="ce16" office:value-type="float" office:value="27594.72">
            <text:p>27,595 </text:p>
          </table:table-cell>
          <table:table-cell table:style-name="ce16" office:value-type="float" office:value="28497.4">
            <text:p>28,497 </text:p>
          </table:table-cell>
          <table:table-cell table:style-name="ce16" office:value-type="float" office:value="17538">
            <text:p>17,538 </text:p>
          </table:table-cell>
          <table:table-cell table:style-name="ce16" office:value-type="float" office:value="17714">
            <text:p>17,714 </text:p>
          </table:table-cell>
          <table:table-cell table:style-name="ce16" office:value-type="float" office:value="19237.5">
            <text:p>19,238 </text:p>
          </table:table-cell>
          <table:table-cell table:style-name="ce16"/>
          <table:table-cell table:number-columns-repeated="1014"/>
        </table:table-row>
        <table:table-row table:style-name="ro1">
          <table:table-cell office:value-type="string">
            <text:p>West Virginia</text:p>
          </table:table-cell>
          <table:table-cell office:value-type="float" office:value="1450100">
            <text:p><text:s/>1,450,100 </text:p>
          </table:table-cell>
          <table:table-cell table:style-name="ce10" table:formula="of:=[.H47]" office:value-type="float" office:value="31645">
            <text:p>31,645</text:p>
          </table:table-cell>
          <table:table-cell table:style-name="ce14" table:formula="of:=[.C47]*1000/[.B47]" office:value-type="float" office:value="21.8226329218675">
            <text:p>21.8</text:p>
          </table:table-cell>
          <table:table-cell table:style-name="ce16" office:value-type="float" office:value="30579.34">
            <text:p>30,579 </text:p>
          </table:table-cell>
          <table:table-cell table:style-name="ce16" office:value-type="float" office:value="30879.2">
            <text:p>30,879 </text:p>
          </table:table-cell>
          <table:table-cell table:style-name="ce16" office:value-type="float" office:value="32819">
            <text:p>32,819 </text:p>
          </table:table-cell>
          <table:table-cell table:style-name="ce16" office:value-type="float" office:value="31645">
            <text:p>31,645 </text:p>
          </table:table-cell>
          <table:table-cell table:style-name="ce16" office:value-type="float" office:value="32586.88">
            <text:p>32,587 </text:p>
          </table:table-cell>
          <table:table-cell table:style-name="ce16"/>
          <table:table-cell table:number-columns-repeated="1014"/>
        </table:table-row>
        <table:table-row table:style-name="ro1">
          <table:table-cell office:value-type="string">
            <text:p>Wisconsin</text:p>
          </table:table-cell>
          <table:table-cell office:value-type="float" office:value="4295423">
            <text:p><text:s/>4,295,423 </text:p>
          </table:table-cell>
          <table:table-cell table:style-name="ce10" table:formula="of:=[.H48]" office:value-type="float" office:value="7819">
            <text:p>7,819</text:p>
          </table:table-cell>
          <table:table-cell table:style-name="ce14" table:formula="of:=[.C48]*1000/[.B48]" office:value-type="float" office:value="1.82030966449637">
            <text:p>1.8</text:p>
          </table:table-cell>
          <table:table-cell table:style-name="ce16" table:number-columns-repeated="2"/>
          <table:table-cell table:style-name="ce16" office:value-type="float" office:value="7683">
            <text:p>7,683 </text:p>
          </table:table-cell>
          <table:table-cell table:style-name="ce16" office:value-type="float" office:value="7819">
            <text:p>7,819 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office:value-type="string">
            <text:p>Wyoming</text:p>
          </table:table-cell>
          <table:table-cell office:value-type="float" office:value="414532">
            <text:p><text:s/>414,532 </text:p>
          </table:table-cell>
          <table:table-cell table:style-name="ce10" table:formula="of:=[.H49]" office:value-type="float" office:value="1222">
            <text:p>1,222</text:p>
          </table:table-cell>
          <table:table-cell table:style-name="ce14" table:formula="of:=[.C49]*1000/[.B49]" office:value-type="float" office:value="2.94790269508747">
            <text:p>2.9</text:p>
          </table:table-cell>
          <table:table-cell table:style-name="ce16" table:number-columns-repeated="2"/>
          <table:table-cell table:style-name="ce16" office:value-type="float" office:value="1366">
            <text:p>1,366 </text:p>
          </table:table-cell>
          <table:table-cell table:style-name="ce16" office:value-type="float" office:value="1222">
            <text:p>1,222 </text:p>
          </table:table-cell>
          <table:table-cell table:style-name="ce16" office:value-type="float" office:value="1496">
            <text:p>1,496 </text:p>
          </table:table-cell>
          <table:table-cell table:style-name="ce16" office:value-type="float" office:value="1457">
            <text:p>1,457 </text:p>
          </table:table-cell>
          <table:table-cell table:number-columns-repeated="1014"/>
        </table:table-row>
        <table:table-row table:style-name="ro1">
          <table:table-cell office:value-type="string">
            <text:p>Alaska</text:p>
          </table:table-cell>
          <table:table-cell office:value-type="float" office:value="504331">
            <text:p><text:s/>504,331 </text:p>
          </table:table-cell>
          <table:table-cell table:style-name="ce10"/>
          <table:table-cell table:style-name="ce14"/>
          <table:table-cell table:style-name="ce16" table:number-columns-repeated="6"/>
          <table:table-cell table:number-columns-repeated="1014"/>
        </table:table-row>
        <table:table-row table:style-name="ro1">
          <table:table-cell office:value-type="string">
            <text:p>California</text:p>
          </table:table-cell>
          <table:table-cell office:value-type="float" office:value="27282716">
            <text:p><text:s/>27,282,716 </text:p>
          </table:table-cell>
          <table:table-cell table:style-name="ce10"/>
          <table:table-cell table:style-name="ce14"/>
          <table:table-cell table:style-name="ce16" table:number-columns-repeated="6"/>
          <table:table-cell table:number-columns-repeated="1014"/>
        </table:table-row>
        <table:table-row table:style-name="ro1">
          <table:table-cell office:value-type="string">
            <text:p>Delaware</text:p>
          </table:table-cell>
          <table:table-cell office:value-type="float" office:value="677758">
            <text:p><text:s/>677,758 </text:p>
          </table:table-cell>
          <table:table-cell table:style-name="ce10"/>
          <table:table-cell table:style-name="ce14"/>
          <table:table-cell table:style-name="ce16" table:number-columns-repeated="6"/>
          <table:table-cell table:number-columns-repeated="1014"/>
        </table:table-row>
        <table:table-row table:style-name="ro1">
          <table:table-cell office:value-type="string">
            <text:p>Georgia</text:p>
          </table:table-cell>
          <table:table-cell office:value-type="float" office:value="7025746">
            <text:p><text:s/>7,025,746 </text:p>
          </table:table-cell>
          <table:table-cell table:style-name="ce10"/>
          <table:table-cell table:style-name="ce14"/>
          <table:table-cell table:style-name="ce16" table:number-columns-repeated="6"/>
          <table:table-cell table:number-columns-repeated="1014"/>
        </table:table-row>
        <table:table-row table:style-name="ro1">
          <table:table-cell office:value-type="string">
            <text:p>Indiana</text:p>
          </table:table-cell>
          <table:table-cell office:value-type="float" office:value="4813312">
            <text:p><text:s/>4,813,312 </text:p>
          </table:table-cell>
          <table:table-cell table:style-name="ce10"/>
          <table:table-cell table:style-name="ce14"/>
          <table:table-cell table:style-name="ce16" table:number-columns-repeated="6"/>
          <table:table-cell table:number-columns-repeated="1014"/>
        </table:table-row>
        <table:table-row table:style-name="ro1">
          <table:table-cell office:value-type="string">
            <text:p>Louisiana</text:p>
          </table:table-cell>
          <table:table-cell office:value-type="float" office:value="3326858">
            <text:p><text:s/>3,326,858 </text:p>
          </table:table-cell>
          <table:table-cell table:style-name="ce10"/>
          <table:table-cell table:style-name="ce14"/>
          <table:table-cell table:style-name="ce16" table:number-columns-repeated="6"/>
          <table:table-cell table:number-columns-repeated="1014"/>
        </table:table-row>
        <table:table-row table:style-name="ro1">
          <table:table-cell office:value-type="string">
            <text:p>Mississippi</text:p>
          </table:table-cell>
          <table:table-cell office:value-type="float" office:value="2187234">
            <text:p><text:s/>2,187,234 </text:p>
          </table:table-cell>
          <table:table-cell table:style-name="ce10"/>
          <table:table-cell table:style-name="ce14"/>
          <table:table-cell table:style-name="ce16" table:number-columns-repeated="6"/>
          <table:table-cell table:number-columns-repeated="1014"/>
        </table:table-row>
        <table:table-row table:style-name="ro1">
          <table:table-cell office:value-type="string">
            <text:p>Montana</text:p>
          </table:table-cell>
          <table:table-cell office:value-type="float" office:value="752601">
            <text:p><text:s/>752,601 </text:p>
          </table:table-cell>
          <table:table-cell table:style-name="ce10"/>
          <table:table-cell table:style-name="ce14"/>
          <table:table-cell table:style-name="ce16" table:number-columns-repeated="6"/>
          <table:table-cell table:number-columns-repeated="1014"/>
        </table:table-row>
        <table:table-row table:style-name="ro1">
          <table:table-cell office:value-type="string">
            <text:p>New Jersey</text:p>
          </table:table-cell>
          <table:table-cell office:value-type="float" office:value="6634724">
            <text:p><text:s/>6,634,724 </text:p>
          </table:table-cell>
          <table:table-cell table:style-name="ce10"/>
          <table:table-cell table:style-name="ce14"/>
          <table:table-cell table:style-name="ce16" table:number-columns-repeated="6"/>
          <table:table-cell table:number-columns-repeated="1014"/>
        </table:table-row>
        <table:table-row table:style-name="ro1">
          <table:table-cell office:value-type="string">
            <text:p>Oklahoma</text:p>
          </table:table-cell>
          <table:table-cell office:value-type="float" office:value="2758359">
            <text:p><text:s/>2,758,359 </text:p>
          </table:table-cell>
          <table:table-cell table:style-name="ce10"/>
          <table:table-cell table:style-name="ce14"/>
          <table:table-cell table:style-name="ce16" table:number-columns-repeated="6"/>
          <table:table-cell table:number-columns-repeated="1014"/>
        </table:table-row>
        <table:table-row table:style-name="ro1">
          <table:table-cell office:value-type="string">
            <text:p>Pennsylvania</text:p>
          </table:table-cell>
          <table:table-cell office:value-type="float" office:value="9791281">
            <text:p><text:s/>9,791,281 </text:p>
          </table:table-cell>
          <table:table-cell table:style-name="ce10"/>
          <table:table-cell table:style-name="ce14"/>
          <table:table-cell table:style-name="ce16" table:number-columns-repeated="6"/>
          <table:table-cell table:number-columns-repeated="1014"/>
        </table:table-row>
        <table:table-row table:style-name="ro1">
          <table:table-cell office:value-type="string">
            <text:p>Puerto Rico</text:p>
          </table:table-cell>
          <table:table-cell office:value-type="float" office:value="2815161">
            <text:p><text:s/>2,815,161 </text:p>
          </table:table-cell>
          <table:table-cell table:style-name="ce10"/>
          <table:table-cell table:style-name="ce14"/>
          <table:table-cell table:style-name="ce16" table:number-columns-repeated="6"/>
          <table:table-cell table:number-columns-repeated="1014"/>
        </table:table-row>
        <table:table-row table:style-name="ro1">
          <table:table-cell office:value-type="string">
            <text:p>South Carolina</text:p>
          </table:table-cell>
          <table:table-cell office:value-type="float" office:value="3454880">
            <text:p><text:s/>3,454,880 </text:p>
          </table:table-cell>
          <table:table-cell table:style-name="ce10"/>
          <table:table-cell table:style-name="ce14"/>
          <table:table-cell table:style-name="ce16" table:number-columns-repeated="6"/>
          <table:table-cell table:number-columns-repeated="1014"/>
        </table:table-row>
        <table:table-row table:style-name="ro1">
          <table:table-cell office:value-type="string">
            <text:p>Texas</text:p>
          </table:table-cell>
          <table:table-cell office:value-type="float" office:value="17633122">
            <text:p><text:s/>17,633,122 </text:p>
          </table:table-cell>
          <table:table-cell table:style-name="ce10"/>
          <table:table-cell table:style-name="ce14"/>
          <table:table-cell table:style-name="ce16" table:number-columns-repeated="6"/>
          <table:table-cell table:number-columns-repeated="1014"/>
        </table:table-row>
        <table:table-row table:style-name="ro1" table:number-rows-repeated="3">
          <table:table-cell table:number-columns-repeated="2"/>
          <table:table-cell table:style-name="ce9"/>
          <table:table-cell table:style-name="ce14"/>
          <table:table-cell table:style-name="ce16" table:number-columns-repeated="6"/>
          <table:table-cell table:number-columns-repeated="1014"/>
        </table:table-row>
        <table:table-row table:style-name="ro1">
          <table:table-cell office:value-type="string">
            <text:p>Cal/Texas pop share</text:p>
          </table:table-cell>
          <table:table-cell table:style-name="ce6" table:formula="of:=([.B51]+[.B63])/[.B8]" office:value-type="percentage" office:value="0.192933698346284">
            <text:p>19%</text:p>
          </table:table-cell>
          <table:table-cell table:style-name="ce9"/>
          <table:table-cell table:style-name="ce14"/>
          <table:table-cell table:style-name="ce16" table:number-columns-repeated="6"/>
          <table:table-cell table:number-columns-repeated="1014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mestic case dataset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ce4"/>
        <table:table-column table:style-name="co8" table:default-cell-style-name="Default"/>
        <table:table-column table:style-name="co13" table:default-cell-style-name="Default"/>
        <table:table-column table:style-name="co8" table:number-columns-repeated="4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1007" table:default-cell-style-name="Default"/>
        <table:table-row table:style-name="ro3">
          <table:table-cell table:style-name="ce2" office:value-type="string" table:number-columns-spanned="9" table:number-rows-spanned="1">
            <text:p>Civil protection orders (cpo) within domestic relations case dataset (incoming cases) from 2003 to 2010</text:p>
          </table:table-cell>
          <table:covered-table-cell table:number-columns-repeated="3" table:style-name="ce1"/>
          <table:covered-table-cell table:number-columns-repeated="2" table:style-name="ce3"/>
          <table:covered-table-cell table:number-columns-repeated="3" table:style-name="ce1"/>
          <table:table-cell table:number-columns-repeated="7"/>
          <table:table-cell office:value-type="string">
            <text:p>Repository: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>
            <text:p>http://acrosswalls.org/datasets/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>
            <text:p>Version: 1.0</text:p>
          </table:table-cell>
          <table:table-cell table:number-columns-repeated="1007"/>
        </table:table-row>
        <table:table-row table:style-name="ro4">
          <table:table-cell office:value-type="string">
            <text:p>year</text:p>
          </table:table-cell>
          <table:table-cell office:value-type="string">
            <text:p>rn</text:p>
          </table:table-cell>
          <table:table-cell office:value-type="string">
            <text:p>state</text:p>
          </table:table-cell>
          <table:table-cell table:style-name="ce17" office:value-type="string">
            <text:p>court group type</text:p>
          </table:table-cell>
          <table:table-cell table:style-name="ce18" office:value-type="string">
            <text:p>cpo total (incoming cases)</text:p>
          </table:table-cell>
          <table:table-cell table:style-name="ce18" office:value-type="string" office:string-value="domestic total">
            <text:p><text:s/>domestic total </text:p>
          </table:table-cell>
          <table:table-cell table:style-name="ce13" office:value-type="string">
            <text:p>percent of total caseload</text:p>
          </table:table-cell>
          <table:table-cell table:style-name="ce13" office:value-type="string">
            <text:p>divorce / dissolution</text:p>
          </table:table-cell>
          <table:table-cell table:style-name="ce13" office:value-type="string">
            <text:p>paternity</text:p>
          </table:table-cell>
          <table:table-cell table:style-name="ce13" office:value-type="string">
            <text:p>custody / visitation</text:p>
          </table:table-cell>
          <table:table-cell table:style-name="ce13" office:value-type="string">
            <text:p>support</text:p>
          </table:table-cell>
          <table:table-cell table:style-name="ce13" office:value-type="string">
            <text:p>adoption</text:p>
          </table:table-cell>
          <table:table-cell table:style-name="ce13" office:value-type="string">
            <text:p>civil protection order</text:p>
          </table:table-cell>
          <table:table-cell table:style-name="ce13" office:value-type="string">
            <text:p>other domestic relation</text:p>
          </table:table-cell>
          <table:table-cell table:style-name="ce13" office:value-type="string">
            <text:p>total incoming cases</text:p>
          </table:table-cell>
          <table:table-cell table:number-columns-repeated="1009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string">
            <text:p>Iowa</text:p>
          </table:table-cell>
          <table:table-cell office:value-type="string">
            <text:p>General1</text:p>
          </table:table-cell>
          <table:table-cell table:style-name="ce12" table:formula="of:=[.M5]*[.F5]" office:value-type="float" office:value="6677.25">
            <text:p><text:s/>6,677 </text:p>
          </table:table-cell>
          <table:table-cell table:style-name="ce12" table:formula="of:=[.O5]" office:value-type="float" office:value="44515">
            <text:p><text:s/>44,515 </text:p>
          </table:table-cell>
          <table:table-cell table:style-name="ce19" office:value-type="percentage" office:value="1">
            <text:p>100%</text:p>
          </table:table-cell>
          <table:table-cell table:style-name="ce19" office:value-type="percentage" office:value="0.34">
            <text:p>34%</text:p>
          </table:table-cell>
          <table:table-cell table:style-name="ce19" office:value-type="percentage" office:value="0.16">
            <text:p>16%</text:p>
          </table:table-cell>
          <table:table-cell table:style-name="ce19" office:value-type="percentage" office:value="0.03">
            <text:p>3%</text:p>
          </table:table-cell>
          <table:table-cell table:style-name="ce19" office:value-type="percentage" office:value="0.09">
            <text:p>9%</text:p>
          </table:table-cell>
          <table:table-cell table:style-name="ce19" office:value-type="percentage" office:value="0.04">
            <text:p>4%</text:p>
          </table:table-cell>
          <table:table-cell table:style-name="ce19" office:value-type="percentage" office:value="0.15">
            <text:p>15%</text:p>
          </table:table-cell>
          <table:table-cell table:style-name="ce19" office:value-type="percentage" office:value="0.19">
            <text:p>19%</text:p>
          </table:table-cell>
          <table:table-cell table:style-name="ce10" office:value-type="float" office:value="44515">
            <text:p>44,515</text:p>
          </table:table-cell>
          <table:table-cell/>
          <table:table-cell office:value-type="string">
            <text:p>Compiled from National Center for State Court annual publications</text:p>
          </table:table-cell>
          <table:table-cell table:number-columns-repeated="1007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string">
            <text:p>Minnesota</text:p>
          </table:table-cell>
          <table:table-cell office:value-type="string">
            <text:p>General2</text:p>
          </table:table-cell>
          <table:table-cell table:style-name="ce12" table:formula="of:=[.M6]*[.F6]" office:value-type="float" office:value="11364.3">
            <text:p><text:s/>11,364 </text:p>
          </table:table-cell>
          <table:table-cell table:style-name="ce12" table:formula="of:=[.O6]" office:value-type="float" office:value="49410">
            <text:p><text:s/>49,410 </text:p>
          </table:table-cell>
          <table:table-cell table:style-name="ce19" office:value-type="percentage" office:value="1">
            <text:p>100%</text:p>
          </table:table-cell>
          <table:table-cell table:style-name="ce19" office:value-type="percentage" office:value="0.35">
            <text:p>35%</text:p>
          </table:table-cell>
          <table:table-cell table:style-name="ce19" office:value-type="percentage" office:value="0.1">
            <text:p>10%</text:p>
          </table:table-cell>
          <table:table-cell table:style-name="ce19" office:value-type="percentage" office:value="0.06">
            <text:p>6%</text:p>
          </table:table-cell>
          <table:table-cell table:style-name="ce19" office:value-type="percentage" office:value="0.22">
            <text:p>22%</text:p>
          </table:table-cell>
          <table:table-cell table:style-name="ce19" office:value-type="percentage" office:value="0.03">
            <text:p>3%</text:p>
          </table:table-cell>
          <table:table-cell table:style-name="ce19" office:value-type="percentage" office:value="0.23">
            <text:p>23%</text:p>
          </table:table-cell>
          <table:table-cell table:style-name="ce19" office:value-type="percentage" office:value="0.01">
            <text:p>1%</text:p>
          </table:table-cell>
          <table:table-cell table:style-name="ce10" office:value-type="float" office:value="49410">
            <text:p>49,410</text:p>
          </table:table-cell>
          <table:table-cell/>
          <table:table-cell office:value-type="string">
            <text:p>Examining the Work of State Courts</text:p>
          </table:table-cell>
          <table:table-cell table:number-columns-repeated="1007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string">
            <text:p>Puerto Rico</text:p>
          </table:table-cell>
          <table:table-cell office:value-type="string">
            <text:p>General3</text:p>
          </table:table-cell>
          <table:table-cell table:style-name="ce12"/>
          <table:table-cell table:style-name="ce12" table:formula="of:=[.O7]" office:value-type="float" office:value="35589">
            <text:p><text:s/>35,589 </text:p>
          </table:table-cell>
          <table:table-cell table:style-name="ce19" office:value-type="percentage" office:value="1">
            <text:p>100%</text:p>
          </table:table-cell>
          <table:table-cell table:style-name="ce19" office:value-type="percentage" office:value="0.46">
            <text:p>46%</text:p>
          </table:table-cell>
          <table:table-cell table:style-name="ce19" office:value-type="percentage" office:value="0.02">
            <text:p>2%</text:p>
          </table:table-cell>
          <table:table-cell table:style-name="ce19" office:value-type="percentage" office:value="0.09">
            <text:p>9%</text:p>
          </table:table-cell>
          <table:table-cell table:style-name="ce19" office:value-type="percentage" office:value="0.37">
            <text:p>37%</text:p>
          </table:table-cell>
          <table:table-cell table:style-name="ce19" office:value-type="percentage" office:value="0.01">
            <text:p>1%</text:p>
          </table:table-cell>
          <table:table-cell table:style-name="ce9" office:value-type="string">
            <text:p>n/a</text:p>
          </table:table-cell>
          <table:table-cell table:style-name="ce19" office:value-type="percentage" office:value="0.06">
            <text:p>6%</text:p>
          </table:table-cell>
          <table:table-cell table:style-name="ce10" office:value-type="float" office:value="35589">
            <text:p>35,589</text:p>
          </table:table-cell>
          <table:table-cell/>
          <table:table-cell office:value-type="string">
            <text:p>data reported varies by year</text:p>
          </table:table-cell>
          <table:table-cell table:number-columns-repeated="1007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string">
            <text:p>North Dakota</text:p>
          </table:table-cell>
          <table:table-cell office:value-type="string">
            <text:p>General</text:p>
          </table:table-cell>
          <table:table-cell table:style-name="ce12" table:formula="of:=[.M8]*[.F8]" office:value-type="float" office:value="760.98">
            <text:p><text:s/>761 </text:p>
          </table:table-cell>
          <table:table-cell table:style-name="ce12" table:formula="of:=[.O8]" office:value-type="float" office:value="12683">
            <text:p><text:s/>12,683 </text:p>
          </table:table-cell>
          <table:table-cell table:style-name="ce19" office:value-type="percentage" office:value="1">
            <text:p>100%</text:p>
          </table:table-cell>
          <table:table-cell table:style-name="ce19" office:value-type="percentage" office:value="0.21">
            <text:p>21%</text:p>
          </table:table-cell>
          <table:table-cell table:style-name="ce19" office:value-type="percentage" office:value="0.11">
            <text:p>11%</text:p>
          </table:table-cell>
          <table:table-cell table:style-name="ce19" office:value-type="percentage" office:value="0.03">
            <text:p>3%</text:p>
          </table:table-cell>
          <table:table-cell table:style-name="ce19" office:value-type="percentage" office:value="0.56">
            <text:p>56%</text:p>
          </table:table-cell>
          <table:table-cell table:style-name="ce19" office:value-type="percentage" office:value="0.02">
            <text:p>2%</text:p>
          </table:table-cell>
          <table:table-cell table:style-name="ce19" office:value-type="percentage" office:value="0.06">
            <text:p>6%</text:p>
          </table:table-cell>
          <table:table-cell table:style-name="ce19" office:value-type="percentage" office:value="0">
            <text:p>0%</text:p>
          </table:table-cell>
          <table:table-cell table:style-name="ce10" office:value-type="float" office:value="12683">
            <text:p>12,683</text:p>
          </table:table-cell>
          <table:table-cell/>
          <table:table-cell office:value-type="string">
            <text:p>civil protection orders (cpo) not reported by state for 2005 and 2006</text:p>
          </table:table-cell>
          <table:table-cell table:number-columns-repeated="1007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string">
            <text:p>New Mexico</text:p>
          </table:table-cell>
          <table:table-cell office:value-type="string">
            <text:p>General</text:p>
          </table:table-cell>
          <table:table-cell table:style-name="ce12" table:formula="of:=[.M9]*[.F9]" office:value-type="float" office:value="11677.77">
            <text:p><text:s/>11,678 </text:p>
          </table:table-cell>
          <table:table-cell table:style-name="ce12" table:formula="of:=[.O9]" office:value-type="float" office:value="43251">
            <text:p><text:s/>43,251 </text:p>
          </table:table-cell>
          <table:table-cell table:style-name="ce19" office:value-type="percentage" office:value="1">
            <text:p>100%</text:p>
          </table:table-cell>
          <table:table-cell table:style-name="ce19" office:value-type="percentage" office:value="0.24">
            <text:p>24%</text:p>
          </table:table-cell>
          <table:table-cell table:style-name="ce19" office:value-type="percentage" office:value="0.17">
            <text:p>17%</text:p>
          </table:table-cell>
          <table:table-cell table:style-name="ce19" office:value-type="percentage" office:value="0.02">
            <text:p>2%</text:p>
          </table:table-cell>
          <table:table-cell table:style-name="ce19" office:value-type="percentage" office:value="0.28">
            <text:p>28%</text:p>
          </table:table-cell>
          <table:table-cell table:style-name="ce19" office:value-type="percentage" office:value="0.02">
            <text:p>2%</text:p>
          </table:table-cell>
          <table:table-cell table:style-name="ce19" office:value-type="percentage" office:value="0.27">
            <text:p>27%</text:p>
          </table:table-cell>
          <table:table-cell table:style-name="ce19" office:value-type="percentage" office:value="0.01">
            <text:p>1%</text:p>
          </table:table-cell>
          <table:table-cell table:style-name="ce10" office:value-type="float" office:value="43251">
            <text:p>43,251</text:p>
          </table:table-cell>
          <table:table-cell/>
          <table:table-cell office:value-type="string">
            <text:p>prior to 2003, cpo reported within category "domestic violence"; the later included misdemeanor and felony domestic violence criminal cases</text:p>
          </table:table-cell>
          <table:table-cell table:number-columns-repeated="1007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string">
            <text:p>North Carolina</text:p>
          </table:table-cell>
          <table:table-cell office:value-type="string">
            <text:p>Limited2</text:p>
          </table:table-cell>
          <table:table-cell table:style-name="ce12" table:formula="of:=[.M10]*[.F10]" office:value-type="float" office:value="40192.6">
            <text:p><text:s/>40,193 </text:p>
          </table:table-cell>
          <table:table-cell table:style-name="ce12" table:formula="of:=[.O10]" office:value-type="float" office:value="143545">
            <text:p><text:s/>143,545 </text:p>
          </table:table-cell>
          <table:table-cell table:style-name="ce19" office:value-type="percentage" office:value="1">
            <text:p>100%</text:p>
          </table:table-cell>
          <table:table-cell table:style-name="ce19" office:value-type="percentage" office:value="0.28">
            <text:p>28%</text:p>
          </table:table-cell>
          <table:table-cell table:style-name="ce19" office:value-type="percentage" office:value="0.1">
            <text:p>10%</text:p>
          </table:table-cell>
          <table:table-cell table:style-name="ce19" office:value-type="percentage" office:value="0.04">
            <text:p>4%</text:p>
          </table:table-cell>
          <table:table-cell table:style-name="ce19" office:value-type="percentage" office:value="0.07">
            <text:p>7%</text:p>
          </table:table-cell>
          <table:table-cell table:style-name="ce19" office:value-type="percentage" office:value="0.03">
            <text:p>3%</text:p>
          </table:table-cell>
          <table:table-cell table:style-name="ce19" office:value-type="percentage" office:value="0.28">
            <text:p>28%</text:p>
          </table:table-cell>
          <table:table-cell table:style-name="ce19" office:value-type="percentage" office:value="0.2">
            <text:p>20%</text:p>
          </table:table-cell>
          <table:table-cell table:style-name="ce10" office:value-type="float" office:value="143545">
            <text:p>143,545</text:p>
          </table:table-cell>
          <table:table-cell/>
          <table:table-cell office:value-type="string">
            <text:p>cpo total (incoming cases) for some years is calculated or estimated based on reported data</text:p>
          </table:table-cell>
          <table:table-cell table:number-columns-repeated="1007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7">
            <text:p>7</text:p>
          </table:table-cell>
          <table:table-cell office:value-type="string">
            <text:p>Missouri</text:p>
          </table:table-cell>
          <table:table-cell office:value-type="string">
            <text:p>General4</text:p>
          </table:table-cell>
          <table:table-cell table:style-name="ce12" table:formula="of:=[.M11]*[.F11]" office:value-type="float" office:value="53236.45">
            <text:p><text:s/>53,236 </text:p>
          </table:table-cell>
          <table:table-cell table:style-name="ce12" table:formula="of:=[.O11]" office:value-type="float" office:value="129845">
            <text:p><text:s/>129,845 </text:p>
          </table:table-cell>
          <table:table-cell table:style-name="ce19" office:value-type="percentage" office:value="1">
            <text:p>100%</text:p>
          </table:table-cell>
          <table:table-cell table:style-name="ce19" office:value-type="percentage" office:value="0.3">
            <text:p>30%</text:p>
          </table:table-cell>
          <table:table-cell table:style-name="ce19" office:value-type="percentage" office:value="0.08">
            <text:p>8%</text:p>
          </table:table-cell>
          <table:table-cell table:style-name="ce9" office:value-type="string">
            <text:p>&lt;1%</text:p>
          </table:table-cell>
          <table:table-cell table:style-name="ce19" office:value-type="percentage" office:value="0.14">
            <text:p>14%</text:p>
          </table:table-cell>
          <table:table-cell table:style-name="ce19" office:value-type="percentage" office:value="0.02">
            <text:p>2%</text:p>
          </table:table-cell>
          <table:table-cell table:style-name="ce19" office:value-type="percentage" office:value="0.41">
            <text:p>41%</text:p>
          </table:table-cell>
          <table:table-cell table:style-name="ce19" office:value-type="percentage" office:value="0.05">
            <text:p>5%</text:p>
          </table:table-cell>
          <table:table-cell table:style-name="ce10" office:value-type="float" office:value="129845">
            <text:p>129,845</text:p>
          </table:table-cell>
          <table:table-cell table:number-columns-repeated="1009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string">
            <text:p>Michigan</text:p>
          </table:table-cell>
          <table:table-cell office:value-type="string">
            <text:p>General2</text:p>
          </table:table-cell>
          <table:table-cell table:style-name="ce12" table:formula="of:=[.M12]*[.F12]" office:value-type="float" office:value="28705.61">
            <text:p><text:s/>28,706 </text:p>
          </table:table-cell>
          <table:table-cell table:style-name="ce12" table:formula="of:=[.O12]" office:value-type="float" office:value="124807">
            <text:p><text:s/>124,807 </text:p>
          </table:table-cell>
          <table:table-cell table:style-name="ce19" office:value-type="percentage" office:value="1">
            <text:p>100%</text:p>
          </table:table-cell>
          <table:table-cell table:style-name="ce19" office:value-type="percentage" office:value="0.36">
            <text:p>36%</text:p>
          </table:table-cell>
          <table:table-cell table:style-name="ce19" office:value-type="percentage" office:value="0.15">
            <text:p>15%</text:p>
          </table:table-cell>
          <table:table-cell table:style-name="ce19" office:value-type="percentage" office:value="0.02">
            <text:p>2%</text:p>
          </table:table-cell>
          <table:table-cell table:style-name="ce19" office:value-type="percentage" office:value="0.18">
            <text:p>18%</text:p>
          </table:table-cell>
          <table:table-cell table:style-name="ce19" office:value-type="percentage" office:value="0.04">
            <text:p>4%</text:p>
          </table:table-cell>
          <table:table-cell table:style-name="ce19" office:value-type="percentage" office:value="0.23">
            <text:p>23%</text:p>
          </table:table-cell>
          <table:table-cell table:style-name="ce19" office:value-type="percentage" office:value="0.03">
            <text:p>3%</text:p>
          </table:table-cell>
          <table:table-cell table:style-name="ce10" office:value-type="float" office:value="124807">
            <text:p>124,807</text:p>
          </table:table-cell>
          <table:table-cell table:number-columns-repeated="1009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9">
            <text:p>9</text:p>
          </table:table-cell>
          <table:table-cell office:value-type="string">
            <text:p>Utah</text:p>
          </table:table-cell>
          <table:table-cell office:value-type="string">
            <text:p>General5</text:p>
          </table:table-cell>
          <table:table-cell table:style-name="ce12" table:formula="of:=[.M13]*[.F13]" office:value-type="float" office:value="5154.76">
            <text:p><text:s/>5,155 </text:p>
          </table:table-cell>
          <table:table-cell table:style-name="ce12" table:formula="of:=[.O13]" office:value-type="float" office:value="22412">
            <text:p><text:s/>22,412 </text:p>
          </table:table-cell>
          <table:table-cell table:style-name="ce19" office:value-type="percentage" office:value="1">
            <text:p>100%</text:p>
          </table:table-cell>
          <table:table-cell table:style-name="ce19" office:value-type="percentage" office:value="0.61">
            <text:p>61%</text:p>
          </table:table-cell>
          <table:table-cell table:style-name="ce19" office:value-type="percentage" office:value="0.04">
            <text:p>4%</text:p>
          </table:table-cell>
          <table:table-cell table:style-name="ce19" office:value-type="percentage" office:value="0.05">
            <text:p>5%</text:p>
          </table:table-cell>
          <table:table-cell table:style-name="ce19" office:value-type="percentage" office:value="0.01">
            <text:p>1%</text:p>
          </table:table-cell>
          <table:table-cell table:style-name="ce19" office:value-type="percentage" office:value="0.06">
            <text:p>6%</text:p>
          </table:table-cell>
          <table:table-cell table:style-name="ce19" office:value-type="percentage" office:value="0.23">
            <text:p>23%</text:p>
          </table:table-cell>
          <table:table-cell table:style-name="ce9" office:value-type="string">
            <text:p>&lt;1%</text:p>
          </table:table-cell>
          <table:table-cell table:style-name="ce10" office:value-type="float" office:value="22412">
            <text:p>22,412</text:p>
          </table:table-cell>
          <table:table-cell table:number-columns-repeated="1009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string">
            <text:p>Nebraska</text:p>
          </table:table-cell>
          <table:table-cell office:value-type="string">
            <text:p>General</text:p>
          </table:table-cell>
          <table:table-cell table:style-name="ce12" table:formula="of:=[.M14]*[.F14]" office:value-type="float" office:value="6425.44">
            <text:p><text:s/>6,425 </text:p>
          </table:table-cell>
          <table:table-cell table:style-name="ce12" table:formula="of:=[.O14]" office:value-type="float" office:value="22948">
            <text:p><text:s/>22,948 </text:p>
          </table:table-cell>
          <table:table-cell table:style-name="ce19" office:value-type="percentage" office:value="0.96">
            <text:p>96%</text:p>
          </table:table-cell>
          <table:table-cell table:style-name="ce19" office:value-type="percentage" office:value="0.37">
            <text:p>37%</text:p>
          </table:table-cell>
          <table:table-cell table:number-columns-repeated="2" table:style-name="ce19" office:value-type="percentage" office:value="0.15">
            <text:p>15%</text:p>
          </table:table-cell>
          <table:table-cell table:style-name="ce19" office:value-type="percentage" office:value="0.04">
            <text:p>4%</text:p>
          </table:table-cell>
          <table:table-cell table:style-name="ce9" office:value-type="string">
            <text:p>n/j</text:p>
          </table:table-cell>
          <table:table-cell table:style-name="ce19" office:value-type="percentage" office:value="0.28">
            <text:p>28%</text:p>
          </table:table-cell>
          <table:table-cell table:style-name="ce19" office:value-type="percentage" office:value="0">
            <text:p>0%</text:p>
          </table:table-cell>
          <table:table-cell table:style-name="ce10" office:value-type="float" office:value="22948">
            <text:p>22,948</text:p>
          </table:table-cell>
          <table:table-cell table:number-columns-repeated="1009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1">
            <text:p>11</text:p>
          </table:table-cell>
          <table:table-cell office:value-type="string">
            <text:p>Nebraska</text:p>
          </table:table-cell>
          <table:table-cell office:value-type="string">
            <text:p>Limited</text:p>
          </table:table-cell>
          <table:table-cell table:style-name="ce12"/>
          <table:table-cell table:style-name="ce12" table:formula="of:=[.O15]" office:value-type="float" office:value="846">
            <text:p><text:s/>846 </text:p>
          </table:table-cell>
          <table:table-cell table:style-name="ce19" office:value-type="percentage" office:value="0.04">
            <text:p>4%</text:p>
          </table:table-cell>
          <table:table-cell table:style-name="ce9" office:value-type="string">
            <text:p>n/j</text:p>
          </table:table-cell>
          <table:table-cell table:style-name="ce19" office:value-type="percentage" office:value="0.01">
            <text:p>1%</text:p>
          </table:table-cell>
          <table:table-cell table:number-columns-repeated="2" table:style-name="ce9" office:value-type="string">
            <text:p>n/j</text:p>
          </table:table-cell>
          <table:table-cell table:style-name="ce19" office:value-type="percentage" office:value="0.99">
            <text:p>99%</text:p>
          </table:table-cell>
          <table:table-cell table:style-name="ce9" office:value-type="string">
            <text:p>n/j</text:p>
          </table:table-cell>
          <table:table-cell table:style-name="ce19" office:value-type="percentage" office:value="0">
            <text:p>0%</text:p>
          </table:table-cell>
          <table:table-cell table:style-name="ce9" office:value-type="float" office:value="846">
            <text:p>846</text:p>
          </table:table-cell>
          <table:table-cell table:number-columns-repeated="1009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2">
            <text:p>12</text:p>
          </table:table-cell>
          <table:table-cell office:value-type="string">
            <text:p>Connecticut</text:p>
          </table:table-cell>
          <table:table-cell office:value-type="string">
            <text:p>General</text:p>
          </table:table-cell>
          <table:table-cell table:style-name="ce12" table:formula="of:=[.M16]*[.F16]" office:value-type="float" office:value="9081.02">
            <text:p><text:s/>9,081 </text:p>
          </table:table-cell>
          <table:table-cell table:style-name="ce12" table:formula="of:=[.O16]" office:value-type="float" office:value="34927">
            <text:p><text:s/>34,927 </text:p>
          </table:table-cell>
          <table:table-cell table:style-name="ce19" office:value-type="percentage" office:value="0.89">
            <text:p>89%</text:p>
          </table:table-cell>
          <table:table-cell table:style-name="ce19" office:value-type="percentage" office:value="0.4">
            <text:p>40%</text:p>
          </table:table-cell>
          <table:table-cell table:style-name="ce19" office:value-type="percentage" office:value="0.05">
            <text:p>5%</text:p>
          </table:table-cell>
          <table:table-cell table:style-name="ce19" office:value-type="percentage" office:value="0.11">
            <text:p>11%</text:p>
          </table:table-cell>
          <table:table-cell table:style-name="ce19" office:value-type="percentage" office:value="0.15">
            <text:p>15%</text:p>
          </table:table-cell>
          <table:table-cell table:style-name="ce9" office:value-type="string">
            <text:p>n/j</text:p>
          </table:table-cell>
          <table:table-cell table:style-name="ce19" office:value-type="percentage" office:value="0.26">
            <text:p>26%</text:p>
          </table:table-cell>
          <table:table-cell table:style-name="ce19" office:value-type="percentage" office:value="0.02">
            <text:p>2%</text:p>
          </table:table-cell>
          <table:table-cell table:style-name="ce10" office:value-type="float" office:value="34927">
            <text:p>34,927</text:p>
          </table:table-cell>
          <table:table-cell table:number-columns-repeated="1009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3">
            <text:p>13</text:p>
          </table:table-cell>
          <table:table-cell office:value-type="string">
            <text:p>Connecticut</text:p>
          </table:table-cell>
          <table:table-cell office:value-type="string">
            <text:p>Limited</text:p>
          </table:table-cell>
          <table:table-cell table:style-name="ce12"/>
          <table:table-cell table:style-name="ce12" table:formula="of:=[.O17]" office:value-type="float" office:value="4318">
            <text:p><text:s/>4,318 </text:p>
          </table:table-cell>
          <table:table-cell table:style-name="ce19" office:value-type="percentage" office:value="0.11">
            <text:p>11%</text:p>
          </table:table-cell>
          <table:table-cell table:style-name="ce9" office:value-type="string">
            <text:p>n/j</text:p>
          </table:table-cell>
          <table:table-cell table:style-name="ce19" office:value-type="percentage" office:value="0.02">
            <text:p>2%</text:p>
          </table:table-cell>
          <table:table-cell table:style-name="ce19" office:value-type="percentage" office:value="0.68">
            <text:p>68%</text:p>
          </table:table-cell>
          <table:table-cell table:style-name="ce9" office:value-type="string">
            <text:p>n/j</text:p>
          </table:table-cell>
          <table:table-cell table:style-name="ce19" office:value-type="percentage" office:value="0.29">
            <text:p>29%</text:p>
          </table:table-cell>
          <table:table-cell table:style-name="ce9" office:value-type="string">
            <text:p>n/j</text:p>
          </table:table-cell>
          <table:table-cell table:style-name="ce19" office:value-type="percentage" office:value="0.01">
            <text:p>1%</text:p>
          </table:table-cell>
          <table:table-cell table:style-name="ce10" office:value-type="float" office:value="4318">
            <text:p>4,318</text:p>
          </table:table-cell>
          <table:table-cell table:number-columns-repeated="1009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4">
            <text:p>14</text:p>
          </table:table-cell>
          <table:table-cell office:value-type="string">
            <text:p>Alabama</text:p>
          </table:table-cell>
          <table:table-cell office:value-type="string">
            <text:p>General</text:p>
          </table:table-cell>
          <table:table-cell table:style-name="ce12" table:formula="of:=[.M18]*[.F18]" office:value-type="float" office:value="7148.4">
            <text:p><text:s/>7,148 </text:p>
          </table:table-cell>
          <table:table-cell table:style-name="ce12" table:formula="of:=[.O18]" office:value-type="float" office:value="71484">
            <text:p><text:s/>71,484 </text:p>
          </table:table-cell>
          <table:table-cell table:style-name="ce19" office:value-type="percentage" office:value="0.74">
            <text:p>74%</text:p>
          </table:table-cell>
          <table:table-cell table:style-name="ce19" office:value-type="percentage" office:value="0.4">
            <text:p>40%</text:p>
          </table:table-cell>
          <table:table-cell table:style-name="ce19" office:value-type="percentage" office:value="0.05">
            <text:p>5%</text:p>
          </table:table-cell>
          <table:table-cell table:style-name="ce19" office:value-type="percentage" office:value="0.01">
            <text:p>1%</text:p>
          </table:table-cell>
          <table:table-cell table:style-name="ce19" office:value-type="percentage" office:value="0.21">
            <text:p>21%</text:p>
          </table:table-cell>
          <table:table-cell table:style-name="ce9" office:value-type="string">
            <text:p>&lt;1%</text:p>
          </table:table-cell>
          <table:table-cell table:style-name="ce19" office:value-type="percentage" office:value="0.1">
            <text:p>10%</text:p>
          </table:table-cell>
          <table:table-cell table:style-name="ce19" office:value-type="percentage" office:value="0.24">
            <text:p>24%</text:p>
          </table:table-cell>
          <table:table-cell table:style-name="ce10" office:value-type="float" office:value="71484">
            <text:p>71,484</text:p>
          </table:table-cell>
          <table:table-cell table:number-columns-repeated="1009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string">
            <text:p>Alabama</text:p>
          </table:table-cell>
          <table:table-cell office:value-type="string">
            <text:p>Limited</text:p>
          </table:table-cell>
          <table:table-cell table:style-name="ce12"/>
          <table:table-cell table:style-name="ce12" table:formula="of:=[.O19]" office:value-type="float" office:value="24791">
            <text:p><text:s/>24,791 </text:p>
          </table:table-cell>
          <table:table-cell table:style-name="ce19" office:value-type="percentage" office:value="0.26">
            <text:p>26%</text:p>
          </table:table-cell>
          <table:table-cell table:style-name="ce9" office:value-type="string">
            <text:p>n/j</text:p>
          </table:table-cell>
          <table:table-cell table:style-name="ce19" office:value-type="percentage" office:value="0.2">
            <text:p>20%</text:p>
          </table:table-cell>
          <table:table-cell table:style-name="ce19" office:value-type="percentage" office:value="0.01">
            <text:p>1%</text:p>
          </table:table-cell>
          <table:table-cell table:style-name="ce19" office:value-type="percentage" office:value="0.79">
            <text:p>79%</text:p>
          </table:table-cell>
          <table:table-cell table:style-name="ce9" office:value-type="string">
            <text:p>&lt;1%</text:p>
          </table:table-cell>
          <table:table-cell table:style-name="ce9" office:value-type="string">
            <text:p>n/j</text:p>
          </table:table-cell>
          <table:table-cell table:style-name="ce19" office:value-type="percentage" office:value="0">
            <text:p>0%</text:p>
          </table:table-cell>
          <table:table-cell table:style-name="ce10" office:value-type="float" office:value="24791">
            <text:p>24,791</text:p>
          </table:table-cell>
          <table:table-cell table:number-columns-repeated="1009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6">
            <text:p>16</text:p>
          </table:table-cell>
          <table:table-cell office:value-type="string">
            <text:p>Wyoming</text:p>
          </table:table-cell>
          <table:table-cell office:value-type="string">
            <text:p>General</text:p>
          </table:table-cell>
          <table:table-cell table:style-name="ce12"/>
          <table:table-cell table:style-name="ce12" table:formula="of:=[.O20]" office:value-type="float" office:value="7281">
            <text:p><text:s/>7,281 </text:p>
          </table:table-cell>
          <table:table-cell table:style-name="ce19" office:value-type="percentage" office:value="0.83">
            <text:p>83%</text:p>
          </table:table-cell>
          <table:table-cell table:style-name="ce19" office:value-type="percentage" office:value="0.48">
            <text:p>48%</text:p>
          </table:table-cell>
          <table:table-cell table:style-name="ce19" office:value-type="percentage" office:value="0.12">
            <text:p>12%</text:p>
          </table:table-cell>
          <table:table-cell table:style-name="ce19" office:value-type="percentage" office:value="0.02">
            <text:p>2%</text:p>
          </table:table-cell>
          <table:table-cell table:style-name="ce19" office:value-type="percentage" office:value="0.3">
            <text:p>30%</text:p>
          </table:table-cell>
          <table:table-cell table:style-name="ce19" office:value-type="percentage" office:value="0.05">
            <text:p>5%</text:p>
          </table:table-cell>
          <table:table-cell table:style-name="ce9" office:value-type="string">
            <text:p>n/j</text:p>
          </table:table-cell>
          <table:table-cell table:style-name="ce19" office:value-type="percentage" office:value="0.03">
            <text:p>3%</text:p>
          </table:table-cell>
          <table:table-cell table:style-name="ce10" office:value-type="float" office:value="7281">
            <text:p>7,281</text:p>
          </table:table-cell>
          <table:table-cell table:number-columns-repeated="1009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7">
            <text:p>17</text:p>
          </table:table-cell>
          <table:table-cell office:value-type="string">
            <text:p>Wyoming</text:p>
          </table:table-cell>
          <table:table-cell office:value-type="string">
            <text:p>Limited</text:p>
          </table:table-cell>
          <table:table-cell table:style-name="ce12" table:formula="of:=[.M21]*[.F21]" office:value-type="float" office:value="1457">
            <text:p><text:s/>1,457 </text:p>
          </table:table-cell>
          <table:table-cell table:style-name="ce12" table:formula="of:=[.O21]" office:value-type="float" office:value="1457">
            <text:p><text:s/>1,457 </text:p>
          </table:table-cell>
          <table:table-cell table:style-name="ce19" office:value-type="percentage" office:value="0.17">
            <text:p>17%</text:p>
          </table:table-cell>
          <table:table-cell table:number-columns-repeated="5" table:style-name="ce9" office:value-type="string">
            <text:p>n/j</text:p>
          </table:table-cell>
          <table:table-cell table:style-name="ce19" office:value-type="percentage" office:value="1">
            <text:p>100%</text:p>
          </table:table-cell>
          <table:table-cell table:style-name="ce9" office:value-type="string">
            <text:p>n/j</text:p>
          </table:table-cell>
          <table:table-cell table:style-name="ce10" office:value-type="float" office:value="1457">
            <text:p>1,457</text:p>
          </table:table-cell>
          <table:table-cell table:number-columns-repeated="1009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string">
            <text:p>New Hampshire</text:p>
          </table:table-cell>
          <table:table-cell office:value-type="string">
            <text:p>General</text:p>
          </table:table-cell>
          <table:table-cell table:style-name="ce12" table:formula="of:=[.M22]*[.F22]" office:value-type="float" office:value="198.18">
            <text:p><text:s/>198 </text:p>
          </table:table-cell>
          <table:table-cell table:style-name="ce12" table:formula="of:=[.O22]" office:value-type="float" office:value="2202">
            <text:p><text:s/>2,202 </text:p>
          </table:table-cell>
          <table:table-cell table:style-name="ce19" office:value-type="percentage" office:value="0.13">
            <text:p>13%</text:p>
          </table:table-cell>
          <table:table-cell table:style-name="ce19" office:value-type="percentage" office:value="0.51">
            <text:p>51%</text:p>
          </table:table-cell>
          <table:table-cell table:style-name="ce19" office:value-type="percentage" office:value="0.04">
            <text:p>4%</text:p>
          </table:table-cell>
          <table:table-cell table:style-name="ce9" office:value-type="string">
            <text:p>&lt;1%</text:p>
          </table:table-cell>
          <table:table-cell table:style-name="ce19" office:value-type="percentage" office:value="0.18">
            <text:p>18%</text:p>
          </table:table-cell>
          <table:table-cell table:style-name="ce9" office:value-type="string">
            <text:p>n/j</text:p>
          </table:table-cell>
          <table:table-cell table:style-name="ce19" office:value-type="percentage" office:value="0.09">
            <text:p>9%</text:p>
          </table:table-cell>
          <table:table-cell table:style-name="ce19" office:value-type="percentage" office:value="0.17">
            <text:p>17%</text:p>
          </table:table-cell>
          <table:table-cell table:style-name="ce10" office:value-type="float" office:value="2202">
            <text:p>2,202</text:p>
          </table:table-cell>
          <table:table-cell table:number-columns-repeated="1009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9">
            <text:p>19</text:p>
          </table:table-cell>
          <table:table-cell office:value-type="string">
            <text:p>New Hampshire</text:p>
          </table:table-cell>
          <table:table-cell office:value-type="string">
            <text:p>Limited</text:p>
          </table:table-cell>
          <table:table-cell table:style-name="ce12" table:formula="of:=[.M23]*[.F23]" office:value-type="float" office:value="5441.04">
            <text:p><text:s/>5,441 </text:p>
          </table:table-cell>
          <table:table-cell table:style-name="ce12" table:formula="of:=[.O23]" office:value-type="float" office:value="15114">
            <text:p><text:s/>15,114 </text:p>
          </table:table-cell>
          <table:table-cell table:style-name="ce19" office:value-type="percentage" office:value="0.87">
            <text:p>87%</text:p>
          </table:table-cell>
          <table:table-cell table:style-name="ce19" office:value-type="percentage" office:value="0.36">
            <text:p>36%</text:p>
          </table:table-cell>
          <table:table-cell table:number-columns-repeated="2" table:style-name="ce9" office:value-type="string">
            <text:p>&lt;1%</text:p>
          </table:table-cell>
          <table:table-cell table:style-name="ce19" office:value-type="percentage" office:value="0.12">
            <text:p>12%</text:p>
          </table:table-cell>
          <table:table-cell table:style-name="ce19" office:value-type="percentage" office:value="0.04">
            <text:p>4%</text:p>
          </table:table-cell>
          <table:table-cell table:style-name="ce19" office:value-type="percentage" office:value="0.36">
            <text:p>36%</text:p>
          </table:table-cell>
          <table:table-cell table:style-name="ce19" office:value-type="percentage" office:value="0.12">
            <text:p>12%</text:p>
          </table:table-cell>
          <table:table-cell table:style-name="ce10" office:value-type="float" office:value="15114">
            <text:p>15,114</text:p>
          </table:table-cell>
          <table:table-cell table:number-columns-repeated="1009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20">
            <text:p>20</text:p>
          </table:table-cell>
          <table:table-cell office:value-type="string">
            <text:p>New York</text:p>
          </table:table-cell>
          <table:table-cell office:value-type="string">
            <text:p>General</text:p>
          </table:table-cell>
          <table:table-cell table:style-name="ce12"/>
          <table:table-cell table:style-name="ce12" table:formula="of:=[.O24]" office:value-type="float" office:value="59467">
            <text:p><text:s/>59,467 </text:p>
          </table:table-cell>
          <table:table-cell table:style-name="ce19" office:value-type="percentage" office:value="0.09">
            <text:p>9%</text:p>
          </table:table-cell>
          <table:table-cell table:style-name="ce19" office:value-type="percentage" office:value="1">
            <text:p>100%</text:p>
          </table:table-cell>
          <table:table-cell table:number-columns-repeated="5" table:style-name="ce9" office:value-type="string">
            <text:p>n/j</text:p>
          </table:table-cell>
          <table:table-cell table:style-name="ce19" office:value-type="percentage" office:value="0">
            <text:p>0%</text:p>
          </table:table-cell>
          <table:table-cell table:style-name="ce10" office:value-type="float" office:value="59467">
            <text:p>59,467</text:p>
          </table:table-cell>
          <table:table-cell table:number-columns-repeated="1009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21">
            <text:p>21</text:p>
          </table:table-cell>
          <table:table-cell office:value-type="string">
            <text:p>New York</text:p>
          </table:table-cell>
          <table:table-cell office:value-type="string">
            <text:p>Limited</text:p>
          </table:table-cell>
          <table:table-cell table:style-name="ce12" table:formula="of:=[.M25]*[.F25]" office:value-type="float" office:value="65790.89">
            <text:p><text:s/>65,791 </text:p>
          </table:table-cell>
          <table:table-cell table:style-name="ce12" table:formula="of:=[.O25]" office:value-type="float" office:value="598099">
            <text:p><text:s/>598,099 </text:p>
          </table:table-cell>
          <table:table-cell table:style-name="ce19" office:value-type="percentage" office:value="0.91">
            <text:p>91%</text:p>
          </table:table-cell>
          <table:table-cell table:style-name="ce9" office:value-type="string">
            <text:p>n/j</text:p>
          </table:table-cell>
          <table:table-cell table:style-name="ce19" office:value-type="percentage" office:value="0.07">
            <text:p>7%</text:p>
          </table:table-cell>
          <table:table-cell table:style-name="ce19" office:value-type="percentage" office:value="0.34">
            <text:p>34%</text:p>
          </table:table-cell>
          <table:table-cell table:style-name="ce19" office:value-type="percentage" office:value="0.47">
            <text:p>47%</text:p>
          </table:table-cell>
          <table:table-cell table:style-name="ce19" office:value-type="percentage" office:value="0.01">
            <text:p>1%</text:p>
          </table:table-cell>
          <table:table-cell table:style-name="ce19" office:value-type="percentage" office:value="0.11">
            <text:p>11%</text:p>
          </table:table-cell>
          <table:table-cell table:style-name="ce9" office:value-type="string">
            <text:p>&lt;1%</text:p>
          </table:table-cell>
          <table:table-cell table:style-name="ce10" office:value-type="float" office:value="598099">
            <text:p>598,099</text:p>
          </table:table-cell>
          <table:table-cell table:number-columns-repeated="1009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string">
            <text:p>Iowa</text:p>
          </table:table-cell>
          <table:table-cell office:value-type="string">
            <text:p>General1</text:p>
          </table:table-cell>
          <table:table-cell table:style-name="ce12" table:formula="of:=[.M26]*[.F26]" office:value-type="float" office:value="7144.64">
            <text:p><text:s/>7,145 </text:p>
          </table:table-cell>
          <table:table-cell table:style-name="ce12" table:formula="of:=[.O26]" office:value-type="float" office:value="44654">
            <text:p><text:s/>44,654 </text:p>
          </table:table-cell>
          <table:table-cell table:style-name="ce9"/>
          <table:table-cell table:style-name="ce19" office:value-type="percentage" office:value="0.32">
            <text:p>32%</text:p>
          </table:table-cell>
          <table:table-cell table:style-name="ce19" office:value-type="percentage" office:value="0.16">
            <text:p>16%</text:p>
          </table:table-cell>
          <table:table-cell table:style-name="ce19" office:value-type="percentage" office:value="0.03">
            <text:p>3%</text:p>
          </table:table-cell>
          <table:table-cell table:style-name="ce19" office:value-type="percentage" office:value="0.1">
            <text:p>10%</text:p>
          </table:table-cell>
          <table:table-cell table:style-name="ce19" office:value-type="percentage" office:value="0.04">
            <text:p>4%</text:p>
          </table:table-cell>
          <table:table-cell table:style-name="ce19" office:value-type="percentage" office:value="0.16">
            <text:p>16%</text:p>
          </table:table-cell>
          <table:table-cell table:style-name="ce19" office:value-type="percentage" office:value="0.18">
            <text:p>18%</text:p>
          </table:table-cell>
          <table:table-cell table:style-name="ce10" office:value-type="float" office:value="44654">
            <text:p>44,654</text:p>
          </table:table-cell>
          <table:table-cell table:number-columns-repeated="1009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string">
            <text:p>Minnesota</text:p>
          </table:table-cell>
          <table:table-cell office:value-type="string">
            <text:p>General2</text:p>
          </table:table-cell>
          <table:table-cell table:style-name="ce12" table:formula="of:=[.M27]*[.F27]" office:value-type="float" office:value="11249.3">
            <text:p><text:s/>11,249 </text:p>
          </table:table-cell>
          <table:table-cell table:style-name="ce12" table:formula="of:=[.O27]" office:value-type="float" office:value="48910">
            <text:p><text:s/>48,910 </text:p>
          </table:table-cell>
          <table:table-cell table:style-name="ce9"/>
          <table:table-cell table:style-name="ce19" office:value-type="percentage" office:value="0.35">
            <text:p>35%</text:p>
          </table:table-cell>
          <table:table-cell table:style-name="ce19" office:value-type="percentage" office:value="0.1">
            <text:p>10%</text:p>
          </table:table-cell>
          <table:table-cell table:style-name="ce19" office:value-type="percentage" office:value="0.06">
            <text:p>6%</text:p>
          </table:table-cell>
          <table:table-cell table:style-name="ce19" office:value-type="percentage" office:value="0.21">
            <text:p>21%</text:p>
          </table:table-cell>
          <table:table-cell table:style-name="ce19" office:value-type="percentage" office:value="0.04">
            <text:p>4%</text:p>
          </table:table-cell>
          <table:table-cell table:style-name="ce19" office:value-type="percentage" office:value="0.23">
            <text:p>23%</text:p>
          </table:table-cell>
          <table:table-cell table:style-name="ce19" office:value-type="percentage" office:value="0.01">
            <text:p>1%</text:p>
          </table:table-cell>
          <table:table-cell table:style-name="ce10" office:value-type="float" office:value="48910">
            <text:p>48,910</text:p>
          </table:table-cell>
          <table:table-cell table:number-columns-repeated="1009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string">
            <text:p>Puerto Rico</text:p>
          </table:table-cell>
          <table:table-cell office:value-type="string">
            <text:p>General3</text:p>
          </table:table-cell>
          <table:table-cell table:style-name="ce12"/>
          <table:table-cell table:style-name="ce12" table:formula="of:=[.O28]" office:value-type="float" office:value="34928">
            <text:p><text:s/>34,928 </text:p>
          </table:table-cell>
          <table:table-cell table:style-name="ce9"/>
          <table:table-cell table:style-name="ce19" office:value-type="percentage" office:value="0.46">
            <text:p>46%</text:p>
          </table:table-cell>
          <table:table-cell table:style-name="ce19" office:value-type="percentage" office:value="0.01">
            <text:p>1%</text:p>
          </table:table-cell>
          <table:table-cell table:style-name="ce19" office:value-type="percentage" office:value="0.09">
            <text:p>9%</text:p>
          </table:table-cell>
          <table:table-cell table:style-name="ce19" office:value-type="percentage" office:value="0.38">
            <text:p>38%</text:p>
          </table:table-cell>
          <table:table-cell table:style-name="ce19" office:value-type="percentage" office:value="0.01">
            <text:p>1%</text:p>
          </table:table-cell>
          <table:table-cell table:style-name="ce9" office:value-type="string">
            <text:p>n/a</text:p>
          </table:table-cell>
          <table:table-cell table:style-name="ce19" office:value-type="percentage" office:value="0.05">
            <text:p>5%</text:p>
          </table:table-cell>
          <table:table-cell table:style-name="ce10" office:value-type="float" office:value="34928">
            <text:p>34,928</text:p>
          </table:table-cell>
          <table:table-cell table:number-columns-repeated="1009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string">
            <text:p>Alabama</text:p>
          </table:table-cell>
          <table:table-cell office:value-type="string">
            <text:p>General</text:p>
          </table:table-cell>
          <table:table-cell table:style-name="ce12" table:formula="of:=[.M29]*[.F29]" office:value-type="float" office:value="6792.9">
            <text:p><text:s/>6,793 </text:p>
          </table:table-cell>
          <table:table-cell table:style-name="ce12" table:formula="of:=[.O29]" office:value-type="float" office:value="67929">
            <text:p><text:s/>67,929 </text:p>
          </table:table-cell>
          <table:table-cell table:style-name="ce9"/>
          <table:table-cell table:style-name="ce19" office:value-type="percentage" office:value="0.4">
            <text:p>40%</text:p>
          </table:table-cell>
          <table:table-cell table:style-name="ce19" office:value-type="percentage" office:value="0.05">
            <text:p>5%</text:p>
          </table:table-cell>
          <table:table-cell table:style-name="ce19" office:value-type="percentage" office:value="0.01">
            <text:p>1%</text:p>
          </table:table-cell>
          <table:table-cell table:style-name="ce19" office:value-type="percentage" office:value="0.21">
            <text:p>21%</text:p>
          </table:table-cell>
          <table:table-cell table:style-name="ce9" office:value-type="string">
            <text:p>&lt;1%</text:p>
          </table:table-cell>
          <table:table-cell table:style-name="ce19" office:value-type="percentage" office:value="0.1">
            <text:p>10%</text:p>
          </table:table-cell>
          <table:table-cell table:style-name="ce19" office:value-type="percentage" office:value="0.23">
            <text:p>23%</text:p>
          </table:table-cell>
          <table:table-cell table:style-name="ce10" office:value-type="float" office:value="67929">
            <text:p>67,929</text:p>
          </table:table-cell>
          <table:table-cell table:number-columns-repeated="1009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  <table:table-cell office:value-type="string">
            <text:p>Alabama</text:p>
          </table:table-cell>
          <table:table-cell office:value-type="string">
            <text:p>Limited</text:p>
          </table:table-cell>
          <table:table-cell table:style-name="ce12"/>
          <table:table-cell table:style-name="ce12" table:formula="of:=[.O30]" office:value-type="float" office:value="25121">
            <text:p><text:s/>25,121 </text:p>
          </table:table-cell>
          <table:table-cell table:style-name="ce9" table:number-columns-repeated="2"/>
          <table:table-cell table:style-name="ce19" office:value-type="percentage" office:value="0.2">
            <text:p>20%</text:p>
          </table:table-cell>
          <table:table-cell table:style-name="ce19" office:value-type="percentage" office:value="0.01">
            <text:p>1%</text:p>
          </table:table-cell>
          <table:table-cell table:style-name="ce19" office:value-type="percentage" office:value="0.8">
            <text:p>80%</text:p>
          </table:table-cell>
          <table:table-cell table:style-name="ce9" office:value-type="string">
            <text:p>&lt;1%</text:p>
          </table:table-cell>
          <table:table-cell table:style-name="ce9" table:number-columns-repeated="2"/>
          <table:table-cell table:style-name="ce10" office:value-type="float" office:value="25121">
            <text:p>25,121</text:p>
          </table:table-cell>
          <table:table-cell table:number-columns-repeated="1009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string">
            <text:p>Arizona</text:p>
          </table:table-cell>
          <table:table-cell office:value-type="string">
            <text:p>Limited</text:p>
          </table:table-cell>
          <table:table-cell table:style-name="ce12" table:formula="of:=[.M31]*[.F31]" office:value-type="float" office:value="25811">
            <text:p><text:s/>25,811 </text:p>
          </table:table-cell>
          <table:table-cell table:style-name="ce12" table:formula="of:=[.O31]" office:value-type="float" office:value="25811">
            <text:p><text:s/>25,811 </text:p>
          </table:table-cell>
          <table:table-cell table:style-name="ce9" table:number-columns-repeated="6"/>
          <table:table-cell table:style-name="ce19" office:value-type="percentage" office:value="1">
            <text:p>100%</text:p>
          </table:table-cell>
          <table:table-cell table:style-name="ce9"/>
          <table:table-cell table:style-name="ce10" office:value-type="float" office:value="25811">
            <text:p>25,811</text:p>
          </table:table-cell>
          <table:table-cell table:number-columns-repeated="1009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string">
            <text:p>Arkansas</text:p>
          </table:table-cell>
          <table:table-cell office:value-type="string">
            <text:p>General4</text:p>
          </table:table-cell>
          <table:table-cell table:style-name="ce12" table:formula="of:=[.M32]*[.F32]" office:value-type="float" office:value="9543.6">
            <text:p><text:s/>9,544 </text:p>
          </table:table-cell>
          <table:table-cell table:style-name="ce12" table:formula="of:=[.O32]" office:value-type="float" office:value="53020">
            <text:p><text:s/>53,020 </text:p>
          </table:table-cell>
          <table:table-cell table:style-name="ce9"/>
          <table:table-cell table:style-name="ce19" office:value-type="percentage" office:value="0.38">
            <text:p>38%</text:p>
          </table:table-cell>
          <table:table-cell table:style-name="ce19" office:value-type="percentage" office:value="0.12">
            <text:p>12%</text:p>
          </table:table-cell>
          <table:table-cell table:style-name="ce19" office:value-type="percentage" office:value="0.07">
            <text:p>7%</text:p>
          </table:table-cell>
          <table:table-cell table:style-name="ce19" office:value-type="percentage" office:value="0.18">
            <text:p>18%</text:p>
          </table:table-cell>
          <table:table-cell table:style-name="ce19" office:value-type="percentage" office:value="0.04">
            <text:p>4%</text:p>
          </table:table-cell>
          <table:table-cell table:style-name="ce19" office:value-type="percentage" office:value="0.18">
            <text:p>18%</text:p>
          </table:table-cell>
          <table:table-cell table:style-name="ce19" office:value-type="percentage" office:value="0.02">
            <text:p>2%</text:p>
          </table:table-cell>
          <table:table-cell table:style-name="ce10" office:value-type="float" office:value="53020">
            <text:p>53,020</text:p>
          </table:table-cell>
          <table:table-cell table:number-columns-repeated="1009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string">
            <text:p>Colorado</text:p>
          </table:table-cell>
          <table:table-cell office:value-type="string">
            <text:p>General3</text:p>
          </table:table-cell>
          <table:table-cell table:style-name="ce12"/>
          <table:table-cell table:style-name="ce12" table:formula="of:=[.O33]" office:value-type="float" office:value="43938">
            <text:p><text:s/>43,938 </text:p>
          </table:table-cell>
          <table:table-cell table:style-name="ce9"/>
          <table:table-cell table:style-name="ce19" office:value-type="percentage" office:value="0.6">
            <text:p>60%</text:p>
          </table:table-cell>
          <table:table-cell table:style-name="ce19" office:value-type="percentage" office:value="0.06">
            <text:p>6%</text:p>
          </table:table-cell>
          <table:table-cell table:style-name="ce19" office:value-type="percentage" office:value="0.1">
            <text:p>10%</text:p>
          </table:table-cell>
          <table:table-cell table:style-name="ce19" office:value-type="percentage" office:value="0.16">
            <text:p>16%</text:p>
          </table:table-cell>
          <table:table-cell table:style-name="ce19" office:value-type="percentage" office:value="0.05">
            <text:p>5%</text:p>
          </table:table-cell>
          <table:table-cell table:style-name="ce9" office:value-type="string">
            <text:p>n/a</text:p>
          </table:table-cell>
          <table:table-cell table:style-name="ce19" office:value-type="percentage" office:value="0.02">
            <text:p>2%</text:p>
          </table:table-cell>
          <table:table-cell table:style-name="ce10" office:value-type="float" office:value="43938">
            <text:p>43,938</text:p>
          </table:table-cell>
          <table:table-cell table:number-columns-repeated="1009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string">
            <text:p>Colorado</text:p>
          </table:table-cell>
          <table:table-cell office:value-type="string">
            <text:p>Limited</text:p>
          </table:table-cell>
          <table:table-cell table:style-name="ce12" table:formula="of:=[.M34]*[.F34]" office:value-type="float" office:value="7803">
            <text:p><text:s/>7,803 </text:p>
          </table:table-cell>
          <table:table-cell table:style-name="ce12" table:formula="of:=[.O34]" office:value-type="float" office:value="7803">
            <text:p><text:s/>7,803 </text:p>
          </table:table-cell>
          <table:table-cell table:style-name="ce9" table:number-columns-repeated="6"/>
          <table:table-cell table:style-name="ce19" office:value-type="percentage" office:value="1">
            <text:p>100%</text:p>
          </table:table-cell>
          <table:table-cell table:style-name="ce9"/>
          <table:table-cell table:style-name="ce10" office:value-type="float" office:value="7803">
            <text:p>7,803</text:p>
          </table:table-cell>
          <table:table-cell table:number-columns-repeated="1009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string">
            <text:p>Connecticut</text:p>
          </table:table-cell>
          <table:table-cell office:value-type="string">
            <text:p>General</text:p>
          </table:table-cell>
          <table:table-cell table:style-name="ce12" table:formula="of:=[.M35]*[.F35]" office:value-type="float" office:value="9377.1">
            <text:p><text:s/>9,377 </text:p>
          </table:table-cell>
          <table:table-cell table:style-name="ce12" table:formula="of:=[.O35]" office:value-type="float" office:value="34730">
            <text:p><text:s/>34,730 </text:p>
          </table:table-cell>
          <table:table-cell table:style-name="ce9"/>
          <table:table-cell table:style-name="ce19" office:value-type="percentage" office:value="0.42">
            <text:p>42%</text:p>
          </table:table-cell>
          <table:table-cell table:style-name="ce19" office:value-type="percentage" office:value="0.04">
            <text:p>4%</text:p>
          </table:table-cell>
          <table:table-cell table:style-name="ce19" office:value-type="percentage" office:value="0.1">
            <text:p>10%</text:p>
          </table:table-cell>
          <table:table-cell table:style-name="ce19" office:value-type="percentage" office:value="0.15">
            <text:p>15%</text:p>
          </table:table-cell>
          <table:table-cell table:style-name="ce9"/>
          <table:table-cell table:style-name="ce19" office:value-type="percentage" office:value="0.27">
            <text:p>27%</text:p>
          </table:table-cell>
          <table:table-cell table:style-name="ce19" office:value-type="percentage" office:value="0.02">
            <text:p>2%</text:p>
          </table:table-cell>
          <table:table-cell table:style-name="ce10" office:value-type="float" office:value="34730">
            <text:p>34,730</text:p>
          </table:table-cell>
          <table:table-cell table:number-columns-repeated="1009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1">
            <text:p>11</text:p>
          </table:table-cell>
          <table:table-cell office:value-type="string">
            <text:p>Connecticut</text:p>
          </table:table-cell>
          <table:table-cell office:value-type="string">
            <text:p>Limited4</text:p>
          </table:table-cell>
          <table:table-cell table:style-name="ce12"/>
          <table:table-cell table:style-name="ce12" table:formula="of:=[.O36]" office:value-type="float" office:value="4351">
            <text:p><text:s/>4,351 </text:p>
          </table:table-cell>
          <table:table-cell table:style-name="ce9" table:number-columns-repeated="2"/>
          <table:table-cell table:style-name="ce19" office:value-type="percentage" office:value="0.02">
            <text:p>2%</text:p>
          </table:table-cell>
          <table:table-cell table:style-name="ce19" office:value-type="percentage" office:value="0.66">
            <text:p>66%</text:p>
          </table:table-cell>
          <table:table-cell table:style-name="ce9"/>
          <table:table-cell table:style-name="ce19" office:value-type="percentage" office:value="0.31">
            <text:p>31%</text:p>
          </table:table-cell>
          <table:table-cell table:style-name="ce9"/>
          <table:table-cell table:style-name="ce19" office:value-type="percentage" office:value="0.01">
            <text:p>1%</text:p>
          </table:table-cell>
          <table:table-cell table:style-name="ce10" office:value-type="float" office:value="4351">
            <text:p>4,351</text:p>
          </table:table-cell>
          <table:table-cell table:number-columns-repeated="1009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2">
            <text:p>12</text:p>
          </table:table-cell>
          <table:table-cell office:value-type="string">
            <text:p>Kansas</text:p>
          </table:table-cell>
          <table:table-cell office:value-type="string">
            <text:p>General4,6</text:p>
          </table:table-cell>
          <table:table-cell table:style-name="ce12" table:formula="of:=[.M37]*[.F37]" office:value-type="float" office:value="8226.75">
            <text:p><text:s/>8,227 </text:p>
          </table:table-cell>
          <table:table-cell table:style-name="ce12" table:formula="of:=[.O37]" office:value-type="float" office:value="39175">
            <text:p><text:s/>39,175 </text:p>
          </table:table-cell>
          <table:table-cell table:style-name="ce9"/>
          <table:table-cell table:style-name="ce19" office:value-type="percentage" office:value="0.37">
            <text:p>37%</text:p>
          </table:table-cell>
          <table:table-cell table:style-name="ce19" office:value-type="percentage" office:value="0.13">
            <text:p>13%</text:p>
          </table:table-cell>
          <table:table-cell table:style-name="ce19" office:value-type="percentage" office:value="0.14">
            <text:p>14%</text:p>
          </table:table-cell>
          <table:table-cell table:number-columns-repeated="2" table:style-name="ce19" office:value-type="percentage" office:value="0.05">
            <text:p>5%</text:p>
          </table:table-cell>
          <table:table-cell table:style-name="ce19" office:value-type="percentage" office:value="0.21">
            <text:p>21%</text:p>
          </table:table-cell>
          <table:table-cell table:style-name="ce19" office:value-type="percentage" office:value="0.05">
            <text:p>5%</text:p>
          </table:table-cell>
          <table:table-cell table:style-name="ce10" office:value-type="float" office:value="39175">
            <text:p>39,175</text:p>
          </table:table-cell>
          <table:table-cell table:number-columns-repeated="1009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3">
            <text:p>13</text:p>
          </table:table-cell>
          <table:table-cell office:value-type="string">
            <text:p>Maryland</text:p>
          </table:table-cell>
          <table:table-cell office:value-type="string">
            <text:p>Limited</text:p>
          </table:table-cell>
          <table:table-cell table:style-name="ce12" table:formula="of:=[.M38]*[.F38]" office:value-type="float" office:value="25054">
            <text:p><text:s/>25,054 </text:p>
          </table:table-cell>
          <table:table-cell table:style-name="ce12" table:formula="of:=[.O38]" office:value-type="float" office:value="25054">
            <text:p><text:s/>25,054 </text:p>
          </table:table-cell>
          <table:table-cell table:style-name="ce9" table:number-columns-repeated="6"/>
          <table:table-cell table:style-name="ce19" office:value-type="percentage" office:value="1">
            <text:p>100%</text:p>
          </table:table-cell>
          <table:table-cell table:style-name="ce9"/>
          <table:table-cell table:style-name="ce10" office:value-type="float" office:value="25054">
            <text:p>25,054</text:p>
          </table:table-cell>
          <table:table-cell table:number-columns-repeated="1009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4">
            <text:p>14</text:p>
          </table:table-cell>
          <table:table-cell office:value-type="string">
            <text:p>Massachusetts</text:p>
          </table:table-cell>
          <table:table-cell office:value-type="string">
            <text:p>Limited</text:p>
          </table:table-cell>
          <table:table-cell table:style-name="ce12" table:formula="of:=[.M39]*[.F39]" office:value-type="float" office:value="23838.72">
            <text:p><text:s/>23,839 </text:p>
          </table:table-cell>
          <table:table-cell table:style-name="ce12" table:formula="of:=[.O39]" office:value-type="float" office:value="24832">
            <text:p><text:s/>24,832 </text:p>
          </table:table-cell>
          <table:table-cell table:style-name="ce9" table:number-columns-repeated="2"/>
          <table:table-cell table:style-name="ce19" office:value-type="percentage" office:value="0.01">
            <text:p>1%</text:p>
          </table:table-cell>
          <table:table-cell table:style-name="ce9" table:number-columns-repeated="2"/>
          <table:table-cell table:style-name="ce19" office:value-type="percentage" office:value="0.03">
            <text:p>3%</text:p>
          </table:table-cell>
          <table:table-cell table:style-name="ce19" office:value-type="percentage" office:value="0.96">
            <text:p>96%</text:p>
          </table:table-cell>
          <table:table-cell table:style-name="ce9"/>
          <table:table-cell table:style-name="ce10" office:value-type="float" office:value="24832">
            <text:p>24,832</text:p>
          </table:table-cell>
          <table:table-cell table:number-columns-repeated="1009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5">
            <text:p>15</text:p>
          </table:table-cell>
          <table:table-cell office:value-type="string">
            <text:p>Michigan</text:p>
          </table:table-cell>
          <table:table-cell office:value-type="string">
            <text:p>General1</text:p>
          </table:table-cell>
          <table:table-cell table:style-name="ce12" table:formula="of:=[.M40]*[.F40]" office:value-type="float" office:value="28484.12">
            <text:p><text:s/>28,484 </text:p>
          </table:table-cell>
          <table:table-cell table:style-name="ce12" table:formula="of:=[.O40]" office:value-type="float" office:value="123844">
            <text:p><text:s/>123,844 </text:p>
          </table:table-cell>
          <table:table-cell table:style-name="ce9"/>
          <table:table-cell table:style-name="ce19" office:value-type="percentage" office:value="0.35">
            <text:p>35%</text:p>
          </table:table-cell>
          <table:table-cell table:style-name="ce19" office:value-type="percentage" office:value="0.15">
            <text:p>15%</text:p>
          </table:table-cell>
          <table:table-cell table:style-name="ce19" office:value-type="percentage" office:value="0.02">
            <text:p>2%</text:p>
          </table:table-cell>
          <table:table-cell table:style-name="ce19" office:value-type="percentage" office:value="0.18">
            <text:p>18%</text:p>
          </table:table-cell>
          <table:table-cell table:style-name="ce19" office:value-type="percentage" office:value="0.04">
            <text:p>4%</text:p>
          </table:table-cell>
          <table:table-cell table:style-name="ce19" office:value-type="percentage" office:value="0.23">
            <text:p>23%</text:p>
          </table:table-cell>
          <table:table-cell table:style-name="ce19" office:value-type="percentage" office:value="0.03">
            <text:p>3%</text:p>
          </table:table-cell>
          <table:table-cell table:style-name="ce10" office:value-type="float" office:value="123844">
            <text:p>123,844</text:p>
          </table:table-cell>
          <table:table-cell table:number-columns-repeated="1009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6">
            <text:p>16</text:p>
          </table:table-cell>
          <table:table-cell office:value-type="string">
            <text:p>Missouri</text:p>
          </table:table-cell>
          <table:table-cell office:value-type="string">
            <text:p>General5,7</text:p>
          </table:table-cell>
          <table:table-cell table:style-name="ce12" table:formula="of:=[.M41]*[.F41]" office:value-type="float" office:value="54299.28">
            <text:p><text:s/>54,299 </text:p>
          </table:table-cell>
          <table:table-cell table:style-name="ce12" table:formula="of:=[.O41]" office:value-type="float" office:value="129284">
            <text:p><text:s/>129,284 </text:p>
          </table:table-cell>
          <table:table-cell table:style-name="ce9"/>
          <table:table-cell table:style-name="ce19" office:value-type="percentage" office:value="0.29">
            <text:p>29%</text:p>
          </table:table-cell>
          <table:table-cell table:style-name="ce19" office:value-type="percentage" office:value="0.07">
            <text:p>7%</text:p>
          </table:table-cell>
          <table:table-cell table:style-name="ce9" office:value-type="string">
            <text:p>&lt;1%</text:p>
          </table:table-cell>
          <table:table-cell table:style-name="ce19" office:value-type="percentage" office:value="0.13">
            <text:p>13%</text:p>
          </table:table-cell>
          <table:table-cell table:style-name="ce19" office:value-type="percentage" office:value="0.02">
            <text:p>2%</text:p>
          </table:table-cell>
          <table:table-cell table:style-name="ce19" office:value-type="percentage" office:value="0.42">
            <text:p>42%</text:p>
          </table:table-cell>
          <table:table-cell table:style-name="ce19" office:value-type="percentage" office:value="0.06">
            <text:p>6%</text:p>
          </table:table-cell>
          <table:table-cell table:style-name="ce10" office:value-type="float" office:value="129284">
            <text:p>129,284</text:p>
          </table:table-cell>
          <table:table-cell table:number-columns-repeated="1009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7">
            <text:p>17</text:p>
          </table:table-cell>
          <table:table-cell office:value-type="string">
            <text:p>Nebraska</text:p>
          </table:table-cell>
          <table:table-cell office:value-type="string">
            <text:p>Limited</text:p>
          </table:table-cell>
          <table:table-cell table:style-name="ce12"/>
          <table:table-cell table:style-name="ce12" table:formula="of:=[.O42]" office:value-type="float" office:value="888">
            <text:p><text:s/>888 </text:p>
          </table:table-cell>
          <table:table-cell table:style-name="ce9" table:number-columns-repeated="2"/>
          <table:table-cell table:style-name="ce9" office:value-type="string">
            <text:p>&lt;1%</text:p>
          </table:table-cell>
          <table:table-cell table:style-name="ce9" table:number-columns-repeated="2"/>
          <table:table-cell table:style-name="ce19" office:value-type="percentage" office:value="1">
            <text:p>100%</text:p>
          </table:table-cell>
          <table:table-cell table:style-name="ce9" table:number-columns-repeated="2"/>
          <table:table-cell table:style-name="ce9" office:value-type="float" office:value="888">
            <text:p>888</text:p>
          </table:table-cell>
          <table:table-cell table:number-columns-repeated="1009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8">
            <text:p>18</text:p>
          </table:table-cell>
          <table:table-cell office:value-type="string">
            <text:p>Nevada</text:p>
          </table:table-cell>
          <table:table-cell office:value-type="string">
            <text:p>Limited</text:p>
          </table:table-cell>
          <table:table-cell table:style-name="ce12" table:formula="of:=[.M43]*[.F43]" office:value-type="float" office:value="1662">
            <text:p><text:s/>1,662 </text:p>
          </table:table-cell>
          <table:table-cell table:style-name="ce12" table:formula="of:=[.O43]" office:value-type="float" office:value="1662">
            <text:p><text:s/>1,662 </text:p>
          </table:table-cell>
          <table:table-cell table:style-name="ce9" table:number-columns-repeated="6"/>
          <table:table-cell table:style-name="ce19" office:value-type="percentage" office:value="1">
            <text:p>100%</text:p>
          </table:table-cell>
          <table:table-cell table:style-name="ce9"/>
          <table:table-cell table:style-name="ce10" office:value-type="float" office:value="1662">
            <text:p>1,662</text:p>
          </table:table-cell>
          <table:table-cell table:number-columns-repeated="1009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9">
            <text:p>19</text:p>
          </table:table-cell>
          <table:table-cell office:value-type="string">
            <text:p>New Hampshire</text:p>
          </table:table-cell>
          <table:table-cell office:value-type="string">
            <text:p>General6</text:p>
          </table:table-cell>
          <table:table-cell table:style-name="ce12" table:formula="of:=[.M44]*[.F44]" office:value-type="float" office:value="641">
            <text:p><text:s/>641 </text:p>
          </table:table-cell>
          <table:table-cell table:style-name="ce12" table:formula="of:=[.O44]" office:value-type="float" office:value="2564">
            <text:p><text:s/>2,564 </text:p>
          </table:table-cell>
          <table:table-cell table:style-name="ce9"/>
          <table:table-cell table:style-name="ce19" office:value-type="percentage" office:value="0.42">
            <text:p>42%</text:p>
          </table:table-cell>
          <table:table-cell table:style-name="ce19" office:value-type="percentage" office:value="0.04">
            <text:p>4%</text:p>
          </table:table-cell>
          <table:table-cell table:style-name="ce9" office:value-type="string">
            <text:p>&lt;1%</text:p>
          </table:table-cell>
          <table:table-cell table:style-name="ce19" office:value-type="percentage" office:value="0.15">
            <text:p>15%</text:p>
          </table:table-cell>
          <table:table-cell table:style-name="ce9"/>
          <table:table-cell table:style-name="ce19" office:value-type="percentage" office:value="0.25">
            <text:p>25%</text:p>
          </table:table-cell>
          <table:table-cell table:style-name="ce19" office:value-type="percentage" office:value="0.15">
            <text:p>15%</text:p>
          </table:table-cell>
          <table:table-cell table:style-name="ce10" office:value-type="float" office:value="2564">
            <text:p>2,564</text:p>
          </table:table-cell>
          <table:table-cell table:number-columns-repeated="1009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20">
            <text:p>20</text:p>
          </table:table-cell>
          <table:table-cell office:value-type="string">
            <text:p>New Hampshire</text:p>
          </table:table-cell>
          <table:table-cell office:value-type="string">
            <text:p>Limited</text:p>
          </table:table-cell>
          <table:table-cell table:style-name="ce12" table:formula="of:=[.M45]*[.F45]" office:value-type="float" office:value="5496.8">
            <text:p><text:s/>5,497 </text:p>
          </table:table-cell>
          <table:table-cell table:style-name="ce12" table:formula="of:=[.O45]" office:value-type="float" office:value="13742">
            <text:p><text:s/>13,742 </text:p>
          </table:table-cell>
          <table:table-cell table:style-name="ce9"/>
          <table:table-cell table:style-name="ce19" office:value-type="percentage" office:value="0.34">
            <text:p>34%</text:p>
          </table:table-cell>
          <table:table-cell table:number-columns-repeated="2" table:style-name="ce9" office:value-type="string">
            <text:p>&lt;1%</text:p>
          </table:table-cell>
          <table:table-cell table:style-name="ce19" office:value-type="percentage" office:value="0.01">
            <text:p>1%</text:p>
          </table:table-cell>
          <table:table-cell table:style-name="ce19" office:value-type="percentage" office:value="0.04">
            <text:p>4%</text:p>
          </table:table-cell>
          <table:table-cell table:style-name="ce19" office:value-type="percentage" office:value="0.4">
            <text:p>40%</text:p>
          </table:table-cell>
          <table:table-cell table:style-name="ce19" office:value-type="percentage" office:value="0.21">
            <text:p>21%</text:p>
          </table:table-cell>
          <table:table-cell table:style-name="ce10" office:value-type="float" office:value="13742">
            <text:p>13,742</text:p>
          </table:table-cell>
          <table:table-cell table:number-columns-repeated="1009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21">
            <text:p>21</text:p>
          </table:table-cell>
          <table:table-cell office:value-type="string">
            <text:p>New Mexico</text:p>
          </table:table-cell>
          <table:table-cell office:value-type="string">
            <text:p>General4</text:p>
          </table:table-cell>
          <table:table-cell table:style-name="ce12" table:formula="of:=[.M46]*[.F46]" office:value-type="float" office:value="11669.84">
            <text:p><text:s/>11,670 </text:p>
          </table:table-cell>
          <table:table-cell table:style-name="ce12" table:formula="of:=[.O46]" office:value-type="float" office:value="41678">
            <text:p><text:s/>41,678 </text:p>
          </table:table-cell>
          <table:table-cell table:style-name="ce9"/>
          <table:table-cell table:style-name="ce19" office:value-type="percentage" office:value="0.24">
            <text:p>24%</text:p>
          </table:table-cell>
          <table:table-cell table:style-name="ce19" office:value-type="percentage" office:value="0.16">
            <text:p>16%</text:p>
          </table:table-cell>
          <table:table-cell table:style-name="ce19" office:value-type="percentage" office:value="0.02">
            <text:p>2%</text:p>
          </table:table-cell>
          <table:table-cell table:style-name="ce19" office:value-type="percentage" office:value="0.27">
            <text:p>27%</text:p>
          </table:table-cell>
          <table:table-cell table:style-name="ce19" office:value-type="percentage" office:value="0.02">
            <text:p>2%</text:p>
          </table:table-cell>
          <table:table-cell table:style-name="ce19" office:value-type="percentage" office:value="0.28">
            <text:p>28%</text:p>
          </table:table-cell>
          <table:table-cell table:style-name="ce19" office:value-type="percentage" office:value="0.02">
            <text:p>2%</text:p>
          </table:table-cell>
          <table:table-cell table:style-name="ce10" office:value-type="float" office:value="41678">
            <text:p>41,678</text:p>
          </table:table-cell>
          <table:table-cell table:number-columns-repeated="1009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22">
            <text:p>22</text:p>
          </table:table-cell>
          <table:table-cell office:value-type="string">
            <text:p>New York</text:p>
          </table:table-cell>
          <table:table-cell office:value-type="string">
            <text:p>General</text:p>
          </table:table-cell>
          <table:table-cell table:style-name="ce12"/>
          <table:table-cell table:style-name="ce12" table:formula="of:=[.O47]" office:value-type="float" office:value="56927">
            <text:p><text:s/>56,927 </text:p>
          </table:table-cell>
          <table:table-cell table:style-name="ce9"/>
          <table:table-cell table:style-name="ce19" office:value-type="percentage" office:value="1">
            <text:p>100%</text:p>
          </table:table-cell>
          <table:table-cell table:style-name="ce9" table:number-columns-repeated="6"/>
          <table:table-cell table:style-name="ce10" office:value-type="float" office:value="56927">
            <text:p>56,927</text:p>
          </table:table-cell>
          <table:table-cell table:number-columns-repeated="1009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23">
            <text:p>23</text:p>
          </table:table-cell>
          <table:table-cell office:value-type="string">
            <text:p>New York</text:p>
          </table:table-cell>
          <table:table-cell office:value-type="string">
            <text:p>Limited4</text:p>
          </table:table-cell>
          <table:table-cell table:style-name="ce12" table:formula="of:=[.M48]*[.F48]" office:value-type="float" office:value="61553.2">
            <text:p><text:s/>61,553 </text:p>
          </table:table-cell>
          <table:table-cell table:style-name="ce12" table:formula="of:=[.O48]" office:value-type="float" office:value="615532">
            <text:p><text:s/>615,532 </text:p>
          </table:table-cell>
          <table:table-cell table:style-name="ce9" table:number-columns-repeated="2"/>
          <table:table-cell table:style-name="ce19" office:value-type="percentage" office:value="0.07">
            <text:p>7%</text:p>
          </table:table-cell>
          <table:table-cell table:style-name="ce19" office:value-type="percentage" office:value="0.32">
            <text:p>32%</text:p>
          </table:table-cell>
          <table:table-cell table:style-name="ce19" office:value-type="percentage" office:value="0.49">
            <text:p>49%</text:p>
          </table:table-cell>
          <table:table-cell table:style-name="ce19" office:value-type="percentage" office:value="0.01">
            <text:p>1%</text:p>
          </table:table-cell>
          <table:table-cell table:style-name="ce19" office:value-type="percentage" office:value="0.1">
            <text:p>10%</text:p>
          </table:table-cell>
          <table:table-cell table:style-name="ce9"/>
          <table:table-cell table:style-name="ce10" office:value-type="float" office:value="615532">
            <text:p>615,532</text:p>
          </table:table-cell>
          <table:table-cell table:number-columns-repeated="1009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24">
            <text:p>24</text:p>
          </table:table-cell>
          <table:table-cell office:value-type="string">
            <text:p>North Dakota</text:p>
          </table:table-cell>
          <table:table-cell office:value-type="string">
            <text:p>General4</text:p>
          </table:table-cell>
          <table:table-cell table:style-name="ce12" table:formula="of:=[.M49]*[.F49]" office:value-type="float" office:value="865.15">
            <text:p><text:s/>865 </text:p>
          </table:table-cell>
          <table:table-cell table:style-name="ce12" table:formula="of:=[.O49]" office:value-type="float" office:value="17303">
            <text:p><text:s/>17,303 </text:p>
          </table:table-cell>
          <table:table-cell table:style-name="ce9"/>
          <table:table-cell table:style-name="ce19" office:value-type="percentage" office:value="0.13">
            <text:p>13%</text:p>
          </table:table-cell>
          <table:table-cell table:style-name="ce19" office:value-type="percentage" office:value="0.11">
            <text:p>11%</text:p>
          </table:table-cell>
          <table:table-cell table:style-name="ce19" office:value-type="percentage" office:value="0.02">
            <text:p>2%</text:p>
          </table:table-cell>
          <table:table-cell table:style-name="ce19" office:value-type="percentage" office:value="0.68">
            <text:p>68%</text:p>
          </table:table-cell>
          <table:table-cell table:style-name="ce19" office:value-type="percentage" office:value="0.02">
            <text:p>2%</text:p>
          </table:table-cell>
          <table:table-cell table:style-name="ce19" office:value-type="percentage" office:value="0.05">
            <text:p>5%</text:p>
          </table:table-cell>
          <table:table-cell table:style-name="ce9"/>
          <table:table-cell table:style-name="ce10" office:value-type="float" office:value="17303">
            <text:p>17,303</text:p>
          </table:table-cell>
          <table:table-cell table:number-columns-repeated="1009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25">
            <text:p>25</text:p>
          </table:table-cell>
          <table:table-cell office:value-type="string">
            <text:p>Ohio</text:p>
          </table:table-cell>
          <table:table-cell office:value-type="string">
            <text:p>General6</text:p>
          </table:table-cell>
          <table:table-cell table:style-name="ce12" table:formula="of:=[.M50]*[.F50]" office:value-type="float" office:value="22437.9">
            <text:p><text:s/>22,438 </text:p>
          </table:table-cell>
          <table:table-cell table:style-name="ce12" table:formula="of:=[.O50]" office:value-type="float" office:value="249310">
            <text:p><text:s/>249,310 </text:p>
          </table:table-cell>
          <table:table-cell table:style-name="ce9"/>
          <table:table-cell table:style-name="ce19" office:value-type="percentage" office:value="0.2">
            <text:p>20%</text:p>
          </table:table-cell>
          <table:table-cell table:style-name="ce19" office:value-type="percentage" office:value="0.06">
            <text:p>6%</text:p>
          </table:table-cell>
          <table:table-cell table:style-name="ce19" office:value-type="percentage" office:value="0.16">
            <text:p>16%</text:p>
          </table:table-cell>
          <table:table-cell table:style-name="ce19" office:value-type="percentage" office:value="0.42">
            <text:p>42%</text:p>
          </table:table-cell>
          <table:table-cell table:style-name="ce19" office:value-type="percentage" office:value="0.02">
            <text:p>2%</text:p>
          </table:table-cell>
          <table:table-cell table:style-name="ce19" office:value-type="percentage" office:value="0.09">
            <text:p>9%</text:p>
          </table:table-cell>
          <table:table-cell table:style-name="ce19" office:value-type="percentage" office:value="0.07">
            <text:p>7%</text:p>
          </table:table-cell>
          <table:table-cell table:style-name="ce10" office:value-type="float" office:value="249310">
            <text:p>249,310</text:p>
          </table:table-cell>
          <table:table-cell table:number-columns-repeated="1009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26">
            <text:p>26</text:p>
          </table:table-cell>
          <table:table-cell office:value-type="string">
            <text:p>Oregon</text:p>
          </table:table-cell>
          <table:table-cell office:value-type="string">
            <text:p>General2</text:p>
          </table:table-cell>
          <table:table-cell table:style-name="ce12" table:formula="of:=[.M51]*[.F51]" office:value-type="float" office:value="12235.86">
            <text:p><text:s/>12,236 </text:p>
          </table:table-cell>
          <table:table-cell table:style-name="ce12" table:formula="of:=[.O51]" office:value-type="float" office:value="45318">
            <text:p><text:s/>45,318 </text:p>
          </table:table-cell>
          <table:table-cell table:style-name="ce9"/>
          <table:table-cell table:style-name="ce19" office:value-type="percentage" office:value="0.38">
            <text:p>38%</text:p>
          </table:table-cell>
          <table:table-cell table:style-name="ce19" office:value-type="percentage" office:value="0.04">
            <text:p>4%</text:p>
          </table:table-cell>
          <table:table-cell table:style-name="ce19" office:value-type="percentage" office:value="0.07">
            <text:p>7%</text:p>
          </table:table-cell>
          <table:table-cell table:style-name="ce19" office:value-type="percentage" office:value="0.03">
            <text:p>3%</text:p>
          </table:table-cell>
          <table:table-cell table:style-name="ce19" office:value-type="percentage" office:value="0.04">
            <text:p>4%</text:p>
          </table:table-cell>
          <table:table-cell table:style-name="ce19" office:value-type="percentage" office:value="0.27">
            <text:p>27%</text:p>
          </table:table-cell>
          <table:table-cell table:style-name="ce19" office:value-type="percentage" office:value="0.17">
            <text:p>17%</text:p>
          </table:table-cell>
          <table:table-cell table:style-name="ce10" office:value-type="float" office:value="45318">
            <text:p>45,318</text:p>
          </table:table-cell>
          <table:table-cell table:number-columns-repeated="1009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27">
            <text:p>27</text:p>
          </table:table-cell>
          <table:table-cell office:value-type="string">
            <text:p>Tennessee</text:p>
          </table:table-cell>
          <table:table-cell office:value-type="string">
            <text:p>General1</text:p>
          </table:table-cell>
          <table:table-cell table:style-name="ce12" table:formula="of:=[.M52]*[.F52]" office:value-type="float" office:value="8277.49">
            <text:p><text:s/>8,277 </text:p>
          </table:table-cell>
          <table:table-cell table:style-name="ce12" table:formula="of:=[.O52]" office:value-type="float" office:value="63673">
            <text:p><text:s/>63,673 </text:p>
          </table:table-cell>
          <table:table-cell table:style-name="ce9"/>
          <table:table-cell table:style-name="ce19" office:value-type="percentage" office:value="0.49">
            <text:p>49%</text:p>
          </table:table-cell>
          <table:table-cell table:style-name="ce19" office:value-type="percentage" office:value="0.01">
            <text:p>1%</text:p>
          </table:table-cell>
          <table:table-cell table:style-name="ce19" office:value-type="percentage" office:value="0.04">
            <text:p>4%</text:p>
          </table:table-cell>
          <table:table-cell table:style-name="ce19" office:value-type="percentage" office:value="0.22">
            <text:p>22%</text:p>
          </table:table-cell>
          <table:table-cell table:style-name="ce19" office:value-type="percentage" office:value="0.05">
            <text:p>5%</text:p>
          </table:table-cell>
          <table:table-cell table:style-name="ce19" office:value-type="percentage" office:value="0.13">
            <text:p>13%</text:p>
          </table:table-cell>
          <table:table-cell table:style-name="ce19" office:value-type="percentage" office:value="0.06">
            <text:p>6%</text:p>
          </table:table-cell>
          <table:table-cell table:style-name="ce10" office:value-type="float" office:value="63673">
            <text:p>63,673</text:p>
          </table:table-cell>
          <table:table-cell table:number-columns-repeated="1009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28">
            <text:p>28</text:p>
          </table:table-cell>
          <table:table-cell office:value-type="string">
            <text:p>Tennessee</text:p>
          </table:table-cell>
          <table:table-cell office:value-type="string">
            <text:p>Limited</text:p>
          </table:table-cell>
          <table:table-cell table:style-name="ce12"/>
          <table:table-cell table:style-name="ce12" table:formula="of:=[.O53]" office:value-type="float" office:value="25092">
            <text:p><text:s/>25,092 </text:p>
          </table:table-cell>
          <table:table-cell table:style-name="ce9" table:number-columns-repeated="2"/>
          <table:table-cell table:style-name="ce19" office:value-type="percentage" office:value="0.08">
            <text:p>8%</text:p>
          </table:table-cell>
          <table:table-cell table:style-name="ce19" office:value-type="percentage" office:value="0.4">
            <text:p>40%</text:p>
          </table:table-cell>
          <table:table-cell table:style-name="ce19" office:value-type="percentage" office:value="0.53">
            <text:p>53%</text:p>
          </table:table-cell>
          <table:table-cell table:style-name="ce9" table:number-columns-repeated="3"/>
          <table:table-cell table:style-name="ce10" office:value-type="float" office:value="25092">
            <text:p>25,092</text:p>
          </table:table-cell>
          <table:table-cell table:number-columns-repeated="1009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29">
            <text:p>29</text:p>
          </table:table-cell>
          <table:table-cell office:value-type="string">
            <text:p>Utah</text:p>
          </table:table-cell>
          <table:table-cell office:value-type="string">
            <text:p>General6</text:p>
          </table:table-cell>
          <table:table-cell table:style-name="ce12" table:formula="of:=[.M54]*[.F54]" office:value-type="float" office:value="5173.74">
            <text:p><text:s/>5,174 </text:p>
          </table:table-cell>
          <table:table-cell table:style-name="ce12" table:formula="of:=[.O54]" office:value-type="float" office:value="23517">
            <text:p><text:s/>23,517 </text:p>
          </table:table-cell>
          <table:table-cell table:style-name="ce9"/>
          <table:table-cell table:style-name="ce19" office:value-type="percentage" office:value="0.6">
            <text:p>60%</text:p>
          </table:table-cell>
          <table:table-cell table:style-name="ce19" office:value-type="percentage" office:value="0.06">
            <text:p>6%</text:p>
          </table:table-cell>
          <table:table-cell table:style-name="ce19" office:value-type="percentage" office:value="0.04">
            <text:p>4%</text:p>
          </table:table-cell>
          <table:table-cell table:style-name="ce19" office:value-type="percentage" office:value="0.01">
            <text:p>1%</text:p>
          </table:table-cell>
          <table:table-cell table:style-name="ce19" office:value-type="percentage" office:value="0.07">
            <text:p>7%</text:p>
          </table:table-cell>
          <table:table-cell table:style-name="ce19" office:value-type="percentage" office:value="0.22">
            <text:p>22%</text:p>
          </table:table-cell>
          <table:table-cell table:style-name="ce9"/>
          <table:table-cell table:style-name="ce10" office:value-type="float" office:value="23517">
            <text:p>23,517</text:p>
          </table:table-cell>
          <table:table-cell table:number-columns-repeated="1009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30">
            <text:p>30</text:p>
          </table:table-cell>
          <table:table-cell office:value-type="string">
            <text:p>Vermont</text:p>
          </table:table-cell>
          <table:table-cell office:value-type="string">
            <text:p>Limited</text:p>
          </table:table-cell>
          <table:table-cell table:style-name="ce12"/>
          <table:table-cell table:style-name="ce12" table:formula="of:=[.O55]" office:value-type="float" office:value="366">
            <text:p><text:s/>366 </text:p>
          </table:table-cell>
          <table:table-cell table:style-name="ce9" table:number-columns-repeated="5"/>
          <table:table-cell table:style-name="ce19" office:value-type="percentage" office:value="1">
            <text:p>100%</text:p>
          </table:table-cell>
          <table:table-cell table:style-name="ce9" table:number-columns-repeated="2"/>
          <table:table-cell table:style-name="ce9" office:value-type="float" office:value="366">
            <text:p>366</text:p>
          </table:table-cell>
          <table:table-cell table:number-columns-repeated="1009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31">
            <text:p>31</text:p>
          </table:table-cell>
          <table:table-cell office:value-type="string">
            <text:p>Virginia</text:p>
          </table:table-cell>
          <table:table-cell office:value-type="string">
            <text:p>Limited</text:p>
          </table:table-cell>
          <table:table-cell table:style-name="ce12" table:formula="of:=[.M56]*[.F56]" office:value-type="float" office:value="18876.48">
            <text:p><text:s/>18,876 </text:p>
          </table:table-cell>
          <table:table-cell table:style-name="ce12" table:formula="of:=[.O56]" office:value-type="float" office:value="314608">
            <text:p><text:s/>314,608 </text:p>
          </table:table-cell>
          <table:table-cell table:style-name="ce9" table:number-columns-repeated="2"/>
          <table:table-cell table:style-name="ce19" office:value-type="percentage" office:value="0.01">
            <text:p>1%</text:p>
          </table:table-cell>
          <table:table-cell table:style-name="ce19" office:value-type="percentage" office:value="0.45">
            <text:p>45%</text:p>
          </table:table-cell>
          <table:table-cell table:style-name="ce19" office:value-type="percentage" office:value="0.24">
            <text:p>24%</text:p>
          </table:table-cell>
          <table:table-cell table:style-name="ce9"/>
          <table:table-cell table:style-name="ce19" office:value-type="percentage" office:value="0.06">
            <text:p>6%</text:p>
          </table:table-cell>
          <table:table-cell table:style-name="ce19" office:value-type="percentage" office:value="0.24">
            <text:p>24%</text:p>
          </table:table-cell>
          <table:table-cell table:style-name="ce10" office:value-type="float" office:value="314608">
            <text:p>314,608</text:p>
          </table:table-cell>
          <table:table-cell table:number-columns-repeated="1009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32">
            <text:p>32</text:p>
          </table:table-cell>
          <table:table-cell office:value-type="string">
            <text:p>Washington</text:p>
          </table:table-cell>
          <table:table-cell office:value-type="string">
            <text:p>General2,7</text:p>
          </table:table-cell>
          <table:table-cell table:style-name="ce12" table:formula="of:=[.M57]*[.F57]" office:value-type="float" office:value="16732.5">
            <text:p><text:s/>16,733 </text:p>
          </table:table-cell>
          <table:table-cell table:style-name="ce12" table:formula="of:=[.O57]" office:value-type="float" office:value="66930">
            <text:p><text:s/>66,930 </text:p>
          </table:table-cell>
          <table:table-cell table:style-name="ce9"/>
          <table:table-cell table:style-name="ce19" office:value-type="percentage" office:value="0.44">
            <text:p>44%</text:p>
          </table:table-cell>
          <table:table-cell table:style-name="ce19" office:value-type="percentage" office:value="0.11">
            <text:p>11%</text:p>
          </table:table-cell>
          <table:table-cell table:style-name="ce19" office:value-type="percentage" office:value="0.02">
            <text:p>2%</text:p>
          </table:table-cell>
          <table:table-cell table:style-name="ce9" office:value-type="string">
            <text:p>&lt;1%</text:p>
          </table:table-cell>
          <table:table-cell table:style-name="ce19" office:value-type="percentage" office:value="0.05">
            <text:p>5%</text:p>
          </table:table-cell>
          <table:table-cell table:style-name="ce19" office:value-type="percentage" office:value="0.25">
            <text:p>25%</text:p>
          </table:table-cell>
          <table:table-cell table:style-name="ce19" office:value-type="percentage" office:value="0.13">
            <text:p>13%</text:p>
          </table:table-cell>
          <table:table-cell table:style-name="ce10" office:value-type="float" office:value="66930">
            <text:p>66,930</text:p>
          </table:table-cell>
          <table:table-cell table:number-columns-repeated="1009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33">
            <text:p>33</text:p>
          </table:table-cell>
          <table:table-cell office:value-type="string">
            <text:p>Washington</text:p>
          </table:table-cell>
          <table:table-cell office:value-type="string">
            <text:p>Limited</text:p>
          </table:table-cell>
          <table:table-cell table:style-name="ce12" table:formula="of:=[.M58]*[.F58]" office:value-type="float" office:value="2505">
            <text:p><text:s/>2,505 </text:p>
          </table:table-cell>
          <table:table-cell table:style-name="ce12" table:formula="of:=[.O58]" office:value-type="float" office:value="2505">
            <text:p><text:s/>2,505 </text:p>
          </table:table-cell>
          <table:table-cell table:style-name="ce9" table:number-columns-repeated="6"/>
          <table:table-cell table:style-name="ce19" office:value-type="percentage" office:value="1">
            <text:p>100%</text:p>
          </table:table-cell>
          <table:table-cell table:style-name="ce9"/>
          <table:table-cell table:style-name="ce10" office:value-type="float" office:value="2505">
            <text:p>2,505</text:p>
          </table:table-cell>
          <table:table-cell table:number-columns-repeated="1009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34">
            <text:p>34</text:p>
          </table:table-cell>
          <table:table-cell office:value-type="string">
            <text:p>West Virginia</text:p>
          </table:table-cell>
          <table:table-cell office:value-type="string">
            <text:p>Limited7</text:p>
          </table:table-cell>
          <table:table-cell table:style-name="ce12" table:formula="of:=[.M59]*[.F59]" office:value-type="float" office:value="32586.88">
            <text:p><text:s/>32,587 </text:p>
          </table:table-cell>
          <table:table-cell table:style-name="ce12" table:formula="of:=[.O59]" office:value-type="float" office:value="55232">
            <text:p><text:s/>55,232 </text:p>
          </table:table-cell>
          <table:table-cell table:style-name="ce9"/>
          <table:table-cell table:style-name="ce19" office:value-type="percentage" office:value="0.23">
            <text:p>23%</text:p>
          </table:table-cell>
          <table:table-cell table:number-columns-repeated="2" table:style-name="ce19" office:value-type="percentage" office:value="0.03">
            <text:p>3%</text:p>
          </table:table-cell>
          <table:table-cell table:style-name="ce19" office:value-type="percentage" office:value="0.07">
            <text:p>7%</text:p>
          </table:table-cell>
          <table:table-cell table:style-name="ce9"/>
          <table:table-cell table:style-name="ce19" office:value-type="percentage" office:value="0.59">
            <text:p>59%</text:p>
          </table:table-cell>
          <table:table-cell table:style-name="ce19" office:value-type="percentage" office:value="0.05">
            <text:p>5%</text:p>
          </table:table-cell>
          <table:table-cell table:style-name="ce10" office:value-type="float" office:value="55232">
            <text:p>55,232</text:p>
          </table:table-cell>
          <table:table-cell table:number-columns-repeated="1009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35">
            <text:p>35</text:p>
          </table:table-cell>
          <table:table-cell office:value-type="string">
            <text:p>Wyoming</text:p>
          </table:table-cell>
          <table:table-cell office:value-type="string">
            <text:p>General4</text:p>
          </table:table-cell>
          <table:table-cell table:style-name="ce12"/>
          <table:table-cell table:style-name="ce12" table:formula="of:=[.O60]" office:value-type="float" office:value="7010">
            <text:p><text:s/>7,010 </text:p>
          </table:table-cell>
          <table:table-cell table:style-name="ce9"/>
          <table:table-cell table:style-name="ce19" office:value-type="percentage" office:value="0.5">
            <text:p>50%</text:p>
          </table:table-cell>
          <table:table-cell table:style-name="ce19" office:value-type="percentage" office:value="0.12">
            <text:p>12%</text:p>
          </table:table-cell>
          <table:table-cell table:style-name="ce19" office:value-type="percentage" office:value="0.01">
            <text:p>1%</text:p>
          </table:table-cell>
          <table:table-cell table:style-name="ce19" office:value-type="percentage" office:value="0.29">
            <text:p>29%</text:p>
          </table:table-cell>
          <table:table-cell table:style-name="ce19" office:value-type="percentage" office:value="0.06">
            <text:p>6%</text:p>
          </table:table-cell>
          <table:table-cell table:style-name="ce9"/>
          <table:table-cell table:style-name="ce19" office:value-type="percentage" office:value="0.02">
            <text:p>2%</text:p>
          </table:table-cell>
          <table:table-cell table:style-name="ce10" office:value-type="float" office:value="7010">
            <text:p>7,010</text:p>
          </table:table-cell>
          <table:table-cell table:number-columns-repeated="1009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36">
            <text:p>36</text:p>
          </table:table-cell>
          <table:table-cell office:value-type="string">
            <text:p>Wyoming</text:p>
          </table:table-cell>
          <table:table-cell office:value-type="string">
            <text:p>Limited</text:p>
          </table:table-cell>
          <table:table-cell table:style-name="ce12" table:formula="of:=[.M61]*[.F61]" office:value-type="float" office:value="1496">
            <text:p><text:s/>1,496 </text:p>
          </table:table-cell>
          <table:table-cell table:style-name="ce12" table:formula="of:=[.O61]" office:value-type="float" office:value="1496">
            <text:p><text:s/>1,496 </text:p>
          </table:table-cell>
          <table:table-cell table:style-name="ce9" table:number-columns-repeated="6"/>
          <table:table-cell table:style-name="ce19" office:value-type="percentage" office:value="1">
            <text:p>100%</text:p>
          </table:table-cell>
          <table:table-cell table:style-name="ce9"/>
          <table:table-cell table:style-name="ce10" office:value-type="float" office:value="1496">
            <text:p>1,496</text:p>
          </table:table-cell>
          <table:table-cell table:number-columns-repeated="1009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string">
            <text:p>Arizona</text:p>
          </table:table-cell>
          <table:table-cell/>
          <table:table-cell table:style-name="ce12" office:value-type="float" office:value="40310">
            <text:p><text:s/>40,310 </text:p>
          </table:table-cell>
          <table:table-cell table:style-name="ce12"/>
          <table:table-cell table:style-name="ce9"/>
          <table:table-cell table:style-name="ce19" office:value-type="percentage" office:value="0.22">
            <text:p>22%</text:p>
          </table:table-cell>
          <table:table-cell table:style-name="ce9" table:number-columns-repeated="2"/>
          <table:table-cell table:style-name="ce19" office:value-type="percentage" office:value="0.31">
            <text:p>31%</text:p>
          </table:table-cell>
          <table:table-cell table:style-name="ce19" office:value-type="percentage" office:value="0.01">
            <text:p>1%</text:p>
          </table:table-cell>
          <table:table-cell table:style-name="ce19" office:value-type="percentage" office:value="0.3">
            <text:p>30%</text:p>
          </table:table-cell>
          <table:table-cell table:style-name="ce19" table:formula="of:=1-SUM([.H62:.M62])" office:value-type="percentage" office:value="0.16">
            <text:p>16%</text:p>
          </table:table-cell>
          <table:table-cell table:style-name="ce9"/>
          <table:table-cell table:number-columns-repeated="1009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11">
            <text:p>11</text:p>
          </table:table-cell>
          <table:table-cell office:value-type="string">
            <text:p>Arkansas</text:p>
          </table:table-cell>
          <table:table-cell/>
          <table:table-cell table:style-name="ce12" office:value-type="float" office:value="9076">
            <text:p><text:s/>9,076 </text:p>
          </table:table-cell>
          <table:table-cell table:style-name="ce12"/>
          <table:table-cell table:style-name="ce9"/>
          <table:table-cell table:style-name="ce19" office:value-type="percentage" office:value="0.39">
            <text:p>39%</text:p>
          </table:table-cell>
          <table:table-cell table:style-name="ce19" office:value-type="percentage" office:value="0.12">
            <text:p>12%</text:p>
          </table:table-cell>
          <table:table-cell table:style-name="ce19" office:value-type="percentage" office:value="0.07">
            <text:p>7%</text:p>
          </table:table-cell>
          <table:table-cell table:style-name="ce19" office:value-type="percentage" office:value="0.18">
            <text:p>18%</text:p>
          </table:table-cell>
          <table:table-cell table:style-name="ce19" office:value-type="percentage" office:value="0.04">
            <text:p>4%</text:p>
          </table:table-cell>
          <table:table-cell table:style-name="ce19" office:value-type="percentage" office:value="0.18">
            <text:p>18%</text:p>
          </table:table-cell>
          <table:table-cell table:style-name="ce19" table:formula="of:=1-SUM([.H63:.M63])" office:value-type="percentage" office:value="0.02">
            <text:p>2%</text:p>
          </table:table-cell>
          <table:table-cell table:style-name="ce9"/>
          <table:table-cell table:number-columns-repeated="1009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16">
            <text:p>16</text:p>
          </table:table-cell>
          <table:table-cell office:value-type="string">
            <text:p>Connecticut</text:p>
          </table:table-cell>
          <table:table-cell/>
          <table:table-cell table:style-name="ce12" office:value-type="float" office:value="8514">
            <text:p><text:s/>8,514 </text:p>
          </table:table-cell>
          <table:table-cell table:style-name="ce12"/>
          <table:table-cell table:style-name="ce9"/>
          <table:table-cell table:style-name="ce19" office:value-type="percentage" office:value="0.38">
            <text:p>38%</text:p>
          </table:table-cell>
          <table:table-cell table:style-name="ce19" office:value-type="percentage" office:value="0.05">
            <text:p>5%</text:p>
          </table:table-cell>
          <table:table-cell table:style-name="ce19" office:value-type="percentage" office:value="0.11">
            <text:p>11%</text:p>
          </table:table-cell>
          <table:table-cell table:style-name="ce19" office:value-type="percentage" office:value="0.15">
            <text:p>15%</text:p>
          </table:table-cell>
          <table:table-cell table:style-name="ce19" office:value-type="percentage" office:value="0.04">
            <text:p>4%</text:p>
          </table:table-cell>
          <table:table-cell table:style-name="ce19" office:value-type="percentage" office:value="0.24">
            <text:p>24%</text:p>
          </table:table-cell>
          <table:table-cell table:style-name="ce19" table:formula="of:=1-SUM([.H64:.M64])" office:value-type="percentage" office:value="0.03">
            <text:p>3%</text:p>
          </table:table-cell>
          <table:table-cell table:style-name="ce9"/>
          <table:table-cell table:number-columns-repeated="1009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string">
            <text:p>District of Columbia</text:p>
          </table:table-cell>
          <table:table-cell/>
          <table:table-cell table:style-name="ce12" office:value-type="float" office:value="4461">
            <text:p><text:s/>4,461 </text:p>
          </table:table-cell>
          <table:table-cell table:style-name="ce12"/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string">
            <text:p>Florida</text:p>
          </table:table-cell>
          <table:table-cell/>
          <table:table-cell table:style-name="ce12" office:value-type="float" office:value="117940">
            <text:p><text:s/>117,940 </text:p>
          </table:table-cell>
          <table:table-cell table:style-name="ce12"/>
          <table:table-cell table:style-name="ce9"/>
          <table:table-cell table:style-name="ce19" office:value-type="percentage" office:value="0.19">
            <text:p>19%</text:p>
          </table:table-cell>
          <table:table-cell table:style-name="ce9" table:number-columns-repeated="2"/>
          <table:table-cell table:style-name="ce19" office:value-type="percentage" office:value="0.37">
            <text:p>37%</text:p>
          </table:table-cell>
          <table:table-cell table:style-name="ce9"/>
          <table:table-cell table:style-name="ce19" office:value-type="percentage" office:value="0.23">
            <text:p>23%</text:p>
          </table:table-cell>
          <table:table-cell table:style-name="ce19" table:formula="of:=1-SUM([.H66:.M66])" office:value-type="percentage" office:value="0.21">
            <text:p>21%</text:p>
          </table:table-cell>
          <table:table-cell table:style-name="ce9"/>
          <table:table-cell table:number-columns-repeated="1009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10">
            <text:p>10</text:p>
          </table:table-cell>
          <table:table-cell office:value-type="string">
            <text:p>Hawaii</text:p>
          </table:table-cell>
          <table:table-cell/>
          <table:table-cell table:style-name="ce12" office:value-type="float" office:value="4532">
            <text:p><text:s/>4,532 </text:p>
          </table:table-cell>
          <table:table-cell table:style-name="ce12"/>
          <table:table-cell table:style-name="ce9"/>
          <table:table-cell table:style-name="ce19" office:value-type="percentage" office:value="0.43">
            <text:p>43%</text:p>
          </table:table-cell>
          <table:table-cell table:style-name="ce19" office:value-type="percentage" office:value="0.15">
            <text:p>15%</text:p>
          </table:table-cell>
          <table:table-cell table:style-name="ce9"/>
          <table:table-cell table:style-name="ce19" office:value-type="percentage" office:value="0.03">
            <text:p>3%</text:p>
          </table:table-cell>
          <table:table-cell table:style-name="ce19" office:value-type="percentage" office:value="0.05">
            <text:p>5%</text:p>
          </table:table-cell>
          <table:table-cell table:style-name="ce19" office:value-type="percentage" office:value="0.34">
            <text:p>34%</text:p>
          </table:table-cell>
          <table:table-cell table:style-name="ce19" table:formula="of:=1-SUM([.H67:.M67])" office:value-type="percentage" office:value="0">
            <text:p>0%</text:p>
          </table:table-cell>
          <table:table-cell table:style-name="ce9"/>
          <table:table-cell table:number-columns-repeated="1009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12">
            <text:p>12</text:p>
          </table:table-cell>
          <table:table-cell office:value-type="string">
            <text:p>Idaho</text:p>
          </table:table-cell>
          <table:table-cell/>
          <table:table-cell table:style-name="ce12" office:value-type="float" office:value="4455">
            <text:p><text:s/>4,455 </text:p>
          </table:table-cell>
          <table:table-cell table:style-name="ce12"/>
          <table:table-cell table:style-name="ce9" table:number-columns-repeated="4"/>
          <table:table-cell table:style-name="ce19" office:value-type="percentage" office:value="0.16">
            <text:p>16%</text:p>
          </table:table-cell>
          <table:table-cell table:style-name="ce19" office:value-type="percentage" office:value="0.04">
            <text:p>4%</text:p>
          </table:table-cell>
          <table:table-cell table:style-name="ce19" office:value-type="percentage" office:value="0.2">
            <text:p>20%</text:p>
          </table:table-cell>
          <table:table-cell table:style-name="ce19" table:formula="of:=1-SUM([.H68:.M68])" office:value-type="percentage" office:value="0.6">
            <text:p>60%</text:p>
          </table:table-cell>
          <table:table-cell table:style-name="ce9"/>
          <table:table-cell table:number-columns-repeated="1009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string">
            <text:p>Illinois</text:p>
          </table:table-cell>
          <table:table-cell/>
          <table:table-cell table:style-name="ce12" office:value-type="float" office:value="49283">
            <text:p><text:s/>49,283 </text:p>
          </table:table-cell>
          <table:table-cell table:style-name="ce12"/>
          <table:table-cell table:style-name="ce9"/>
          <table:table-cell table:style-name="ce19" office:value-type="percentage" office:value="0.41">
            <text:p>41%</text:p>
          </table:table-cell>
          <table:table-cell table:style-name="ce9" table:number-columns-repeated="2"/>
          <table:table-cell table:style-name="ce19" office:value-type="percentage" office:value="0.01">
            <text:p>1%</text:p>
          </table:table-cell>
          <table:table-cell table:style-name="ce19" office:value-type="percentage" office:value="0.03">
            <text:p>3%</text:p>
          </table:table-cell>
          <table:table-cell table:style-name="ce19" office:value-type="percentage" office:value="0.35">
            <text:p>35%</text:p>
          </table:table-cell>
          <table:table-cell table:style-name="ce19" table:formula="of:=1-SUM([.H69:.M69])" office:value-type="percentage" office:value="0.2">
            <text:p>20%</text:p>
          </table:table-cell>
          <table:table-cell table:style-name="ce9"/>
          <table:table-cell table:number-columns-repeated="1009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18">
            <text:p>18</text:p>
          </table:table-cell>
          <table:table-cell office:value-type="string">
            <text:p>Iowa</text:p>
          </table:table-cell>
          <table:table-cell/>
          <table:table-cell table:style-name="ce12" office:value-type="float" office:value="6676">
            <text:p><text:s/>6,676 </text:p>
          </table:table-cell>
          <table:table-cell table:style-name="ce12"/>
          <table:table-cell table:style-name="ce9"/>
          <table:table-cell table:style-name="ce19" office:value-type="percentage" office:value="0.33">
            <text:p>33%</text:p>
          </table:table-cell>
          <table:table-cell table:style-name="ce19" office:value-type="percentage" office:value="0.16">
            <text:p>16%</text:p>
          </table:table-cell>
          <table:table-cell table:style-name="ce19" office:value-type="percentage" office:value="0.04">
            <text:p>4%</text:p>
          </table:table-cell>
          <table:table-cell table:style-name="ce19" office:value-type="percentage" office:value="0.1">
            <text:p>10%</text:p>
          </table:table-cell>
          <table:table-cell table:style-name="ce19" office:value-type="percentage" office:value="0.04">
            <text:p>4%</text:p>
          </table:table-cell>
          <table:table-cell table:style-name="ce19" office:value-type="percentage" office:value="0.15">
            <text:p>15%</text:p>
          </table:table-cell>
          <table:table-cell table:style-name="ce19" table:formula="of:=1-SUM([.H70:.M70])" office:value-type="percentage" office:value="0.18">
            <text:p>18%</text:p>
          </table:table-cell>
          <table:table-cell table:style-name="ce9"/>
          <table:table-cell table:number-columns-repeated="1009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13">
            <text:p>13</text:p>
          </table:table-cell>
          <table:table-cell office:value-type="string">
            <text:p>Kansas</text:p>
          </table:table-cell>
          <table:table-cell/>
          <table:table-cell table:style-name="ce12" office:value-type="float" office:value="8033">
            <text:p><text:s/>8,033 </text:p>
          </table:table-cell>
          <table:table-cell table:style-name="ce12"/>
          <table:table-cell table:style-name="ce9"/>
          <table:table-cell table:style-name="ce19" table:number-columns-repeated="7"/>
          <table:table-cell table:style-name="ce9"/>
          <table:table-cell table:number-columns-repeated="1009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string">
            <text:p>Maine</text:p>
          </table:table-cell>
          <table:table-cell/>
          <table:table-cell table:style-name="ce12" office:value-type="float" office:value="6123">
            <text:p><text:s/>6,123 </text:p>
          </table:table-cell>
          <table:table-cell table:style-name="ce12"/>
          <table:table-cell table:style-name="ce9"/>
          <table:table-cell table:style-name="ce19" table:number-columns-repeated="7"/>
          <table:table-cell table:style-name="ce9"/>
          <table:table-cell table:number-columns-repeated="1009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string">
            <text:p>Maryland</text:p>
          </table:table-cell>
          <table:table-cell/>
          <table:table-cell table:style-name="ce12" office:value-type="float" office:value="29480">
            <text:p><text:s/>29,480 </text:p>
          </table:table-cell>
          <table:table-cell table:style-name="ce12"/>
          <table:table-cell table:style-name="ce9"/>
          <table:table-cell table:style-name="ce19" office:value-type="percentage" office:value="0.29">
            <text:p>29%</text:p>
          </table:table-cell>
          <table:table-cell table:style-name="ce19" office:value-type="percentage" office:value="0.16">
            <text:p>16%</text:p>
          </table:table-cell>
          <table:table-cell table:style-name="ce9" table:number-columns-repeated="2"/>
          <table:table-cell table:style-name="ce19" office:value-type="percentage" office:value="0.02">
            <text:p>2%</text:p>
          </table:table-cell>
          <table:table-cell table:style-name="ce19" office:value-type="percentage" office:value="0.24">
            <text:p>24%</text:p>
          </table:table-cell>
          <table:table-cell table:style-name="ce19" table:formula="of:=1-SUM([.H73:.M73])" office:value-type="percentage" office:value="0.29">
            <text:p>29%</text:p>
          </table:table-cell>
          <table:table-cell table:style-name="ce9"/>
          <table:table-cell table:number-columns-repeated="1009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15">
            <text:p>15</text:p>
          </table:table-cell>
          <table:table-cell office:value-type="string">
            <text:p>Michigan</text:p>
          </table:table-cell>
          <table:table-cell/>
          <table:table-cell table:style-name="ce12" office:value-type="float" office:value="26842">
            <text:p><text:s/>26,842 </text:p>
          </table:table-cell>
          <table:table-cell table:style-name="ce12"/>
          <table:table-cell table:style-name="ce9"/>
          <table:table-cell table:style-name="ce19" office:value-type="percentage" office:value="0.34">
            <text:p>34%</text:p>
          </table:table-cell>
          <table:table-cell table:style-name="ce19" office:value-type="percentage" office:value="0.15">
            <text:p>15%</text:p>
          </table:table-cell>
          <table:table-cell table:style-name="ce19" office:value-type="percentage" office:value="0.02">
            <text:p>2%</text:p>
          </table:table-cell>
          <table:table-cell table:style-name="ce19" office:value-type="percentage" office:value="0.2">
            <text:p>20%</text:p>
          </table:table-cell>
          <table:table-cell table:style-name="ce19" office:value-type="percentage" office:value="0.04">
            <text:p>4%</text:p>
          </table:table-cell>
          <table:table-cell table:style-name="ce19" office:value-type="percentage" office:value="0.21">
            <text:p>21%</text:p>
          </table:table-cell>
          <table:table-cell table:style-name="ce19" table:formula="of:=1-SUM([.H74:.M74])" office:value-type="percentage" office:value="0.04">
            <text:p>4%</text:p>
          </table:table-cell>
          <table:table-cell table:style-name="ce9"/>
          <table:table-cell table:number-columns-repeated="1009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19">
            <text:p>19</text:p>
          </table:table-cell>
          <table:table-cell office:value-type="string">
            <text:p>Minnesota</text:p>
          </table:table-cell>
          <table:table-cell/>
          <table:table-cell table:style-name="ce12" office:value-type="float" office:value="10832">
            <text:p><text:s/>10,832 </text:p>
          </table:table-cell>
          <table:table-cell table:style-name="ce12"/>
          <table:table-cell table:style-name="ce9"/>
          <table:table-cell table:style-name="ce19" office:value-type="percentage" office:value="0.34">
            <text:p>34%</text:p>
          </table:table-cell>
          <table:table-cell table:style-name="ce19" office:value-type="percentage" office:value="0.1">
            <text:p>10%</text:p>
          </table:table-cell>
          <table:table-cell table:style-name="ce19" office:value-type="percentage" office:value="0.05">
            <text:p>5%</text:p>
          </table:table-cell>
          <table:table-cell table:style-name="ce19" office:value-type="percentage" office:value="0.22">
            <text:p>22%</text:p>
          </table:table-cell>
          <table:table-cell table:style-name="ce19" office:value-type="percentage" office:value="0.04">
            <text:p>4%</text:p>
          </table:table-cell>
          <table:table-cell table:style-name="ce19" office:value-type="percentage" office:value="0.23">
            <text:p>23%</text:p>
          </table:table-cell>
          <table:table-cell table:style-name="ce19" table:formula="of:=1-SUM([.H75:.M75])" office:value-type="percentage" office:value="0.02">
            <text:p>2%</text:p>
          </table:table-cell>
          <table:table-cell table:style-name="ce9"/>
          <table:table-cell table:number-columns-repeated="1009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string">
            <text:p>New Hampshire</text:p>
          </table:table-cell>
          <table:table-cell/>
          <table:table-cell table:style-name="ce12" office:value-type="float" office:value="5988">
            <text:p><text:s/>5,988 </text:p>
          </table:table-cell>
          <table:table-cell table:style-name="ce12"/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string">
            <text:p>New Mexico</text:p>
          </table:table-cell>
          <table:table-cell/>
          <table:table-cell table:style-name="ce12" office:value-type="float" office:value="10876">
            <text:p><text:s/>10,876 </text:p>
          </table:table-cell>
          <table:table-cell table:style-name="ce12"/>
          <table:table-cell table:style-name="ce9"/>
          <table:table-cell table:style-name="ce19" office:value-type="percentage" office:value="0.25">
            <text:p>25%</text:p>
          </table:table-cell>
          <table:table-cell table:style-name="ce19" office:value-type="percentage" office:value="0.15">
            <text:p>15%</text:p>
          </table:table-cell>
          <table:table-cell table:style-name="ce19" office:value-type="percentage" office:value="0.02">
            <text:p>2%</text:p>
          </table:table-cell>
          <table:table-cell table:style-name="ce19" office:value-type="percentage" office:value="0.27">
            <text:p>27%</text:p>
          </table:table-cell>
          <table:table-cell table:style-name="ce19" office:value-type="percentage" office:value="0.02">
            <text:p>2%</text:p>
          </table:table-cell>
          <table:table-cell table:style-name="ce19" office:value-type="percentage" office:value="0.27">
            <text:p>27%</text:p>
          </table:table-cell>
          <table:table-cell table:style-name="ce19" table:formula="of:=1-SUM([.H77:.M77])" office:value-type="percentage" office:value="0.02">
            <text:p>2%</text:p>
          </table:table-cell>
          <table:table-cell table:style-name="ce9"/>
          <table:table-cell table:number-columns-repeated="1009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23">
            <text:p>23</text:p>
          </table:table-cell>
          <table:table-cell office:value-type="string">
            <text:p>North Dakota</text:p>
          </table:table-cell>
          <table:table-cell/>
          <table:table-cell table:style-name="ce12" office:value-type="float" office:value="795">
            <text:p><text:s/>795 </text:p>
          </table:table-cell>
          <table:table-cell table:style-name="ce12"/>
          <table:table-cell table:style-name="ce9"/>
          <table:table-cell table:style-name="ce19" office:value-type="percentage" office:value="0.13">
            <text:p>13%</text:p>
          </table:table-cell>
          <table:table-cell table:style-name="ce19" office:value-type="percentage" office:value="0.1">
            <text:p>10%</text:p>
          </table:table-cell>
          <table:table-cell table:style-name="ce19" office:value-type="percentage" office:value="0.02">
            <text:p>2%</text:p>
          </table:table-cell>
          <table:table-cell table:style-name="ce19" office:value-type="percentage" office:value="0.69">
            <text:p>69%</text:p>
          </table:table-cell>
          <table:table-cell table:style-name="ce19" office:value-type="percentage" office:value="0.02">
            <text:p>2%</text:p>
          </table:table-cell>
          <table:table-cell table:style-name="ce19" office:value-type="percentage" office:value="0.05">
            <text:p>5%</text:p>
          </table:table-cell>
          <table:table-cell table:style-name="ce19" table:formula="of:=1-SUM([.H78:.M78])" office:value-type="percentage" office:value="-0.0100000000000002">
            <text:p>-1%</text:p>
          </table:table-cell>
          <table:table-cell table:style-name="ce9"/>
          <table:table-cell table:number-columns-repeated="1009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21">
            <text:p>21</text:p>
          </table:table-cell>
          <table:table-cell office:value-type="string">
            <text:p>Ohio</text:p>
          </table:table-cell>
          <table:table-cell/>
          <table:table-cell table:style-name="ce12" office:value-type="float" office:value="20433">
            <text:p><text:s/>20,433 </text:p>
          </table:table-cell>
          <table:table-cell table:style-name="ce12"/>
          <table:table-cell table:style-name="ce9"/>
          <table:table-cell table:style-name="ce19" office:value-type="percentage" office:value="0.2">
            <text:p>20%</text:p>
          </table:table-cell>
          <table:table-cell table:style-name="ce19" office:value-type="percentage" office:value="0.06">
            <text:p>6%</text:p>
          </table:table-cell>
          <table:table-cell table:style-name="ce19" office:value-type="percentage" office:value="0.15">
            <text:p>15%</text:p>
          </table:table-cell>
          <table:table-cell table:style-name="ce19" office:value-type="percentage" office:value="0.41">
            <text:p>41%</text:p>
          </table:table-cell>
          <table:table-cell table:style-name="ce19" office:value-type="percentage" office:value="0.02">
            <text:p>2%</text:p>
          </table:table-cell>
          <table:table-cell table:style-name="ce19" office:value-type="percentage" office:value="0.08">
            <text:p>8%</text:p>
          </table:table-cell>
          <table:table-cell table:style-name="ce19" table:formula="of:=1-SUM([.H79:.M79])" office:value-type="percentage" office:value="0.0800000000000001">
            <text:p>8%</text:p>
          </table:table-cell>
          <table:table-cell table:style-name="ce9"/>
          <table:table-cell table:number-columns-repeated="1009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20">
            <text:p>20</text:p>
          </table:table-cell>
          <table:table-cell office:value-type="string">
            <text:p>Utah</text:p>
          </table:table-cell>
          <table:table-cell/>
          <table:table-cell table:style-name="ce12" office:value-type="float" office:value="4792">
            <text:p><text:s/>4,792 </text:p>
          </table:table-cell>
          <table:table-cell table:style-name="ce12"/>
          <table:table-cell table:style-name="ce9"/>
          <table:table-cell table:style-name="ce19" office:value-type="percentage" office:value="0.6">
            <text:p>60%</text:p>
          </table:table-cell>
          <table:table-cell table:style-name="ce19" office:value-type="percentage" office:value="0.06">
            <text:p>6%</text:p>
          </table:table-cell>
          <table:table-cell table:style-name="ce19" office:value-type="percentage" office:value="0.03">
            <text:p>3%</text:p>
          </table:table-cell>
          <table:table-cell table:style-name="ce19" office:value-type="percentage" office:value="0.01">
            <text:p>1%</text:p>
          </table:table-cell>
          <table:table-cell table:style-name="ce19" office:value-type="percentage" office:value="0.08">
            <text:p>8%</text:p>
          </table:table-cell>
          <table:table-cell table:style-name="ce19" office:value-type="percentage" office:value="0.22">
            <text:p>22%</text:p>
          </table:table-cell>
          <table:table-cell table:style-name="ce19" table:formula="of:=1-SUM([.H80:.M80])" office:value-type="percentage" office:value="0">
            <text:p>0%</text:p>
          </table:table-cell>
          <table:table-cell table:style-name="ce9"/>
          <table:table-cell table:number-columns-repeated="1009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14">
            <text:p>14</text:p>
          </table:table-cell>
          <table:table-cell office:value-type="string">
            <text:p>Washington</text:p>
          </table:table-cell>
          <table:table-cell/>
          <table:table-cell table:style-name="ce12" office:value-type="float" office:value="17714">
            <text:p><text:s/>17,714 </text:p>
          </table:table-cell>
          <table:table-cell table:style-name="ce12"/>
          <table:table-cell table:style-name="ce9"/>
          <table:table-cell table:style-name="ce19" office:value-type="percentage" office:value="0.43">
            <text:p>43%</text:p>
          </table:table-cell>
          <table:table-cell table:style-name="ce19" office:value-type="percentage" office:value="0.1">
            <text:p>10%</text:p>
          </table:table-cell>
          <table:table-cell table:style-name="ce19" office:value-type="percentage" office:value="0.02">
            <text:p>2%</text:p>
          </table:table-cell>
          <table:table-cell table:style-name="ce19" office:value-type="percentage" office:value="0">
            <text:p>0%</text:p>
          </table:table-cell>
          <table:table-cell table:style-name="ce19" office:value-type="percentage" office:value="0.05">
            <text:p>5%</text:p>
          </table:table-cell>
          <table:table-cell table:style-name="ce19" office:value-type="percentage" office:value="0.27">
            <text:p>27%</text:p>
          </table:table-cell>
          <table:table-cell table:style-name="ce19" table:formula="of:=1-SUM([.H81:.M81])" office:value-type="percentage" office:value="0.13">
            <text:p>13%</text:p>
          </table:table-cell>
          <table:table-cell table:style-name="ce9"/>
          <table:table-cell table:number-columns-repeated="1009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string">
            <text:p>West Virginia</text:p>
          </table:table-cell>
          <table:table-cell/>
          <table:table-cell table:style-name="ce12" office:value-type="float" office:value="31645">
            <text:p><text:s/>31,645 </text:p>
          </table:table-cell>
          <table:table-cell table:style-name="ce12"/>
          <table:table-cell table:style-name="ce9"/>
          <table:table-cell table:style-name="ce19" office:value-type="percentage" office:value="0.22">
            <text:p>22%</text:p>
          </table:table-cell>
          <table:table-cell table:style-name="ce19" office:value-type="percentage" office:value="0.03">
            <text:p>3%</text:p>
          </table:table-cell>
          <table:table-cell table:style-name="ce19" office:value-type="percentage" office:value="0.02">
            <text:p>2%</text:p>
          </table:table-cell>
          <table:table-cell table:style-name="ce19" office:value-type="percentage" office:value="0.06">
            <text:p>6%</text:p>
          </table:table-cell>
          <table:table-cell table:style-name="ce19" office:value-type="percentage" office:value="0.02">
            <text:p>2%</text:p>
          </table:table-cell>
          <table:table-cell table:style-name="ce19" office:value-type="percentage" office:value="0.6">
            <text:p>60%</text:p>
          </table:table-cell>
          <table:table-cell table:style-name="ce19" table:formula="of:=1-SUM([.H82:.M82])" office:value-type="percentage" office:value="0.0499999999999999">
            <text:p>5%</text:p>
          </table:table-cell>
          <table:table-cell table:style-name="ce9"/>
          <table:table-cell table:number-columns-repeated="1009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22">
            <text:p>22</text:p>
          </table:table-cell>
          <table:table-cell office:value-type="string">
            <text:p>Wisconsin</text:p>
          </table:table-cell>
          <table:table-cell/>
          <table:table-cell table:style-name="ce12" office:value-type="float" office:value="7819">
            <text:p><text:s/>7,819 </text:p>
          </table:table-cell>
          <table:table-cell table:style-name="ce12"/>
          <table:table-cell table:style-name="ce9"/>
          <table:table-cell table:style-name="ce19" office:value-type="percentage" office:value="0.4">
            <text:p>40%</text:p>
          </table:table-cell>
          <table:table-cell table:style-name="ce19" office:value-type="percentage" office:value="0.27">
            <text:p>27%</text:p>
          </table:table-cell>
          <table:table-cell table:style-name="ce9"/>
          <table:table-cell table:style-name="ce19" office:value-type="percentage" office:value="0.14">
            <text:p>14%</text:p>
          </table:table-cell>
          <table:table-cell table:style-name="ce19" office:value-type="percentage" office:value="0.04">
            <text:p>4%</text:p>
          </table:table-cell>
          <table:table-cell table:style-name="ce19" office:value-type="percentage" office:value="0.15">
            <text:p>15%</text:p>
          </table:table-cell>
          <table:table-cell table:style-name="ce19" table:formula="of:=1-SUM([.H83:.M83])" office:value-type="percentage" office:value="0">
            <text:p>0%</text:p>
          </table:table-cell>
          <table:table-cell table:style-name="ce9"/>
          <table:table-cell table:number-columns-repeated="1009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17">
            <text:p>17</text:p>
          </table:table-cell>
          <table:table-cell office:value-type="string">
            <text:p>Wyoming</text:p>
          </table:table-cell>
          <table:table-cell/>
          <table:table-cell table:style-name="ce12" office:value-type="float" office:value="1222">
            <text:p><text:s/>1,222 </text:p>
          </table:table-cell>
          <table:table-cell table:style-name="ce12"/>
          <table:table-cell table:style-name="ce9"/>
          <table:table-cell table:style-name="ce19" office:value-type="percentage" office:value="0.41">
            <text:p>41%</text:p>
          </table:table-cell>
          <table:table-cell table:style-name="ce19" office:value-type="percentage" office:value="0.1">
            <text:p>10%</text:p>
          </table:table-cell>
          <table:table-cell table:style-name="ce19" office:value-type="percentage" office:value="0.01">
            <text:p>1%</text:p>
          </table:table-cell>
          <table:table-cell table:style-name="ce19" office:value-type="percentage" office:value="0.26">
            <text:p>26%</text:p>
          </table:table-cell>
          <table:table-cell table:style-name="ce19" office:value-type="percentage" office:value="0.05">
            <text:p>5%</text:p>
          </table:table-cell>
          <table:table-cell table:style-name="ce19" office:value-type="percentage" office:value="0.15">
            <text:p>15%</text:p>
          </table:table-cell>
          <table:table-cell table:style-name="ce19" table:formula="of:=1-SUM([.H84:.M84])" office:value-type="percentage" office:value="0.02">
            <text:p>2%</text:p>
          </table:table-cell>
          <table:table-cell table:style-name="ce9"/>
          <table:table-cell table:number-columns-repeated="1009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string">
            <text:p>West Virginia</text:p>
          </table:table-cell>
          <table:table-cell/>
          <table:table-cell table:style-name="ce12" office:value-type="float" office:value="32819">
            <text:p><text:s/>32,819 </text:p>
          </table:table-cell>
          <table:table-cell table:style-name="ce12"/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string">
            <text:p>Missouri</text:p>
          </table:table-cell>
          <table:table-cell/>
          <table:table-cell table:style-name="ce12" office:value-type="float" office:value="48537">
            <text:p><text:s/>48,537 </text:p>
          </table:table-cell>
          <table:table-cell table:style-name="ce12"/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string">
            <text:p>Arizona</text:p>
          </table:table-cell>
          <table:table-cell/>
          <table:table-cell table:style-name="ce12" office:value-type="float" office:value="41282">
            <text:p><text:s/>41,282 </text:p>
          </table:table-cell>
          <table:table-cell table:style-name="ce12"/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string">
            <text:p>District of Columbia</text:p>
          </table:table-cell>
          <table:table-cell/>
          <table:table-cell table:style-name="ce12" office:value-type="float" office:value="4144">
            <text:p><text:s/>4,144 </text:p>
          </table:table-cell>
          <table:table-cell table:style-name="ce12"/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string">
            <text:p>Florida</text:p>
          </table:table-cell>
          <table:table-cell/>
          <table:table-cell table:style-name="ce12" office:value-type="float" office:value="118605">
            <text:p><text:s/>118,605 </text:p>
          </table:table-cell>
          <table:table-cell table:style-name="ce12"/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string">
            <text:p>New Mexico</text:p>
          </table:table-cell>
          <table:table-cell/>
          <table:table-cell table:style-name="ce12" office:value-type="float" office:value="11260">
            <text:p><text:s/>11,260 </text:p>
          </table:table-cell>
          <table:table-cell table:style-name="ce12"/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string">
            <text:p>Maryland</text:p>
          </table:table-cell>
          <table:table-cell/>
          <table:table-cell table:style-name="ce12" office:value-type="float" office:value="29091">
            <text:p><text:s/>29,091 </text:p>
          </table:table-cell>
          <table:table-cell table:style-name="ce12"/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string">
            <text:p>Illinois</text:p>
          </table:table-cell>
          <table:table-cell/>
          <table:table-cell table:style-name="ce12" office:value-type="float" office:value="49138">
            <text:p><text:s/>49,138 </text:p>
          </table:table-cell>
          <table:table-cell table:style-name="ce12"/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string">
            <text:p>Hawaii</text:p>
          </table:table-cell>
          <table:table-cell/>
          <table:table-cell table:style-name="ce12" office:value-type="float" office:value="4505">
            <text:p><text:s/>4,505 </text:p>
          </table:table-cell>
          <table:table-cell table:style-name="ce12"/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0">
            <text:p>10</text:p>
          </table:table-cell>
          <table:table-cell office:value-type="string">
            <text:p>Arkansas</text:p>
          </table:table-cell>
          <table:table-cell/>
          <table:table-cell table:style-name="ce12" office:value-type="float" office:value="9706">
            <text:p><text:s/>9,706 </text:p>
          </table:table-cell>
          <table:table-cell table:style-name="ce12"/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1">
            <text:p>11</text:p>
          </table:table-cell>
          <table:table-cell office:value-type="string">
            <text:p>Idaho</text:p>
          </table:table-cell>
          <table:table-cell/>
          <table:table-cell table:style-name="ce12" office:value-type="float" office:value="4698">
            <text:p><text:s/>4,698 </text:p>
          </table:table-cell>
          <table:table-cell table:style-name="ce12"/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2">
            <text:p>12</text:p>
          </table:table-cell>
          <table:table-cell office:value-type="string">
            <text:p>Michigan</text:p>
          </table:table-cell>
          <table:table-cell/>
          <table:table-cell table:style-name="ce12" office:value-type="float" office:value="27708">
            <text:p><text:s/>27,708 </text:p>
          </table:table-cell>
          <table:table-cell table:style-name="ce12"/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3">
            <text:p>13</text:p>
          </table:table-cell>
          <table:table-cell office:value-type="string">
            <text:p>Washington</text:p>
          </table:table-cell>
          <table:table-cell/>
          <table:table-cell table:style-name="ce12" office:value-type="float" office:value="17538">
            <text:p><text:s/>17,538 </text:p>
          </table:table-cell>
          <table:table-cell table:style-name="ce12"/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4">
            <text:p>14</text:p>
          </table:table-cell>
          <table:table-cell office:value-type="string">
            <text:p>Wyoming</text:p>
          </table:table-cell>
          <table:table-cell/>
          <table:table-cell table:style-name="ce12" office:value-type="float" office:value="1366">
            <text:p><text:s/>1,366 </text:p>
          </table:table-cell>
          <table:table-cell table:style-name="ce12"/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5">
            <text:p>15</text:p>
          </table:table-cell>
          <table:table-cell office:value-type="string">
            <text:p>New York</text:p>
          </table:table-cell>
          <table:table-cell/>
          <table:table-cell table:style-name="ce12" office:value-type="float" office:value="49984">
            <text:p><text:s/>49,984 </text:p>
          </table:table-cell>
          <table:table-cell table:style-name="ce12"/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6">
            <text:p>16</text:p>
          </table:table-cell>
          <table:table-cell office:value-type="string">
            <text:p>Connecticut</text:p>
          </table:table-cell>
          <table:table-cell/>
          <table:table-cell table:style-name="ce12" office:value-type="float" office:value="8479">
            <text:p><text:s/>8,479 </text:p>
          </table:table-cell>
          <table:table-cell table:style-name="ce12"/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7">
            <text:p>17</text:p>
          </table:table-cell>
          <table:table-cell office:value-type="string">
            <text:p>Minnesota</text:p>
          </table:table-cell>
          <table:table-cell/>
          <table:table-cell table:style-name="ce12" office:value-type="float" office:value="11375">
            <text:p><text:s/>11,375 </text:p>
          </table:table-cell>
          <table:table-cell table:style-name="ce12"/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8">
            <text:p>18</text:p>
          </table:table-cell>
          <table:table-cell office:value-type="string">
            <text:p>Iowa</text:p>
          </table:table-cell>
          <table:table-cell/>
          <table:table-cell table:style-name="ce12" office:value-type="float" office:value="5947">
            <text:p><text:s/>5,947 </text:p>
          </table:table-cell>
          <table:table-cell table:style-name="ce12"/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9">
            <text:p>19</text:p>
          </table:table-cell>
          <table:table-cell office:value-type="string">
            <text:p>Utah</text:p>
          </table:table-cell>
          <table:table-cell/>
          <table:table-cell table:style-name="ce12" office:value-type="float" office:value="4659">
            <text:p><text:s/>4,659 </text:p>
          </table:table-cell>
          <table:table-cell table:style-name="ce12"/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0">
            <text:p>20</text:p>
          </table:table-cell>
          <table:table-cell office:value-type="string">
            <text:p>Ohio</text:p>
          </table:table-cell>
          <table:table-cell/>
          <table:table-cell table:style-name="ce12" office:value-type="float" office:value="19864">
            <text:p><text:s/>19,864 </text:p>
          </table:table-cell>
          <table:table-cell table:style-name="ce12"/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1">
            <text:p>21</text:p>
          </table:table-cell>
          <table:table-cell office:value-type="string">
            <text:p>Wisconsin</text:p>
          </table:table-cell>
          <table:table-cell/>
          <table:table-cell table:style-name="ce12" office:value-type="float" office:value="7683">
            <text:p><text:s/>7,683 </text:p>
          </table:table-cell>
          <table:table-cell table:style-name="ce12"/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2">
            <text:p>22</text:p>
          </table:table-cell>
          <table:table-cell office:value-type="string">
            <text:p>North Dakota</text:p>
          </table:table-cell>
          <table:table-cell/>
          <table:table-cell table:style-name="ce12" office:value-type="float" office:value="795">
            <text:p><text:s/>795 </text:p>
          </table:table-cell>
          <table:table-cell table:style-name="ce12"/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">
            <text:p>1</text:p>
          </table:table-cell>
          <table:table-cell office:value-type="string">
            <text:p>West Virginia</text:p>
          </table:table-cell>
          <table:table-cell/>
          <table:table-cell table:style-name="ce12" office:value-type="float" office:value="30879.2">
            <text:p><text:s/>30,879 </text:p>
          </table:table-cell>
          <table:table-cell table:style-name="ce12" office:value-type="float" office:value="53240">
            <text:p><text:s/>53,240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">
            <text:p>2</text:p>
          </table:table-cell>
          <table:table-cell office:value-type="string">
            <text:p>Missouri</text:p>
          </table:table-cell>
          <table:table-cell office:value-type="string">
            <text:p>unified</text:p>
          </table:table-cell>
          <table:table-cell table:style-name="ce12" office:value-type="float" office:value="52058.2">
            <text:p><text:s/>52,058 </text:p>
          </table:table-cell>
          <table:table-cell table:style-name="ce12" office:value-type="float" office:value="113170">
            <text:p><text:s/>113,170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">
            <text:p>3</text:p>
          </table:table-cell>
          <table:table-cell office:value-type="string">
            <text:p>Maine</text:p>
          </table:table-cell>
          <table:table-cell/>
          <table:table-cell table:style-name="ce12" office:value-type="float" office:value="6424.7">
            <text:p><text:s/>6,425 </text:p>
          </table:table-cell>
          <table:table-cell table:style-name="ce12" office:value-type="float" office:value="15670">
            <text:p><text:s/>15,670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  <table:table-cell office:value-type="string">
            <text:p>District of Columbia</text:p>
          </table:table-cell>
          <table:table-cell office:value-type="string">
            <text:p>unified</text:p>
          </table:table-cell>
          <table:table-cell table:style-name="ce12" office:value-type="float" office:value="5405.6">
            <text:p><text:s/>5,406 </text:p>
          </table:table-cell>
          <table:table-cell table:style-name="ce12" office:value-type="float" office:value="13514">
            <text:p><text:s/>13,514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">
            <text:p>5</text:p>
          </table:table-cell>
          <table:table-cell office:value-type="string">
            <text:p>Washington</text:p>
          </table:table-cell>
          <table:table-cell/>
          <table:table-cell table:style-name="ce12" office:value-type="float" office:value="28497.4">
            <text:p><text:s/>28,497 </text:p>
          </table:table-cell>
          <table:table-cell table:style-name="ce12" office:value-type="float" office:value="77020">
            <text:p><text:s/>77,020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">
            <text:p>6</text:p>
          </table:table-cell>
          <table:table-cell office:value-type="string">
            <text:p>Illinois</text:p>
          </table:table-cell>
          <table:table-cell office:value-type="string">
            <text:p>unified</text:p>
          </table:table-cell>
          <table:table-cell table:style-name="ce12" office:value-type="float" office:value="55152.36">
            <text:p><text:s/>55,152 </text:p>
          </table:table-cell>
          <table:table-cell table:style-name="ce12" office:value-type="float" office:value="153201">
            <text:p><text:s/>153,201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">
            <text:p>7</text:p>
          </table:table-cell>
          <table:table-cell office:value-type="string">
            <text:p>New Mexico</text:p>
          </table:table-cell>
          <table:table-cell/>
          <table:table-cell table:style-name="ce12" office:value-type="float" office:value="12542.94">
            <text:p><text:s/>12,543 </text:p>
          </table:table-cell>
          <table:table-cell table:style-name="ce12" office:value-type="float" office:value="36891">
            <text:p><text:s/>36,891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">
            <text:p>8</text:p>
          </table:table-cell>
          <table:table-cell office:value-type="string">
            <text:p>Hawaii</text:p>
          </table:table-cell>
          <table:table-cell/>
          <table:table-cell table:style-name="ce12" office:value-type="float" office:value="4814.4">
            <text:p><text:s/>4,814 </text:p>
          </table:table-cell>
          <table:table-cell table:style-name="ce12" office:value-type="float" office:value="14160">
            <text:p><text:s/>14,160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9">
            <text:p>9</text:p>
          </table:table-cell>
          <table:table-cell office:value-type="string">
            <text:p>Kentucky</text:p>
          </table:table-cell>
          <table:table-cell/>
          <table:table-cell table:style-name="ce12" office:value-type="float" office:value="26845.17">
            <text:p><text:s/>26,845 </text:p>
          </table:table-cell>
          <table:table-cell table:style-name="ce12" office:value-type="float" office:value="81349">
            <text:p><text:s/>81,349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">
            <text:p>10</text:p>
          </table:table-cell>
          <table:table-cell office:value-type="string">
            <text:p>Oregon</text:p>
          </table:table-cell>
          <table:table-cell/>
          <table:table-cell table:style-name="ce12" office:value-type="float" office:value="13644.3">
            <text:p><text:s/>13,644 </text:p>
          </table:table-cell>
          <table:table-cell table:style-name="ce12" office:value-type="float" office:value="45481">
            <text:p><text:s/>45,481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1">
            <text:p>11</text:p>
          </table:table-cell>
          <table:table-cell office:value-type="string">
            <text:p>Massachusetts</text:p>
          </table:table-cell>
          <table:table-cell/>
          <table:table-cell table:style-name="ce12" office:value-type="float" office:value="37818.6">
            <text:p><text:s/>37,819 </text:p>
          </table:table-cell>
          <table:table-cell table:style-name="ce12" office:value-type="float" office:value="126062">
            <text:p><text:s/>126,062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2">
            <text:p>12</text:p>
          </table:table-cell>
          <table:table-cell office:value-type="string">
            <text:p>Arizona</text:p>
          </table:table-cell>
          <table:table-cell/>
          <table:table-cell table:style-name="ce12" office:value-type="float" office:value="36711.74">
            <text:p><text:s/>36,712 </text:p>
          </table:table-cell>
          <table:table-cell table:style-name="ce12" office:value-type="float" office:value="141199">
            <text:p><text:s/>141,199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3">
            <text:p>13</text:p>
          </table:table-cell>
          <table:table-cell office:value-type="string">
            <text:p>New Hampshire</text:p>
          </table:table-cell>
          <table:table-cell/>
          <table:table-cell table:style-name="ce12" office:value-type="float" office:value="7670.78">
            <text:p><text:s/>7,671 </text:p>
          </table:table-cell>
          <table:table-cell table:style-name="ce12" office:value-type="float" office:value="29503">
            <text:p><text:s/>29,503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4">
            <text:p>14</text:p>
          </table:table-cell>
          <table:table-cell office:value-type="string">
            <text:p>Utah</text:p>
          </table:table-cell>
          <table:table-cell/>
          <table:table-cell table:style-name="ce12" office:value-type="float" office:value="5448.5">
            <text:p><text:s/>5,449 </text:p>
          </table:table-cell>
          <table:table-cell table:style-name="ce12" office:value-type="float" office:value="21794">
            <text:p><text:s/>21,794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5">
            <text:p>15</text:p>
          </table:table-cell>
          <table:table-cell office:value-type="string">
            <text:p>Michigan</text:p>
          </table:table-cell>
          <table:table-cell/>
          <table:table-cell table:style-name="ce12" office:value-type="float" office:value="31856.16">
            <text:p><text:s/>31,856 </text:p>
          </table:table-cell>
          <table:table-cell table:style-name="ce12" office:value-type="float" office:value="132734">
            <text:p><text:s/>132,734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6">
            <text:p>16</text:p>
          </table:table-cell>
          <table:table-cell office:value-type="string">
            <text:p>Nevada</text:p>
          </table:table-cell>
          <table:table-cell/>
          <table:table-cell table:style-name="ce12" office:value-type="float" office:value="12495.36">
            <text:p><text:s/>12,495 </text:p>
          </table:table-cell>
          <table:table-cell table:style-name="ce12" office:value-type="float" office:value="52064">
            <text:p><text:s/>52,064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7">
            <text:p>17</text:p>
          </table:table-cell>
          <table:table-cell office:value-type="string">
            <text:p>Florida</text:p>
          </table:table-cell>
          <table:table-cell/>
          <table:table-cell table:style-name="ce12" office:value-type="float" office:value="114102.08">
            <text:p><text:s/>114,102 </text:p>
          </table:table-cell>
          <table:table-cell table:style-name="ce12" office:value-type="float" office:value="496096">
            <text:p><text:s/>496,096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8">
            <text:p>18</text:p>
          </table:table-cell>
          <table:table-cell office:value-type="string">
            <text:p>Kansas</text:p>
          </table:table-cell>
          <table:table-cell office:value-type="string">
            <text:p>unified</text:p>
          </table:table-cell>
          <table:table-cell table:style-name="ce12" office:value-type="float" office:value="7645.89">
            <text:p><text:s/>7,646 </text:p>
          </table:table-cell>
          <table:table-cell table:style-name="ce12" office:value-type="float" office:value="36409">
            <text:p><text:s/>36,409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9">
            <text:p>19</text:p>
          </table:table-cell>
          <table:table-cell office:value-type="string">
            <text:p>Connecticut</text:p>
          </table:table-cell>
          <table:table-cell office:value-type="string">
            <text:p>unified</text:p>
          </table:table-cell>
          <table:table-cell table:style-name="ce12" office:value-type="float" office:value="7414.37">
            <text:p><text:s/>7,414 </text:p>
          </table:table-cell>
          <table:table-cell table:style-name="ce12" office:value-type="float" office:value="39023">
            <text:p><text:s/>39,023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0">
            <text:p>20</text:p>
          </table:table-cell>
          <table:table-cell office:value-type="string">
            <text:p>Vermont</text:p>
          </table:table-cell>
          <table:table-cell/>
          <table:table-cell table:style-name="ce12" office:value-type="float" office:value="3735.54">
            <text:p><text:s/>3,736 </text:p>
          </table:table-cell>
          <table:table-cell table:style-name="ce12" office:value-type="float" office:value="20753">
            <text:p><text:s/>20,753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1">
            <text:p>21</text:p>
          </table:table-cell>
          <table:table-cell office:value-type="string">
            <text:p>Arkansas</text:p>
          </table:table-cell>
          <table:table-cell/>
          <table:table-cell table:style-name="ce12" office:value-type="float" office:value="9211.11">
            <text:p><text:s/>9,211 </text:p>
          </table:table-cell>
          <table:table-cell table:style-name="ce12" office:value-type="float" office:value="54183">
            <text:p><text:s/>54,183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2">
            <text:p>22</text:p>
          </table:table-cell>
          <table:table-cell office:value-type="string">
            <text:p>Iowa</text:p>
          </table:table-cell>
          <table:table-cell office:value-type="string">
            <text:p>unified</text:p>
          </table:table-cell>
          <table:table-cell table:style-name="ce12" office:value-type="float" office:value="6563.55">
            <text:p><text:s/>6,564 </text:p>
          </table:table-cell>
          <table:table-cell table:style-name="ce12" office:value-type="float" office:value="43757">
            <text:p><text:s/>43,757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3">
            <text:p>23</text:p>
          </table:table-cell>
          <table:table-cell office:value-type="string">
            <text:p>New York</text:p>
          </table:table-cell>
          <table:table-cell/>
          <table:table-cell table:style-name="ce12" office:value-type="float" office:value="57706.02">
            <text:p><text:s/>57,706 </text:p>
          </table:table-cell>
          <table:table-cell table:style-name="ce12" office:value-type="float" office:value="641178">
            <text:p><text:s/>641,178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4">
            <text:p>24</text:p>
          </table:table-cell>
          <table:table-cell office:value-type="string">
            <text:p>Ohio</text:p>
          </table:table-cell>
          <table:table-cell/>
          <table:table-cell table:style-name="ce12" office:value-type="float" office:value="17647.49">
            <text:p><text:s/>17,647 </text:p>
          </table:table-cell>
          <table:table-cell table:style-name="ce12" office:value-type="float" office:value="252107">
            <text:p><text:s/>252,107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5">
            <text:p>25</text:p>
          </table:table-cell>
          <table:table-cell office:value-type="string">
            <text:p>Tennessee</text:p>
          </table:table-cell>
          <table:table-cell/>
          <table:table-cell table:style-name="ce12" office:value-type="float" office:value="6775.44">
            <text:p><text:s/>6,775 </text:p>
          </table:table-cell>
          <table:table-cell table:style-name="ce12" office:value-type="float" office:value="96792">
            <text:p><text:s/>96,792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6">
            <text:p>26</text:p>
          </table:table-cell>
          <table:table-cell office:value-type="string">
            <text:p>North Dakota</text:p>
          </table:table-cell>
          <table:table-cell office:value-type="string">
            <text:p>unified</text:p>
          </table:table-cell>
          <table:table-cell table:style-name="ce12" office:value-type="float" office:value="1049.76">
            <text:p><text:s/>1,050 </text:p>
          </table:table-cell>
          <table:table-cell table:style-name="ce12" office:value-type="float" office:value="17496">
            <text:p><text:s/>17,496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7">
            <text:p>27</text:p>
          </table:table-cell>
          <table:table-cell office:value-type="string">
            <text:p>Maryland</text:p>
          </table:table-cell>
          <table:table-cell/>
          <table:table-cell table:style-name="ce12" office:value-type="float" office:value="4631.35">
            <text:p><text:s/>4,631 </text:p>
          </table:table-cell>
          <table:table-cell table:style-name="ce12" office:value-type="float" office:value="92627">
            <text:p><text:s/>92,627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office:value-type="string">
            <text:p>West Virginia</text:p>
          </table:table-cell>
          <table:table-cell/>
          <table:table-cell table:style-name="ce12" office:value-type="float" office:value="30579.34">
            <text:p><text:s/>30,579 </text:p>
          </table:table-cell>
          <table:table-cell table:style-name="ce12" office:value-type="float" office:value="52723">
            <text:p><text:s/>52,723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">
            <text:p>2</text:p>
          </table:table-cell>
          <table:table-cell office:value-type="string">
            <text:p>Missouri</text:p>
          </table:table-cell>
          <table:table-cell office:value-type="string">
            <text:p>unified</text:p>
          </table:table-cell>
          <table:table-cell table:style-name="ce12" office:value-type="float" office:value="49379.4">
            <text:p><text:s/>49,379 </text:p>
          </table:table-cell>
          <table:table-cell table:style-name="ce12" office:value-type="float" office:value="109732">
            <text:p><text:s/>109,732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">
            <text:p>3</text:p>
          </table:table-cell>
          <table:table-cell office:value-type="string">
            <text:p>Kentucky</text:p>
          </table:table-cell>
          <table:table-cell/>
          <table:table-cell table:style-name="ce12" office:value-type="float" office:value="28171.02">
            <text:p><text:s/>28,171 </text:p>
          </table:table-cell>
          <table:table-cell table:style-name="ce12" office:value-type="float" office:value="65514">
            <text:p><text:s/>65,514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">
            <text:p>4</text:p>
          </table:table-cell>
          <table:table-cell office:value-type="string">
            <text:p>Maine</text:p>
          </table:table-cell>
          <table:table-cell/>
          <table:table-cell table:style-name="ce12" office:value-type="float" office:value="6572.58">
            <text:p><text:s/>6,573 </text:p>
          </table:table-cell>
          <table:table-cell table:style-name="ce12" office:value-type="float" office:value="15649">
            <text:p><text:s/>15,649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">
            <text:p>5</text:p>
          </table:table-cell>
          <table:table-cell office:value-type="string">
            <text:p>District of Columbia</text:p>
          </table:table-cell>
          <table:table-cell office:value-type="string">
            <text:p>unified</text:p>
          </table:table-cell>
          <table:table-cell table:style-name="ce12" office:value-type="float" office:value="5353.06">
            <text:p><text:s/>5,353 </text:p>
          </table:table-cell>
          <table:table-cell table:style-name="ce12" office:value-type="float" office:value="14087">
            <text:p><text:s/>14,087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">
            <text:p>6</text:p>
          </table:table-cell>
          <table:table-cell office:value-type="string">
            <text:p>Washington</text:p>
          </table:table-cell>
          <table:table-cell/>
          <table:table-cell table:style-name="ce12" office:value-type="float" office:value="27594.72">
            <text:p><text:s/>27,595 </text:p>
          </table:table-cell>
          <table:table-cell table:style-name="ce12" office:value-type="float" office:value="76652">
            <text:p><text:s/>76,652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">
            <text:p>7</text:p>
          </table:table-cell>
          <table:table-cell office:value-type="string">
            <text:p>Hawaii</text:p>
          </table:table-cell>
          <table:table-cell/>
          <table:table-cell table:style-name="ce12" office:value-type="float" office:value="5182.92">
            <text:p><text:s/>5,183 </text:p>
          </table:table-cell>
          <table:table-cell table:style-name="ce12" office:value-type="float" office:value="14397">
            <text:p><text:s/>14,397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">
            <text:p>8</text:p>
          </table:table-cell>
          <table:table-cell office:value-type="string">
            <text:p>Arizona</text:p>
          </table:table-cell>
          <table:table-cell/>
          <table:table-cell table:style-name="ce12" office:value-type="float" office:value="55176.8">
            <text:p><text:s/>55,177 </text:p>
          </table:table-cell>
          <table:table-cell table:style-name="ce12" office:value-type="float" office:value="157648">
            <text:p><text:s/>157,648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9">
            <text:p>9</text:p>
          </table:table-cell>
          <table:table-cell office:value-type="string">
            <text:p>Illinois</text:p>
          </table:table-cell>
          <table:table-cell office:value-type="string">
            <text:p>unified</text:p>
          </table:table-cell>
          <table:table-cell table:style-name="ce12" office:value-type="float" office:value="57836.1">
            <text:p><text:s/>57,836 </text:p>
          </table:table-cell>
          <table:table-cell table:style-name="ce12" office:value-type="float" office:value="165246">
            <text:p><text:s/>165,246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">
            <text:p>10</text:p>
          </table:table-cell>
          <table:table-cell office:value-type="string">
            <text:p>New Mexico</text:p>
          </table:table-cell>
          <table:table-cell/>
          <table:table-cell table:style-name="ce12" office:value-type="float" office:value="12050.24">
            <text:p><text:s/>12,050 </text:p>
          </table:table-cell>
          <table:table-cell table:style-name="ce12" office:value-type="float" office:value="37657">
            <text:p><text:s/>37,657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1">
            <text:p>11</text:p>
          </table:table-cell>
          <table:table-cell office:value-type="string">
            <text:p>Massachusetts</text:p>
          </table:table-cell>
          <table:table-cell/>
          <table:table-cell table:style-name="ce12" office:value-type="float" office:value="39789.12">
            <text:p><text:s/>39,789 </text:p>
          </table:table-cell>
          <table:table-cell table:style-name="ce12" office:value-type="float" office:value="128352">
            <text:p><text:s/>128,352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2">
            <text:p>12</text:p>
          </table:table-cell>
          <table:table-cell office:value-type="string">
            <text:p>Michigan</text:p>
          </table:table-cell>
          <table:table-cell/>
          <table:table-cell table:style-name="ce12" office:value-type="float" office:value="34107.08">
            <text:p><text:s/>34,107 </text:p>
          </table:table-cell>
          <table:table-cell table:style-name="ce12" office:value-type="float" office:value="121811">
            <text:p><text:s/>121,811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3">
            <text:p>13</text:p>
          </table:table-cell>
          <table:table-cell office:value-type="string">
            <text:p>South Dakota</text:p>
          </table:table-cell>
          <table:table-cell office:value-type="string">
            <text:p>unified</text:p>
          </table:table-cell>
          <table:table-cell table:style-name="ce12" office:value-type="float" office:value="3546.99">
            <text:p><text:s/>3,547 </text:p>
          </table:table-cell>
          <table:table-cell table:style-name="ce12" office:value-type="float" office:value="13137">
            <text:p><text:s/>13,137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4">
            <text:p>14</text:p>
          </table:table-cell>
          <table:table-cell office:value-type="string">
            <text:p>Utah</text:p>
          </table:table-cell>
          <table:table-cell/>
          <table:table-cell table:style-name="ce12" office:value-type="float" office:value="6232.68">
            <text:p><text:s/>6,233 </text:p>
          </table:table-cell>
          <table:table-cell table:style-name="ce12" office:value-type="float" office:value="23084">
            <text:p><text:s/>23,084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5">
            <text:p>15</text:p>
          </table:table-cell>
          <table:table-cell office:value-type="string">
            <text:p>Oregon</text:p>
          </table:table-cell>
          <table:table-cell/>
          <table:table-cell table:style-name="ce12" office:value-type="float" office:value="13496.22">
            <text:p><text:s/>13,496 </text:p>
          </table:table-cell>
          <table:table-cell table:style-name="ce12" office:value-type="float" office:value="49986">
            <text:p><text:s/>49,986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6">
            <text:p>16</text:p>
          </table:table-cell>
          <table:table-cell office:value-type="string">
            <text:p>New Hampshire</text:p>
          </table:table-cell>
          <table:table-cell/>
          <table:table-cell table:style-name="ce12" office:value-type="float" office:value="8002.28">
            <text:p><text:s/>8,002 </text:p>
          </table:table-cell>
          <table:table-cell table:style-name="ce12" office:value-type="float" office:value="30778">
            <text:p><text:s/>30,778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7">
            <text:p>17</text:p>
          </table:table-cell>
          <table:table-cell office:value-type="string">
            <text:p>Nevada</text:p>
          </table:table-cell>
          <table:table-cell/>
          <table:table-cell table:style-name="ce12" office:value-type="float" office:value="12011.76">
            <text:p><text:s/>12,012 </text:p>
          </table:table-cell>
          <table:table-cell table:style-name="ce12" office:value-type="float" office:value="50049">
            <text:p><text:s/>50,049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8">
            <text:p>18</text:p>
          </table:table-cell>
          <table:table-cell office:value-type="string">
            <text:p>Kansas</text:p>
          </table:table-cell>
          <table:table-cell office:value-type="string">
            <text:p>unified</text:p>
          </table:table-cell>
          <table:table-cell table:style-name="ce12" office:value-type="float" office:value="8598.55">
            <text:p><text:s/>8,599 </text:p>
          </table:table-cell>
          <table:table-cell table:style-name="ce12" office:value-type="float" office:value="37385">
            <text:p><text:s/>37,385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9">
            <text:p>19</text:p>
          </table:table-cell>
          <table:table-cell office:value-type="string">
            <text:p>Florida</text:p>
          </table:table-cell>
          <table:table-cell/>
          <table:table-cell table:style-name="ce12" office:value-type="float" office:value="100665.81">
            <text:p><text:s/>100,666 </text:p>
          </table:table-cell>
          <table:table-cell table:style-name="ce12" office:value-type="float" office:value="479361">
            <text:p><text:s/>479,361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0">
            <text:p>20</text:p>
          </table:table-cell>
          <table:table-cell office:value-type="string">
            <text:p>Rhode Island</text:p>
          </table:table-cell>
          <table:table-cell/>
          <table:table-cell table:style-name="ce12" office:value-type="float" office:value="2388.6">
            <text:p><text:s/>2,389 </text:p>
          </table:table-cell>
          <table:table-cell table:style-name="ce12" office:value-type="float" office:value="11943">
            <text:p><text:s/>11,943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1">
            <text:p>21</text:p>
          </table:table-cell>
          <table:table-cell office:value-type="string">
            <text:p>Vermont</text:p>
          </table:table-cell>
          <table:table-cell/>
          <table:table-cell table:style-name="ce12" office:value-type="float" office:value="4006.15">
            <text:p><text:s/>4,006 </text:p>
          </table:table-cell>
          <table:table-cell table:style-name="ce12" office:value-type="float" office:value="21085">
            <text:p><text:s/>21,085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2">
            <text:p>22</text:p>
          </table:table-cell>
          <table:table-cell office:value-type="string">
            <text:p>Arkansas</text:p>
          </table:table-cell>
          <table:table-cell/>
          <table:table-cell table:style-name="ce12" office:value-type="float" office:value="9693.72">
            <text:p><text:s/>9,694 </text:p>
          </table:table-cell>
          <table:table-cell table:style-name="ce12" office:value-type="float" office:value="53854">
            <text:p><text:s/>53,854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3">
            <text:p>23</text:p>
          </table:table-cell>
          <table:table-cell office:value-type="string">
            <text:p>Connecticut</text:p>
          </table:table-cell>
          <table:table-cell office:value-type="string">
            <text:p>unified</text:p>
          </table:table-cell>
          <table:table-cell table:style-name="ce12" office:value-type="float" office:value="5905.5">
            <text:p><text:s/>5,906 </text:p>
          </table:table-cell>
          <table:table-cell table:style-name="ce12" office:value-type="float" office:value="39370">
            <text:p><text:s/>39,370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4">
            <text:p>24</text:p>
          </table:table-cell>
          <table:table-cell office:value-type="string">
            <text:p>Iowa</text:p>
          </table:table-cell>
          <table:table-cell office:value-type="string">
            <text:p>unified</text:p>
          </table:table-cell>
          <table:table-cell table:style-name="ce12" office:value-type="float" office:value="5913.93">
            <text:p><text:s/>5,914 </text:p>
          </table:table-cell>
          <table:table-cell table:style-name="ce12" office:value-type="float" office:value="53763">
            <text:p><text:s/>53,763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5">
            <text:p>25</text:p>
          </table:table-cell>
          <table:table-cell office:value-type="string">
            <text:p>New York</text:p>
          </table:table-cell>
          <table:table-cell/>
          <table:table-cell table:style-name="ce12" office:value-type="float" office:value="56653.92">
            <text:p><text:s/>56,654 </text:p>
          </table:table-cell>
          <table:table-cell table:style-name="ce12" office:value-type="float" office:value="629488">
            <text:p><text:s/>629,488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6">
            <text:p>26</text:p>
          </table:table-cell>
          <table:table-cell office:value-type="string">
            <text:p>Ohio</text:p>
          </table:table-cell>
          <table:table-cell/>
          <table:table-cell table:style-name="ce12" office:value-type="float" office:value="19101.36">
            <text:p><text:s/>19,101 </text:p>
          </table:table-cell>
          <table:table-cell table:style-name="ce12" office:value-type="float" office:value="238767">
            <text:p><text:s/>238,767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7">
            <text:p>27</text:p>
          </table:table-cell>
          <table:table-cell office:value-type="string">
            <text:p>Tennessee</text:p>
          </table:table-cell>
          <table:table-cell/>
          <table:table-cell table:style-name="ce12" office:value-type="float" office:value="7823.6">
            <text:p><text:s/>7,824 </text:p>
          </table:table-cell>
          <table:table-cell table:style-name="ce12" office:value-type="float" office:value="97795">
            <text:p><text:s/>97,795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8">
            <text:p>28</text:p>
          </table:table-cell>
          <table:table-cell office:value-type="string">
            <text:p>North Dakota</text:p>
          </table:table-cell>
          <table:table-cell office:value-type="string">
            <text:p>unified</text:p>
          </table:table-cell>
          <table:table-cell table:style-name="ce12" office:value-type="float" office:value="1212.54">
            <text:p><text:s/>1,213 </text:p>
          </table:table-cell>
          <table:table-cell table:style-name="ce12" office:value-type="float" office:value="17322">
            <text:p><text:s/>17,322 </text:p>
          </table:table-cell>
          <table:table-cell table:style-name="ce9" table:number-columns-repeated="9"/>
          <table:table-cell table:number-columns-repeated="1009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9">
            <text:p>29</text:p>
          </table:table-cell>
          <table:table-cell office:value-type="string">
            <text:p>Maryland</text:p>
          </table:table-cell>
          <table:table-cell/>
          <table:table-cell table:style-name="ce12" office:value-type="float" office:value="4738.1">
            <text:p><text:s/>4,738 </text:p>
          </table:table-cell>
          <table:table-cell table:style-name="ce12" office:value-type="float" office:value="94762">
            <text:p><text:s/>94,762 </text:p>
          </table:table-cell>
          <table:table-cell table:style-name="ce9" table:number-columns-repeated="9"/>
          <table:table-cell table:number-columns-repeated="1009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rce notes" table:style-name="ta3" table:print="false">
        <table:table-column table:style-name="co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8" table:number-columns-repeated="5" table:default-cell-style-name="ce20"/>
        <table:table-column table:style-name="co8" table:number-columns-repeated="1015" table:default-cell-style-name="Default"/>
        <table:table-row table:style-name="ro3">
          <table:table-cell table:style-name="ce2" office:value-type="string" table:number-columns-spanned="2" table:number-rows-spanned="1">
            <text:p>Table notes for relevant tables from National Center for State Courts, Examining the Work of State Court, annuals</text:p>
          </table:table-cell>
          <table:covered-table-cell table:style-name="ce1"/>
          <table:table-cell table:number-columns-repeated="2"/>
          <table:table-cell table:style-name="Default" table:number-columns-repeated="5"/>
          <table:table-cell table:number-columns-repeated="1015"/>
        </table:table-row>
        <table:table-row table:style-name="ro3">
          <table:table-cell table:style-name="ce2" office:value-type="string" table:number-columns-spanned="2" table:number-rows-spanned="1">
            <text:p>See data in sheet: domestic case dataset</text:p>
          </table:table-cell>
          <table:covered-table-cell table:style-name="ce1"/>
          <table:table-cell table:number-columns-repeated="2"/>
          <table:table-cell table:style-name="Default" table:number-columns-repeated="5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3">
          <table:table-cell office:value-type="string">
            <text:p>year</text:p>
          </table:table-cell>
          <table:table-cell office:value-type="string">
            <text:p>note</text:p>
          </table:table-cell>
          <table:table-cell table:number-columns-repeated="2"/>
          <table:table-cell table:style-name="Default" table:number-columns-repeated="5"/>
          <table:table-cell table:number-columns-repeated="1015"/>
        </table:table-row>
        <table:table-row table:style-name="ro3">
          <table:table-cell office:value-type="float" office:value="2010">
            <text:p>2010</text:p>
          </table:table-cell>
          <table:table-cell office:value-type="string">
            <text:p>Notes: “n/j” indicates that court does not have jurisdiction for that case type. “n/a” indicates data were not available.</text:p>
          </table:table-cell>
          <table:table-cell table:number-columns-repeated="7"/>
          <table:table-cell table:style-name="ce20" table:number-columns-repeated="2"/>
          <table:table-cell table:style-name="ce7"/>
          <table:table-cell table:number-columns-repeated="1012"/>
        </table:table-row>
        <table:table-row table:style-name="ro3">
          <table:table-cell office:value-type="float" office:value="2010">
            <text:p>2010</text:p>
          </table:table-cell>
          <table:table-cell office:value-type="string">
            <text:p>1 Visitation cases are included with the Support caseload.</text:p>
          </table:table-cell>
          <table:table-cell table:number-columns-repeated="8"/>
          <table:table-cell table:style-name="ce20"/>
          <table:table-cell table:style-name="ce7"/>
          <table:table-cell table:number-columns-repeated="1012"/>
        </table:table-row>
        <table:table-row table:style-name="ro3">
          <table:table-cell office:value-type="float" office:value="2010">
            <text:p>2010</text:p>
          </table:table-cell>
          <table:table-cell office:value-type="string">
            <text:p>2 Visitation cases are included with the Other Domestic Relations caseload.</text:p>
          </table:table-cell>
          <table:table-cell table:number-columns-repeated="3"/>
          <table:table-cell table:style-name="ce7"/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2010">
            <text:p>2010</text:p>
          </table:table-cell>
          <table:table-cell office:value-type="string">
            <text:p>3 Civil Protection Order cases are included with the Other Domestic Relations caseload.</text:p>
          </table:table-cell>
          <table:table-cell table:number-columns-repeated="7"/>
          <table:table-cell table:style-name="ce20"/>
          <table:table-cell table:style-name="ce7"/>
          <table:table-cell table:number-columns-repeated="1013"/>
        </table:table-row>
        <table:table-row table:style-name="ro3">
          <table:table-cell office:value-type="float" office:value="2010">
            <text:p>2010</text:p>
          </table:table-cell>
          <table:table-cell office:value-type="string">
            <text:p>4 Custody cases are included in the Other Domestic Relations caseload.</text:p>
          </table:table-cell>
          <table:table-cell table:number-columns-repeated="6"/>
          <table:table-cell table:style-name="ce7"/>
          <table:table-cell table:number-columns-repeated="1015"/>
        </table:table-row>
        <table:table-row table:style-name="ro3">
          <table:table-cell office:value-type="float" office:value="2010">
            <text:p>2010</text:p>
          </table:table-cell>
          <table:table-cell office:value-type="string">
            <text:p>5 Support cases are included in the Custody/Visitation caseload.</text:p>
          </table:table-cell>
          <table:table-cell table:number-columns-repeated="7"/>
          <table:table-cell table:style-name="ce20" table:number-columns-repeated="2"/>
          <table:table-cell table:style-name="ce7"/>
          <table:table-cell table:number-columns-repeated="1012"/>
        </table:table-row>
        <table:table-row table:style-name="ro3">
          <table:table-cell office:value-type="float" office:value="2008">
            <text:p>2008</text:p>
          </table:table-cell>
          <table:table-cell office:value-type="string">
            <text:p>Notes: States in Bold have a unified court system. Blank cells indicate the state did not report data for this case type. CPO = Civil Protection Order.</text:p>
          </table:table-cell>
          <table:table-cell table:number-columns-repeated="3"/>
          <table:table-cell table:style-name="ce7"/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2009">
            <text:p>2009</text:p>
          </table:table-cell>
          <table:table-cell office:value-type="string">
            <text:p>Notes: Blank spaces indicate that the court does not have jurisdiction for that case type. “n/a” indicates data were not available.</text:p>
          </table:table-cell>
          <table:table-cell table:number-columns-repeated="2"/>
          <table:table-cell table:style-name="Default" table:number-columns-repeated="5"/>
          <table:table-cell table:number-columns-repeated="1015"/>
        </table:table-row>
        <table:table-row table:style-name="ro3">
          <table:table-cell office:value-type="float" office:value="2009">
            <text:p>2009</text:p>
          </table:table-cell>
          <table:table-cell office:value-type="string">
            <text:p>Notes: Blank spaces indicate that the court does not have jurisdiction for that case type. “n/a” indicates data were not available.</text:p>
          </table:table-cell>
          <table:table-cell table:number-columns-repeated="2"/>
          <table:table-cell table:style-name="Default" table:number-columns-repeated="5"/>
          <table:table-cell table:number-columns-repeated="1015"/>
        </table:table-row>
        <table:table-row table:style-name="ro3">
          <table:table-cell office:value-type="float" office:value="2009">
            <text:p>2009</text:p>
          </table:table-cell>
          <table:table-cell office:value-type="string">
            <text:p>1 Visitation cases are included with the Support caseload</text:p>
          </table:table-cell>
          <table:table-cell table:number-columns-repeated="2"/>
          <table:table-cell table:style-name="Default" table:number-columns-repeated="5"/>
          <table:table-cell table:number-columns-repeated="1015"/>
        </table:table-row>
        <table:table-row table:style-name="ro3">
          <table:table-cell office:value-type="float" office:value="2009">
            <text:p>2009</text:p>
          </table:table-cell>
          <table:table-cell office:value-type="string">
            <text:p>2 Visitation cases are included with the Other Domestic Relations caseload</text:p>
          </table:table-cell>
          <table:table-cell table:number-columns-repeated="7"/>
          <table:table-cell table:style-name="ce20" table:number-columns-repeated="2"/>
          <table:table-cell table:style-name="ce7"/>
          <table:table-cell table:number-columns-repeated="1012"/>
        </table:table-row>
        <table:table-row table:style-name="ro3">
          <table:table-cell office:value-type="float" office:value="2009">
            <text:p>2009</text:p>
          </table:table-cell>
          <table:table-cell office:value-type="string">
            <text:p>3 Civil Protection Order cases are included with the Other Domestic Relations caseload</text:p>
          </table:table-cell>
          <table:table-cell table:number-columns-repeated="7"/>
          <table:table-cell table:style-name="ce20" table:number-columns-repeated="2"/>
          <table:table-cell table:style-name="ce7"/>
          <table:table-cell table:number-columns-repeated="1012"/>
        </table:table-row>
        <table:table-row table:style-name="ro3">
          <table:table-cell office:value-type="float" office:value="2009">
            <text:p>2009</text:p>
          </table:table-cell>
          <table:table-cell office:value-type="string">
            <text:p>4 Visitation cases are included with the Custody caseload</text:p>
          </table:table-cell>
          <table:table-cell table:number-columns-repeated="8"/>
          <table:table-cell table:style-name="ce20"/>
          <table:table-cell table:style-name="ce7"/>
          <table:table-cell table:number-columns-repeated="1012"/>
        </table:table-row>
        <table:table-row table:style-name="ro3">
          <table:table-cell office:value-type="float" office:value="2009">
            <text:p>2009</text:p>
          </table:table-cell>
          <table:table-cell office:value-type="string">
            <text:p>5 Custody cases are included with the Other Domestic Relations caseload</text:p>
          </table:table-cell>
          <table:table-cell table:number-columns-repeated="6"/>
          <table:table-cell table:style-name="Default"/>
          <table:table-cell table:style-name="ce20" table:number-columns-repeated="2"/>
          <table:table-cell table:style-name="ce7"/>
          <table:table-cell table:number-columns-repeated="1012"/>
        </table:table-row>
        <table:table-row table:style-name="ro3">
          <table:table-cell office:value-type="float" office:value="2009">
            <text:p>2009</text:p>
          </table:table-cell>
          <table:table-cell office:value-type="string">
            <text:p>6 Some Support cases are included with the Custody caseload</text:p>
          </table:table-cell>
          <table:table-cell table:number-columns-repeated="5"/>
          <table:table-cell table:style-name="Default"/>
          <table:table-cell table:style-name="ce7"/>
          <table:table-cell table:number-columns-repeated="1015"/>
        </table:table-row>
        <table:table-row table:style-name="ro3">
          <table:table-cell office:value-type="float" office:value="2009">
            <text:p>2009</text:p>
          </table:table-cell>
          <table:table-cell office:value-type="string">
            <text:p>7 Some Support cases are included with the Other Domestic Relations caseload</text:p>
          </table:table-cell>
          <table:table-cell table:number-columns-repeated="3"/>
          <table:table-cell table:style-name="ce7"/>
          <table:table-cell table:style-name="Default" table:number-columns-repeated="3"/>
          <table:table-cell table:number-columns-repeated="1015"/>
        </table:table-row>
        <table:table-row table:style-name="ro3">
          <table:table-cell table:number-columns-repeated="9"/>
          <table:table-cell table:style-name="ce7"/>
          <table:table-cell table:number-columns-repeated="1014"/>
        </table:table-row>
        <table:table-row table:style-name="ro3">
          <table:table-cell table:number-columns-repeated="9"/>
          <table:table-cell table:style-name="ce20"/>
          <table:table-cell table:style-name="ce7"/>
          <table:table-cell table:number-columns-repeated="1013"/>
        </table:table-row>
        <table:table-row table:style-name="ro3" table:number-rows-repeated="3">
          <table:table-cell table:number-columns-repeated="9"/>
          <table:table-cell table:style-name="ce20" table:number-columns-repeated="2"/>
          <table:table-cell table:style-name="ce7"/>
          <table:table-cell table:number-columns-repeated="1012"/>
        </table:table-row>
        <table:table-row table:style-name="ro3">
          <table:table-cell table:number-columns-repeated="7"/>
          <table:table-cell table:style-name="ce7"/>
          <table:table-cell table:style-name="Default"/>
          <table:table-cell table:number-columns-repeated="1015"/>
        </table:table-row>
        <table:table-row table:style-name="ro3">
          <table:table-cell table:number-columns-repeated="9"/>
          <table:table-cell table:style-name="ce20"/>
          <table:table-cell table:style-name="ce7"/>
          <table:table-cell table:number-columns-repeated="1013"/>
        </table:table-row>
        <table:table-row table:style-name="ro3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3">
          <table:table-cell table:number-columns-repeated="9"/>
          <table:table-cell table:style-name="ce7"/>
          <table:table-cell table:number-columns-repeated="1014"/>
        </table:table-row>
        <table:table-row table:style-name="ro3">
          <table:table-cell table:number-columns-repeated="7"/>
          <table:table-cell table:style-name="Default"/>
          <table:table-cell/>
          <table:table-cell table:style-name="ce20" table:number-columns-repeated="2"/>
          <table:table-cell table:style-name="ce7"/>
          <table:table-cell table:number-columns-repeated="1012"/>
        </table:table-row>
        <table:table-row table:style-name="ro3">
          <table:table-cell table:number-columns-repeated="5"/>
          <table:table-cell table:style-name="ce7"/>
          <table:table-cell table:style-name="Default" table:number-columns-repeated="3"/>
          <table:table-cell table:number-columns-repeated="1015"/>
        </table:table-row>
        <table:table-row table:style-name="ro3" table:number-rows-repeated="2">
          <table:table-cell table:number-columns-repeated="9"/>
          <table:table-cell table:style-name="ce20"/>
          <table:table-cell table:style-name="ce7"/>
          <table:table-cell table:number-columns-repeated="1013"/>
        </table:table-row>
        <table:table-row table:style-name="ro3">
          <table:table-cell table:number-columns-repeated="5"/>
          <table:table-cell table:style-name="ce7"/>
          <table:table-cell table:style-name="Default" table:number-columns-repeated="3"/>
          <table:table-cell table:number-columns-repeated="1015"/>
        </table:table-row>
      </table:table>
      <table:table table:name="additional data" table:style-name="ta4" table:print="false"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8" table:number-columns-repeated="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1012" table:default-cell-style-name="Default"/>
        <table:table-row table:style-name="ro3">
          <table:table-cell office:value-type="string">
            <text:p>Additional civil protection order statistics from NCSC annual, Examining the Work of State Courts</text:p>
          </table:table-cell>
          <table:table-cell table:number-columns-repeated="1023"/>
        </table:table-row>
        <table:table-row table:style-name="ro3">
          <table:table-cell table:number-columns-repeated="2"/>
          <table:table-cell table:style-name="ce7"/>
          <table:table-cell table:number-columns-repeated="1021"/>
        </table:table-row>
        <table:table-row table:style-name="ro3">
          <table:table-cell office:value-type="string">
            <text:p>Incoming civil protection order cases (non-domestic and domestic) for reported states</text:p>
          </table:table-cell>
          <table:table-cell table:number-columns-repeated="1023"/>
        </table:table-row>
        <table:table-row table:style-name="ro3">
          <table:table-cell table:number-columns-repeated="2"/>
          <table:table-cell office:value-type="string">
            <text:p>in 2005</text:p>
          </table:table-cell>
          <table:table-cell office:value-type="string">
            <text:p>est. 2005</text:p>
          </table:table-cell>
          <table:table-cell office:value-type="string">
            <text:p>domestic protection orders by year</text:p>
          </table:table-cell>
          <table:table-cell table:number-columns-repeated="1019"/>
        </table:table-row>
        <table:table-row table:style-name="ro3">
          <table:table-cell office:value-type="string">
            <text:p>state</text:p>
          </table:table-cell>
          <table:table-cell office:value-type="string">
            <text:p>pop2008</text:p>
          </table:table-cell>
          <table:table-cell office:value-type="string">
            <text:p>non-domestic</text:p>
          </table:table-cell>
          <table:table-cell office:value-type="string">
            <text:p>domestic</text:p>
          </table:table-cell>
          <table:table-cell office:value-type="float" office:value="2003">
            <text:p>2003</text:p>
          </table:table-cell>
          <table:table-cell office:value-type="float" office:value="2004">
            <text:p>2004</text:p>
          </table:table-cell>
          <table:table-cell office:value-type="float" office:value="2007">
            <text:p>2007</text:p>
          </table:table-cell>
          <table:table-cell office:value-type="float" office:value="2008">
            <text:p>2008</text:p>
          </table:table-cell>
          <table:table-cell office:value-type="float" office:value="2009">
            <text:p>2009</text:p>
          </table:table-cell>
          <table:table-cell office:value-type="float" office:value="2010">
            <text:p>2010</text:p>
          </table:table-cell>
          <table:table-cell/>
          <table:table-cell office:value-type="string">
            <text:p>source and notes</text:p>
          </table:table-cell>
          <table:table-cell table:number-columns-repeated="1012"/>
        </table:table-row>
        <table:table-row table:style-name="ro3">
          <table:table-cell office:value-type="string">
            <text:p>Arizona</text:p>
          </table:table-cell>
          <table:table-cell table:style-name="ce7" office:value-type="float" office:value="6280362">
            <text:p>6,280,362</text:p>
          </table:table-cell>
          <table:table-cell table:style-name="ce7" office:value-type="float" office:value="27226">
            <text:p>27,226</text:p>
          </table:table-cell>
          <table:table-cell table:style-name="ce7" table:formula="of:=[.F6]" office:value-type="float" office:value="36711.74">
            <text:p>36,712</text:p>
          </table:table-cell>
          <table:table-cell table:style-name="ce7" office:value-type="float" office:value="55176.8">
            <text:p>55,177</text:p>
          </table:table-cell>
          <table:table-cell table:style-name="ce7" office:value-type="float" office:value="36711.74">
            <text:p>36,712</text:p>
          </table:table-cell>
          <table:table-cell table:style-name="ce7" office:value-type="float" office:value="41282">
            <text:p>41,282</text:p>
          </table:table-cell>
          <table:table-cell table:style-name="ce7" office:value-type="float" office:value="40310">
            <text:p>40,310</text:p>
          </table:table-cell>
          <table:table-cell table:style-name="ce7" office:value-type="float" office:value="25811">
            <text:p>25,811</text:p>
          </table:table-cell>
          <table:table-cell table:style-name="ce7"/>
          <table:table-cell/>
          <table:table-cell office:value-type="string">
            <text:p>non-domestic orders: National Center for State Courts (NCSC), Examining the Work of State Courts, 2006, p. 38</text:p>
          </table:table-cell>
          <table:table-cell table:number-columns-repeated="1012"/>
        </table:table-row>
        <table:table-row table:style-name="ro3">
          <table:table-cell office:value-type="string">
            <text:p>Colorado</text:p>
          </table:table-cell>
          <table:table-cell table:style-name="ce7" office:value-type="float" office:value="4889730">
            <text:p>4,889,730</text:p>
          </table:table-cell>
          <table:table-cell table:style-name="ce7" office:value-type="float" office:value="6153">
            <text:p>6,153</text:p>
          </table:table-cell>
          <table:table-cell table:style-name="ce7" table:formula="of:=[.I7]" office:value-type="float" office:value="7803">
            <text:p>7,803</text:p>
          </table:table-cell>
          <table:table-cell table:style-name="ce7" table:number-columns-repeated="4"/>
          <table:table-cell table:style-name="ce7" office:value-type="float" office:value="7803">
            <text:p>7,803</text:p>
          </table:table-cell>
          <table:table-cell table:style-name="ce7"/>
          <table:table-cell/>
          <table:table-cell office:value-type="string">
            <text:p>domestic orders: see sheet:domestic case dataset</text:p>
          </table:table-cell>
          <table:table-cell table:number-columns-repeated="1012"/>
        </table:table-row>
        <table:table-row table:style-name="ro3">
          <table:table-cell office:value-type="string">
            <text:p>Kansas</text:p>
          </table:table-cell>
          <table:table-cell table:style-name="ce7" office:value-type="float" office:value="2808076">
            <text:p>2,808,076</text:p>
          </table:table-cell>
          <table:table-cell table:style-name="ce7" office:value-type="float" office:value="3287">
            <text:p>3,287</text:p>
          </table:table-cell>
          <table:table-cell table:style-name="ce7" table:formula="of:=[.F8]" office:value-type="float" office:value="7645.89">
            <text:p>7,646</text:p>
          </table:table-cell>
          <table:table-cell table:style-name="ce7" office:value-type="float" office:value="8598.55">
            <text:p>8,599</text:p>
          </table:table-cell>
          <table:table-cell table:style-name="ce7" office:value-type="float" office:value="7645.89">
            <text:p>7,646</text:p>
          </table:table-cell>
          <table:table-cell table:style-name="ce7"/>
          <table:table-cell table:style-name="ce7" office:value-type="float" office:value="8033">
            <text:p>8,033</text:p>
          </table:table-cell>
          <table:table-cell table:style-name="ce7" office:value-type="float" office:value="8226.75">
            <text:p>8,227</text:p>
          </table:table-cell>
          <table:table-cell table:style-name="ce7"/>
          <table:table-cell/>
          <table:table-cell office:value-type="string">
            <text:p>How non-domestic civil protection orders are regularly treated in NCSC <text:s/>state-specific statistics isn't clear</text:p>
          </table:table-cell>
          <table:table-cell table:number-columns-repeated="1012"/>
        </table:table-row>
        <table:table-row table:style-name="ro3">
          <table:table-cell office:value-type="string">
            <text:p>Maryland</text:p>
          </table:table-cell>
          <table:table-cell table:style-name="ce7" office:value-type="float" office:value="5684965">
            <text:p>5,684,965</text:p>
          </table:table-cell>
          <table:table-cell table:style-name="ce7" office:value-type="float" office:value="15086">
            <text:p>15,086</text:p>
          </table:table-cell>
          <table:table-cell table:style-name="ce7" table:formula="of:=[.F9]" office:value-type="float" office:value="4631.35">
            <text:p>4,631</text:p>
          </table:table-cell>
          <table:table-cell table:style-name="ce7" office:value-type="float" office:value="4738.1">
            <text:p>4,738</text:p>
          </table:table-cell>
          <table:table-cell table:style-name="ce7" office:value-type="float" office:value="4631.35">
            <text:p>4,631</text:p>
          </table:table-cell>
          <table:table-cell table:style-name="ce7" office:value-type="float" office:value="29091">
            <text:p>29,091</text:p>
          </table:table-cell>
          <table:table-cell table:style-name="ce7" office:value-type="float" office:value="29480">
            <text:p>29,480</text:p>
          </table:table-cell>
          <table:table-cell table:style-name="ce7" office:value-type="float" office:value="25054">
            <text:p>25,054</text:p>
          </table:table-cell>
          <table:table-cell table:style-name="ce7"/>
          <table:table-cell/>
          <table:table-cell office:value-type="string">
            <text:p>At least for Maryland in 2005, non-domestic protection orders weren't included in the count of </text:p>
          </table:table-cell>
          <table:table-cell table:number-columns-repeated="1012"/>
        </table:table-row>
        <table:table-row table:style-name="ro3">
          <table:table-cell office:value-type="string">
            <text:p>Michigan</text:p>
          </table:table-cell>
          <table:table-cell table:style-name="ce7" office:value-type="float" office:value="9946889">
            <text:p>9,946,889</text:p>
          </table:table-cell>
          <table:table-cell table:style-name="ce7" office:value-type="float" office:value="14954">
            <text:p>14,954</text:p>
          </table:table-cell>
          <table:table-cell table:style-name="ce7" table:formula="of:=[.F10]" office:value-type="float" office:value="31856.16">
            <text:p>31,856</text:p>
          </table:table-cell>
          <table:table-cell table:style-name="ce7" office:value-type="float" office:value="34107.08">
            <text:p>34,107</text:p>
          </table:table-cell>
          <table:table-cell table:style-name="ce7" office:value-type="float" office:value="31856.16">
            <text:p>31,856</text:p>
          </table:table-cell>
          <table:table-cell table:style-name="ce7" office:value-type="float" office:value="27708">
            <text:p>27,708</text:p>
          </table:table-cell>
          <table:table-cell table:style-name="ce7" office:value-type="float" office:value="26842">
            <text:p>26,842</text:p>
          </table:table-cell>
          <table:table-cell table:style-name="ce7" office:value-type="float" office:value="28484.12">
            <text:p>28,484</text:p>
          </table:table-cell>
          <table:table-cell table:style-name="ce7" office:value-type="float" office:value="28705.61">
            <text:p>28,706</text:p>
          </table:table-cell>
          <table:table-cell/>
          <table:table-cell office:value-type="string">
            <text:p>domestic cases, incoming civil protection orders.</text:p>
          </table:table-cell>
          <table:table-cell table:number-columns-repeated="1012"/>
        </table:table-row>
        <table:table-row table:style-name="ro3">
          <table:table-cell office:value-type="string">
            <text:p>Minnesota</text:p>
          </table:table-cell>
          <table:table-cell table:style-name="ce7" office:value-type="float" office:value="5247018">
            <text:p>5,247,018</text:p>
          </table:table-cell>
          <table:table-cell table:style-name="ce7" office:value-type="float" office:value="10071">
            <text:p>10,071</text:p>
          </table:table-cell>
          <table:table-cell table:style-name="ce7" table:formula="of:=[.G11]" office:value-type="float" office:value="11375">
            <text:p>11,375</text:p>
          </table:table-cell>
          <table:table-cell table:style-name="ce7" table:number-columns-repeated="2"/>
          <table:table-cell table:style-name="ce7" office:value-type="float" office:value="11375">
            <text:p>11,375</text:p>
          </table:table-cell>
          <table:table-cell table:style-name="ce7" office:value-type="float" office:value="10832">
            <text:p>10,832</text:p>
          </table:table-cell>
          <table:table-cell table:style-name="ce7" office:value-type="float" office:value="11249.3">
            <text:p>11,249</text:p>
          </table:table-cell>
          <table:table-cell table:style-name="ce7" office:value-type="float" office:value="11364.3">
            <text:p>11,364</text:p>
          </table:table-cell>
          <table:table-cell table:number-columns-repeated="1014"/>
        </table:table-row>
        <table:table-row table:style-name="ro3">
          <table:table-cell office:value-type="string">
            <text:p>Missouri</text:p>
          </table:table-cell>
          <table:table-cell table:style-name="ce7" office:value-type="float" office:value="5923916">
            <text:p>5,923,916</text:p>
          </table:table-cell>
          <table:table-cell table:style-name="ce7" office:value-type="float" office:value="9375">
            <text:p>9,375</text:p>
          </table:table-cell>
          <table:table-cell table:style-name="ce7" table:formula="of:=[.F12]" office:value-type="float" office:value="52058.2">
            <text:p>52,058</text:p>
          </table:table-cell>
          <table:table-cell table:style-name="ce7" office:value-type="float" office:value="49379.4">
            <text:p>49,379</text:p>
          </table:table-cell>
          <table:table-cell table:style-name="ce7" office:value-type="float" office:value="52058.2">
            <text:p>52,058</text:p>
          </table:table-cell>
          <table:table-cell table:style-name="ce7" office:value-type="float" office:value="48537">
            <text:p>48,537</text:p>
          </table:table-cell>
          <table:table-cell table:style-name="ce7"/>
          <table:table-cell table:style-name="ce7" office:value-type="float" office:value="54299.28">
            <text:p>54,299</text:p>
          </table:table-cell>
          <table:table-cell table:style-name="ce7" office:value-type="float" office:value="53236.45">
            <text:p>53,236</text:p>
          </table:table-cell>
          <table:table-cell table:number-columns-repeated="1014"/>
        </table:table-row>
        <table:table-row table:style-name="ro3">
          <table:table-cell office:value-type="string">
            <text:p>New Hampshire</text:p>
          </table:table-cell>
          <table:table-cell table:style-name="ce7" office:value-type="float" office:value="1315906">
            <text:p>1,315,906</text:p>
          </table:table-cell>
          <table:table-cell table:style-name="ce7" office:value-type="float" office:value="1641">
            <text:p>1,641</text:p>
          </table:table-cell>
          <table:table-cell table:style-name="ce7" table:formula="of:=[.F13]" office:value-type="float" office:value="7670.78">
            <text:p>7,671</text:p>
          </table:table-cell>
          <table:table-cell table:style-name="ce7" office:value-type="float" office:value="8002.28">
            <text:p>8,002</text:p>
          </table:table-cell>
          <table:table-cell table:style-name="ce7" office:value-type="float" office:value="7670.78">
            <text:p>7,671</text:p>
          </table:table-cell>
          <table:table-cell table:style-name="ce7"/>
          <table:table-cell table:style-name="ce7" office:value-type="float" office:value="5988">
            <text:p>5,988</text:p>
          </table:table-cell>
          <table:table-cell table:style-name="ce7" office:value-type="float" office:value="6137.8">
            <text:p>6,138</text:p>
          </table:table-cell>
          <table:table-cell table:style-name="ce7" office:value-type="float" office:value="5639.22">
            <text:p>5,639</text:p>
          </table:table-cell>
          <table:table-cell table:number-columns-repeated="1014"/>
        </table:table-row>
        <table:table-row table:style-name="ro3">
          <table:table-cell office:value-type="string">
            <text:p>North Dakota</text:p>
          </table:table-cell>
          <table:table-cell table:style-name="ce7" office:value-type="float" office:value="657569">
            <text:p>657,569</text:p>
          </table:table-cell>
          <table:table-cell table:style-name="ce7" office:value-type="float" office:value="794">
            <text:p>794</text:p>
          </table:table-cell>
          <table:table-cell table:style-name="ce7" table:formula="of:=[.F14]" office:value-type="float" office:value="1049.76">
            <text:p>1,050</text:p>
          </table:table-cell>
          <table:table-cell table:style-name="ce7" office:value-type="float" office:value="1212.54">
            <text:p>1,213</text:p>
          </table:table-cell>
          <table:table-cell table:style-name="ce7" office:value-type="float" office:value="1049.76">
            <text:p>1,050</text:p>
          </table:table-cell>
          <table:table-cell table:number-columns-repeated="2" table:style-name="ce7" office:value-type="float" office:value="795">
            <text:p>795</text:p>
          </table:table-cell>
          <table:table-cell table:style-name="ce7" office:value-type="float" office:value="865.15">
            <text:p>865</text:p>
          </table:table-cell>
          <table:table-cell table:style-name="ce7" office:value-type="float" office:value="760.98">
            <text:p>761</text:p>
          </table:table-cell>
          <table:table-cell table:number-columns-repeated="1014"/>
        </table:table-row>
        <table:table-row table:style-name="ro3">
          <table:table-cell office:value-type="string">
            <text:p>Washington</text:p>
          </table:table-cell>
          <table:table-cell table:style-name="ce7" office:value-type="float" office:value="6562231">
            <text:p>6,562,231</text:p>
          </table:table-cell>
          <table:table-cell table:style-name="ce7" office:value-type="float" office:value="12592">
            <text:p>12,592</text:p>
          </table:table-cell>
          <table:table-cell table:style-name="ce7" table:formula="of:=[.F15]" office:value-type="float" office:value="28497.4">
            <text:p>28,497</text:p>
          </table:table-cell>
          <table:table-cell table:style-name="ce7" office:value-type="float" office:value="27594.72">
            <text:p>27,595</text:p>
          </table:table-cell>
          <table:table-cell table:style-name="ce7" office:value-type="float" office:value="28497.4">
            <text:p>28,497</text:p>
          </table:table-cell>
          <table:table-cell table:style-name="ce7" office:value-type="float" office:value="17538">
            <text:p>17,538</text:p>
          </table:table-cell>
          <table:table-cell table:style-name="ce7" office:value-type="float" office:value="17714">
            <text:p>17,714</text:p>
          </table:table-cell>
          <table:table-cell table:style-name="ce7" office:value-type="float" office:value="19237.5">
            <text:p>19,238</text:p>
          </table:table-cell>
          <table:table-cell table:style-name="ce7"/>
          <table:table-cell table:number-columns-repeated="1014"/>
        </table:table-row>
        <table:table-row table:style-name="ro3">
          <table:table-cell office:value-type="string">
            <text:p>Wisconsin</text:p>
          </table:table-cell>
          <table:table-cell table:style-name="ce7" office:value-type="float" office:value="5640996">
            <text:p>5,640,996</text:p>
          </table:table-cell>
          <table:table-cell table:style-name="ce7" office:value-type="float" office:value="5619">
            <text:p>5,619</text:p>
          </table:table-cell>
          <table:table-cell table:style-name="ce7" table:formula="of:=[.G16]" office:value-type="float" office:value="7683">
            <text:p>7,683</text:p>
          </table:table-cell>
          <table:table-cell table:style-name="ce7" table:number-columns-repeated="2"/>
          <table:table-cell table:style-name="ce7" office:value-type="float" office:value="7683">
            <text:p>7,683</text:p>
          </table:table-cell>
          <table:table-cell table:style-name="ce7" office:value-type="float" office:value="7819">
            <text:p>7,819</text:p>
          </table:table-cell>
          <table:table-cell table:style-name="ce7" table:number-columns-repeated="2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</text:p>
          </table:table-cell>
          <table:table-cell/>
          <table:table-cell table:style-name="ce7" table:formula="of:=SUM([.C6:.C16])" office:value-type="float" office:value="106798">
            <text:p>106,798</text:p>
          </table:table-cell>
          <table:table-cell table:style-name="ce7" table:formula="of:=SUM([.D6:.D16])" office:value-type="float" office:value="196982.28">
            <text:p>196,982</text:p>
          </table:table-cell>
          <table:table-cell table:number-columns-repeated="1020"/>
        </table:table-row>
        <table:table-row table:style-name="ro3" table:number-rows-repeated="4">
          <table:table-cell table:number-columns-repeated="2"/>
          <table:table-cell table:style-name="ce7"/>
          <table:table-cell table:number-columns-repeated="1021"/>
        </table:table-row>
        <table:table-row table:style-name="ro3">
          <table:table-cell office:value-type="string">
            <text:p>Total reported protections orders in 30 states in 2005</text:p>
          </table:table-cell>
          <table:table-cell/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court system type</text:p>
          </table:table-cell>
          <table:table-cell office:value-type="string">
            <text:p>court systems reporting</text:p>
          </table:table-cell>
          <table:table-cell office:value-type="string">
            <text:p>incoming domestic case</text:p>
          </table:table-cell>
          <table:table-cell office:value-type="string">
            <text:p>cpo share</text:p>
          </table:table-cell>
          <table:table-cell office:value-type="string">
            <text:p>cpo total</text:p>
          </table:table-cell>
          <table:table-cell table:number-columns-repeated="1019"/>
        </table:table-row>
        <table:table-row table:style-name="ro1">
          <table:table-cell office:value-type="string">
            <text:p>unified</text:p>
          </table:table-cell>
          <table:table-cell office:value-type="float" office:value="7">
            <text:p>7</text:p>
          </table:table-cell>
          <table:table-cell table:style-name="ce7" office:value-type="float" office:value="333818">
            <text:p>333,818</text:p>
          </table:table-cell>
          <table:table-cell office:value-type="float" office:value="0.25">
            <text:p>0.25</text:p>
          </table:table-cell>
          <table:table-cell table:style-name="ce4" table:formula="of:=[.C26]*[.D26]" office:value-type="float" office:value="83454.5">
            <text:p><text:s/>83,455 </text:p>
          </table:table-cell>
          <table:table-cell table:number-columns-repeated="6"/>
          <table:table-cell office:value-type="string">
            <text:p>National Center for State Courts (NCSC), Examining the Work of State Courts, 2006, p. 42</text:p>
          </table:table-cell>
          <table:table-cell table:number-columns-repeated="1012"/>
        </table:table-row>
        <table:table-row table:style-name="ro1">
          <table:table-cell office:value-type="string">
            <text:p>general jurisdiction</text:p>
          </table:table-cell>
          <table:table-cell office:value-type="float" office:value="15">
            <text:p>15</text:p>
          </table:table-cell>
          <table:table-cell table:style-name="ce7" office:value-type="float" office:value="955943">
            <text:p>955,943</text:p>
          </table:table-cell>
          <table:table-cell office:value-type="float" office:value="0.17">
            <text:p>0.17</text:p>
          </table:table-cell>
          <table:table-cell table:style-name="ce4" table:formula="of:=[.C27]*[.D27]" office:value-type="float" office:value="162510.31">
            <text:p><text:s/>162,510 </text:p>
          </table:table-cell>
          <table:table-cell table:number-columns-repeated="6"/>
          <table:table-cell office:value-type="string">
            <text:p>Id. doesn't provide civil protection order (cpo) counts by state</text:p>
          </table:table-cell>
          <table:table-cell table:number-columns-repeated="1012"/>
        </table:table-row>
        <table:table-row table:style-name="ro1">
          <table:table-cell office:value-type="string">
            <text:p>limited jurisdiction</text:p>
          </table:table-cell>
          <table:table-cell office:value-type="float" office:value="24">
            <text:p>24</text:p>
          </table:table-cell>
          <table:table-cell table:style-name="ce7" office:value-type="float" office:value="1190867">
            <text:p>1,190,867</text:p>
          </table:table-cell>
          <table:table-cell office:value-type="float" office:value="0.17">
            <text:p>0.17</text:p>
          </table:table-cell>
          <table:table-cell table:style-name="ce4" table:formula="of:=[.C28]*[.D28]" office:value-type="float" office:value="202447.39">
            <text:p><text:s/>202,447 </text:p>
          </table:table-cell>
          <table:table-cell table:number-columns-repeated="6"/>
          <table:table-cell office:value-type="string">
            <text:p>statistics are for incoming domestic relations caseload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reporting</text:p>
          </table:table-cell>
          <table:table-cell table:style-name="ce21" table:formula="of:=SUM([.B26:.B28])" office:value-type="float" office:value="46">
            <text:p><text:s/>46 </text:p>
          </table:table-cell>
          <table:table-cell table:style-name="ce21" table:formula="of:=SUM([.C26:.C28])" office:value-type="float" office:value="2480628">
            <text:p><text:s/>2,480,628 </text:p>
          </table:table-cell>
          <table:table-cell/>
          <table:table-cell table:style-name="ce21" table:formula="of:=SUM([.E26:.E28])" office:value-type="float" office:value="448412.2">
            <text:p><text:s/>448,412 </text:p>
          </table:table-cell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Statement about civil protection order trend since 1994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hirty-two states reported over</text:p>
          </table:table-cell>
          <table:table-cell table:number-columns-repeated="10"/>
          <table:table-cell office:value-type="string">
            <text:p>National Center for State Courts (NCSC), Examining the Work of State Courts, 2004, p. 33</text:p>
          </table:table-cell>
          <table:table-cell table:number-columns-repeated="1012"/>
        </table:table-row>
        <table:table-row table:style-name="ro3">
          <table:table-cell office:value-type="string">
            <text:p>635,000 incoming civil protection</text:p>
          </table:table-cell>
          <table:table-cell table:number-columns-repeated="10"/>
          <table:table-cell office:value-type="string">
            <text:p>figures prior to 2003 may include domestic violence criminal cases</text:p>
          </table:table-cell>
          <table:table-cell table:number-columns-repeated="1012"/>
        </table:table-row>
        <table:table-row table:style-name="ro3">
          <table:table-cell office:value-type="string">
            <text:p>order cases in 2003. While</text:p>
          </table:table-cell>
          <table:table-cell table:number-columns-repeated="1023"/>
        </table:table-row>
        <table:table-row table:style-name="ro3">
          <table:table-cell office:value-type="string">
            <text:p>this figure was essentially unchanged</text:p>
          </table:table-cell>
          <table:table-cell table:number-columns-repeated="1023"/>
        </table:table-row>
        <table:table-row table:style-name="ro3">
          <table:table-cell office:value-type="string">
            <text:p>from 2002, it represents</text:p>
          </table:table-cell>
          <table:table-cell table:number-columns-repeated="1023"/>
        </table:table-row>
        <table:table-row table:style-name="ro3">
          <table:table-cell office:value-type="string">
            <text:p>an increase of I 3 percent since</text:p>
          </table:table-cell>
          <table:table-cell table:number-columns-repeated="1023"/>
        </table:table-row>
        <table:table-row table:style-name="ro3">
          <table:table-cell office:value-type="string">
            <text:p>1999 and 35 percent since 1994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office:value-type="string">
            <text:p>summed 2003 total (29 states)</text:p>
          </table:table-cell>
          <table:table-cell table:style-name="ce4" office:value-type="float" office:value="621784.09">
            <text:p><text:s/>621,784 </text:p>
          </table:table-cell>
          <table:table-cell table:number-columns-repeated="9"/>
          <table:table-cell office:value-type="string">
            <text:p>summed from sheet: domestsc case dataset</text:p>
          </table:table-cell>
          <table:table-cell table:number-columns-repeated="101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2" office:value-type="string" table:number-columns-spanned="10" table:number-rows-spanned="1">
            <text:p>Percent of Total Incoming Domestic Relations Caseloads by Case Type in 2008, for states not reporting protection order count</text:p>
          </table:table-cell>
          <table:covered-table-cell table:number-columns-repeated="9" table:style-name="ce1"/>
          <table:table-cell/>
          <table:table-cell office:value-type="string">
            <text:p>Repository:</text:p>
          </table:table-cell>
          <table:table-cell table:number-columns-repeated="1012"/>
        </table:table-row>
        <table:table-row table:style-name="ro3">
          <table:table-cell table:style-name="ce1" table:number-columns-repeated="10"/>
          <table:table-cell/>
          <table:table-cell office:value-type="string">
            <text:p>http://acrosswalls.org/datasets/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>
            <text:p>Version: 1.0</text:p>
          </table:table-cell>
          <table:table-cell table:number-columns-repeated="1012"/>
        </table:table-row>
        <table:table-row table:style-name="ro3">
          <table:table-cell/>
          <table:table-cell office:value-type="string">
            <text:p>Divorce</text:p>
          </table:table-cell>
          <table:table-cell office:value-type="string">
            <text:p>Paternity</text:p>
          </table:table-cell>
          <table:table-cell office:value-type="string">
            <text:p>Custody</text:p>
          </table:table-cell>
          <table:table-cell office:value-type="string">
            <text:p>Support</text:p>
          </table:table-cell>
          <table:table-cell office:value-type="string">
            <text:p>Adoption</text:p>
          </table:table-cell>
          <table:table-cell office:value-type="string">
            <text:p>CPO</text:p>
          </table:table-cell>
          <table:table-cell office:value-type="string">
            <text:p>other domestic relation</text:p>
          </table:table-cell>
          <table:table-cell table:number-columns-repeated="1016"/>
        </table:table-row>
        <table:table-row table:style-name="ro3">
          <table:table-cell office:value-type="string">
            <text:p>Colorado</text:p>
          </table:table-cell>
          <table:table-cell table:style-name="ce20" office:value-type="percentage" office:value="0.51">
            <text:p>51%</text:p>
          </table:table-cell>
          <table:table-cell table:style-name="ce20" office:value-type="percentage" office:value="0.06">
            <text:p>6%</text:p>
          </table:table-cell>
          <table:table-cell table:style-name="ce20" office:value-type="percentage" office:value="0.09">
            <text:p>9%</text:p>
          </table:table-cell>
          <table:table-cell table:style-name="ce20" office:value-type="percentage" office:value="0.14">
            <text:p>14%</text:p>
          </table:table-cell>
          <table:table-cell table:style-name="ce20" office:value-type="percentage" office:value="0.06">
            <text:p>6%</text:p>
          </table:table-cell>
          <table:table-cell table:style-name="ce20" office:value-type="percentage" office:value="0.14">
            <text:p>14%</text:p>
          </table:table-cell>
          <table:table-cell table:style-name="ce20" table:formula="of:=1-SUM([.B52:.G52])" office:value-type="percentage" office:value="0">
            <text:p>0%</text:p>
          </table:table-cell>
          <table:table-cell table:number-columns-repeated="3"/>
          <table:table-cell office:value-type="string">
            <text:p>National Center for State Courts (NCSC), Examining the Work of State Courts, 2008, p. 39</text:p>
          </table:table-cell>
          <table:table-cell table:number-columns-repeated="1012"/>
        </table:table-row>
        <table:table-row table:style-name="ro3">
          <table:table-cell office:value-type="string">
            <text:p>Missouri</text:p>
          </table:table-cell>
          <table:table-cell table:style-name="ce20" office:value-type="percentage" office:value="0.25">
            <text:p>25%</text:p>
          </table:table-cell>
          <table:table-cell table:style-name="ce20" office:value-type="percentage" office:value="0.09">
            <text:p>9%</text:p>
          </table:table-cell>
          <table:table-cell/>
          <table:table-cell table:style-name="ce20" office:value-type="percentage" office:value="0.14">
            <text:p>14%</text:p>
          </table:table-cell>
          <table:table-cell table:style-name="ce20" office:value-type="percentage" office:value="0.03">
            <text:p>3%</text:p>
          </table:table-cell>
          <table:table-cell table:style-name="ce20" office:value-type="percentage" office:value="0.46">
            <text:p>46%</text:p>
          </table:table-cell>
          <table:table-cell table:style-name="ce20" table:formula="of:=1-SUM([.B53:.G53])" office:value-type="percentage" office:value="0.03">
            <text:p>3%</text:p>
          </table:table-cell>
          <table:table-cell table:number-columns-repeated="3"/>
          <table:table-cell office:value-type="string">
            <text:p>The total number of incoming domestic relations cases by state isn't reported.</text:p>
          </table:table-cell>
          <table:table-cell table:number-columns-repeated="1012"/>
        </table:table-row>
        <table:table-row table:style-name="ro3">
          <table:table-cell office:value-type="string">
            <text:p>New York</text:p>
          </table:table-cell>
          <table:table-cell table:style-name="ce20" office:value-type="percentage" office:value="0.09">
            <text:p>9%</text:p>
          </table:table-cell>
          <table:table-cell table:style-name="ce20" office:value-type="percentage" office:value="0.06">
            <text:p>6%</text:p>
          </table:table-cell>
          <table:table-cell/>
          <table:table-cell table:style-name="ce20" office:value-type="percentage" office:value="0.48">
            <text:p>48%</text:p>
          </table:table-cell>
          <table:table-cell table:style-name="ce20" office:value-type="percentage" office:value="0.01">
            <text:p>1%</text:p>
          </table:table-cell>
          <table:table-cell table:style-name="ce20" office:value-type="percentage" office:value="0.08">
            <text:p>8%</text:p>
          </table:table-cell>
          <table:table-cell table:style-name="ce20" table:formula="of:=1-SUM([.B54:.G54])" office:value-type="percentage" office:value="0.28">
            <text:p>28%</text:p>
          </table:table-cell>
          <table:table-cell table:number-columns-repeated="1016"/>
        </table:table-row>
        <table:table-row table:style-name="ro3">
          <table:table-cell office:value-type="string">
            <text:p>Puerto Rico</text:p>
          </table:table-cell>
          <table:table-cell table:style-name="ce20" office:value-type="percentage" office:value="0.46">
            <text:p>46%</text:p>
          </table:table-cell>
          <table:table-cell table:style-name="ce20" office:value-type="percentage" office:value="0.01">
            <text:p>1%</text:p>
          </table:table-cell>
          <table:table-cell table:style-name="ce20" office:value-type="percentage" office:value="0.05">
            <text:p>5%</text:p>
          </table:table-cell>
          <table:table-cell table:style-name="ce20" office:value-type="percentage" office:value="0.39">
            <text:p>39%</text:p>
          </table:table-cell>
          <table:table-cell table:style-name="ce20" office:value-type="percentage" office:value="0.01">
            <text:p>1%</text:p>
          </table:table-cell>
          <table:table-cell/>
          <table:table-cell table:style-name="ce20" table:formula="of:=1-SUM([.B55:.G55])" office:value-type="percentage" office:value="0.08">
            <text:p>8%</text:p>
          </table:table-cell>
          <table:table-cell table:number-columns-repeated="1016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Protection Orders Issued, January-June 1998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Boulder, CO</text:p>
          </table:table-cell>
          <table:table-cell office:value-type="string">
            <text:p>Seattle, WA</text:p>
          </table:table-cell>
          <table:table-cell office:value-type="string">
            <text:p>Miami, FL</text:p>
          </table:table-cell>
          <table:table-cell office:value-type="string">
            <text:p>Wailuku, HI</text:p>
          </table:table-cell>
          <table:table-cell table:number-columns-repeated="6"/>
          <table:table-cell office:value-type="string">
            <text:p>Keilitz et al. (1999) Table 3</text:p>
          </table:table-cell>
          <table:table-cell table:number-columns-repeated="1012"/>
        </table:table-row>
        <table:table-row table:style-name="ro3">
          <table:table-cell office:value-type="string">
            <text:p>Temporary</text:p>
          </table:table-cell>
          <table:table-cell office:value-type="float" office:value="123">
            <text:p>123</text:p>
          </table:table-cell>
          <table:table-cell table:style-name="ce7" office:value-type="float" office:value="1718">
            <text:p>1,718</text:p>
          </table:table-cell>
          <table:table-cell table:style-name="ce7" office:value-type="float" office:value="3970">
            <text:p>3,970</text:p>
          </table:table-cell>
          <table:table-cell office:value-type="float" office:value="214">
            <text:p>214</text:p>
          </table:table-cell>
          <table:table-cell table:number-columns-repeated="1019"/>
        </table:table-row>
        <table:table-row table:style-name="ro3">
          <table:table-cell office:value-type="string">
            <text:p>Final</text:p>
          </table:table-cell>
          <table:table-cell office:value-type="float" office:value="104">
            <text:p>104</text:p>
          </table:table-cell>
          <table:table-cell office:value-type="float" office:value="795">
            <text:p>795</text:p>
          </table:table-cell>
          <table:table-cell table:style-name="ce7" office:value-type="float" office:value="1255">
            <text:p>1,255</text:p>
          </table:table-cell>
          <table:table-cell office:value-type="float" office:value="117">
            <text:p>117</text:p>
          </table:table-cell>
          <table:table-cell table:number-columns-repeated="6"/>
          <table:table-cell office:value-type="string">
            <text:p>These data indicate a wide</text:p>
          </table:table-cell>
          <table:table-cell table:number-columns-repeated="1012"/>
        </table:table-row>
        <table:table-row table:style-name="ro3">
          <table:table-cell office:value-type="string">
            <text:p>Total</text:p>
          </table:table-cell>
          <table:table-cell office:value-type="float" office:value="227">
            <text:p>227</text:p>
          </table:table-cell>
          <table:table-cell table:style-name="ce7" office:value-type="float" office:value="2513">
            <text:p>2,513</text:p>
          </table:table-cell>
          <table:table-cell table:style-name="ce7" office:value-type="float" office:value="5225">
            <text:p>5,225</text:p>
          </table:table-cell>
          <table:table-cell office:value-type="float" office:value="331">
            <text:p>331</text:p>
          </table:table-cell>
          <table:table-cell table:number-columns-repeated="6"/>
          <table:table-cell office:value-type="string">
            <text:p>disparity across these four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>
            <text:p>courts in the proportions of</text:p>
          </table:table-cell>
          <table:table-cell table:number-columns-repeated="1012"/>
        </table:table-row>
        <table:table-row table:style-name="ro1">
          <table:table-cell office:value-type="string">
            <text:p>final/temporary</text:p>
          </table:table-cell>
          <table:table-cell table:style-name="ce6" table:formula="of:=[.B62]/[.B61]" office:value-type="percentage" office:value="0.845528455284553">
            <text:p>85%</text:p>
          </table:table-cell>
          <table:table-cell table:style-name="ce6" table:formula="of:=[.C62]/[.C61]" office:value-type="percentage" office:value="0.462747380675204">
            <text:p>46%</text:p>
          </table:table-cell>
          <table:table-cell table:style-name="ce6" table:formula="of:=[.D62]/[.D61]" office:value-type="percentage" office:value="0.316120906801008">
            <text:p>32%</text:p>
          </table:table-cell>
          <table:table-cell table:style-name="ce6" table:formula="of:=[.E62]/[.E61]" office:value-type="percentage" office:value="0.546728971962617">
            <text:p>55%</text:p>
          </table:table-cell>
          <table:table-cell table:number-columns-repeated="6"/>
          <table:table-cell office:value-type="string">
            <text:p>temporary orders that result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>
            <text:p>in a final protection order.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>
            <text:p>These proportions range from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>
            <text:p>a high of 85 percent in Boulder,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>
            <text:p>which is uncommonly high,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>
            <text:p>to a low of 32 percent in Miami,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>
            <text:p>which is not uncommon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>
            <text:p>for a large jurisdiction.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1"/>
          <table:table-cell office:value-type="string">
            <text:p>Keilitz, Susan, Ann M. Jones and Brian J. Ostrom (1999). Tracking and Understanding Family Volence Caseloads. Caseload Highlights: Examing the Work of State Courts. v. 5, n. 2</text:p>
          </table:table-cell>
          <table:table-cell table:number-columns-repeated="1012"/>
        </table:table-row>
      </table:table>
      <table:table table:name="adult pop" table:style-name="ta5" table:print="false">
        <table:table-column table:style-name="co24" table:default-cell-style-name="Default"/>
        <table:table-column table:style-name="co25" table:default-cell-style-name="Default"/>
        <table:table-column table:style-name="co26" table:number-columns-repeated="11" table:default-cell-style-name="ce4"/>
        <table:table-column table:style-name="co8" table:number-columns-repeated="1011" table:default-cell-style-name="Default"/>
        <table:table-row table:style-name="ro1">
          <table:table-cell table:style-name="ce2" office:value-type="string" table:number-columns-spanned="4" table:number-rows-spanned="1">
            <text:p>Adult population of the United States (Census data)</text:p>
          </table:table-cell>
          <table:covered-table-cell table:style-name="ce1"/>
          <table:covered-table-cell table:number-columns-repeated="2" table:style-name="ce3"/>
          <table:table-cell table:number-columns-repeated="1020"/>
        </table:table-row>
        <table:table-row table:style-name="ro1">
          <table:table-cell table:number-columns-repeated="2"/>
          <table:table-cell table:style-name="ce8" office:value-type="string" office:string-value="year (intercensual estimate for July 1)" table:number-columns-spanned="11" table:number-rows-spanned="1">
            <text:p><text:s/>year (intercensual estimate for July 1) </text:p>
          </table:table-cell>
          <table:covered-table-cell table:number-columns-repeated="10" table:style-name="ce12"/>
          <table:table-cell table:number-columns-repeated="1011"/>
        </table:table-row>
        <table:table-row table:style-name="ro1">
          <table:table-cell office:value-type="string">
            <text:p>STATE</text:p>
          </table:table-cell>
          <table:table-cell office:value-type="string">
            <text:p>NAME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2001">
            <text:p>2001</text:p>
          </table:table-cell>
          <table:table-cell table:style-name="ce22" office:value-type="float" office:value="2002">
            <text:p>2002</text:p>
          </table:table-cell>
          <table:table-cell table:style-name="ce22" office:value-type="float" office:value="2003">
            <text:p>2003</text:p>
          </table:table-cell>
          <table:table-cell table:style-name="ce22" office:value-type="float" office:value="2004">
            <text:p>2004</text:p>
          </table:table-cell>
          <table:table-cell table:style-name="ce22" office:value-type="float" office:value="2005">
            <text:p>2005</text:p>
          </table:table-cell>
          <table:table-cell table:style-name="ce22" office:value-type="float" office:value="2006">
            <text:p>2006</text:p>
          </table:table-cell>
          <table:table-cell table:style-name="ce22" office:value-type="float" office:value="2007">
            <text:p>2007</text:p>
          </table:table-cell>
          <table:table-cell table:style-name="ce22" office:value-type="float" office:value="2008">
            <text:p>2008</text:p>
          </table:table-cell>
          <table:table-cell table:style-name="ce22" office:value-type="float" office:value="2009">
            <text:p>2009</text:p>
          </table:table-cell>
          <table:table-cell table:style-name="ce22" office:value-type="float" office:value="2010">
            <text:p>201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nited States</text:p>
          </table:table-cell>
          <table:table-cell office:value-type="float" office:value="209786222">
            <text:p><text:s/>209,786,222 </text:p>
          </table:table-cell>
          <table:table-cell office:value-type="float" office:value="212297780">
            <text:p><text:s/>212,297,780 </text:p>
          </table:table-cell>
          <table:table-cell office:value-type="float" office:value="214688736">
            <text:p><text:s/>214,688,736 </text:p>
          </table:table-cell>
          <table:table-cell office:value-type="float" office:value="217007175">
            <text:p><text:s/>217,007,175 </text:p>
          </table:table-cell>
          <table:table-cell office:value-type="float" office:value="219507563">
            <text:p><text:s/>219,507,563 </text:p>
          </table:table-cell>
          <table:table-cell office:value-type="float" office:value="221992930">
            <text:p><text:s/>221,992,930 </text:p>
          </table:table-cell>
          <table:table-cell office:value-type="float" office:value="224622198">
            <text:p><text:s/>224,622,198 </text:p>
          </table:table-cell>
          <table:table-cell office:value-type="float" office:value="227211802">
            <text:p><text:s/>227,211,802 </text:p>
          </table:table-cell>
          <table:table-cell office:value-type="float" office:value="229989364">
            <text:p><text:s/>229,989,364 </text:p>
          </table:table-cell>
          <table:table-cell office:value-type="float" office:value="232637362">
            <text:p><text:s/>232,637,362 </text:p>
          </table:table-cell>
          <table:table-cell office:value-type="float" office:value="235153929">
            <text:p><text:s/>235,153,929 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bama</text:p>
          </table:table-cell>
          <table:table-cell office:value-type="float" office:value="3329900">
            <text:p><text:s/>3,329,900 </text:p>
          </table:table-cell>
          <table:table-cell office:value-type="float" office:value="3347225">
            <text:p><text:s/>3,347,225 </text:p>
          </table:table-cell>
          <table:table-cell office:value-type="float" office:value="3363499">
            <text:p><text:s/>3,363,499 </text:p>
          </table:table-cell>
          <table:table-cell office:value-type="float" office:value="3390408">
            <text:p><text:s/>3,390,408 </text:p>
          </table:table-cell>
          <table:table-cell office:value-type="float" office:value="3417067">
            <text:p><text:s/>3,417,067 </text:p>
          </table:table-cell>
          <table:table-cell office:value-type="float" office:value="3452576">
            <text:p><text:s/>3,452,576 </text:p>
          </table:table-cell>
          <table:table-cell office:value-type="float" office:value="3502183">
            <text:p><text:s/>3,502,183 </text:p>
          </table:table-cell>
          <table:table-cell office:value-type="float" office:value="3540544">
            <text:p><text:s/>3,540,544 </text:p>
          </table:table-cell>
          <table:table-cell office:value-type="float" office:value="3583279">
            <text:p><text:s/>3,583,279 </text:p>
          </table:table-cell>
          <table:table-cell office:value-type="float" office:value="3623746">
            <text:p><text:s/>3,623,746 </text:p>
          </table:table-cell>
          <table:table-cell office:value-type="float" office:value="3654352">
            <text:p><text:s/>3,654,352 </text:p>
          </table:table-cell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437348">
            <text:p><text:s/>437,348 </text:p>
          </table:table-cell>
          <table:table-cell office:value-type="float" office:value="444943">
            <text:p><text:s/>444,943 </text:p>
          </table:table-cell>
          <table:table-cell office:value-type="float" office:value="453855">
            <text:p><text:s/>453,855 </text:p>
          </table:table-cell>
          <table:table-cell office:value-type="float" office:value="461571">
            <text:p><text:s/>461,571 </text:p>
          </table:table-cell>
          <table:table-cell office:value-type="float" office:value="472951">
            <text:p><text:s/>472,951 </text:p>
          </table:table-cell>
          <table:table-cell office:value-type="float" office:value="481642">
            <text:p><text:s/>481,642 </text:p>
          </table:table-cell>
          <table:table-cell office:value-type="float" office:value="489722">
            <text:p><text:s/>489,722 </text:p>
          </table:table-cell>
          <table:table-cell office:value-type="float" office:value="495956">
            <text:p><text:s/>495,956 </text:p>
          </table:table-cell>
          <table:table-cell office:value-type="float" office:value="504331">
            <text:p><text:s/>504,331 </text:p>
          </table:table-cell>
          <table:table-cell office:value-type="float" office:value="512544">
            <text:p><text:s/>512,544 </text:p>
          </table:table-cell>
          <table:table-cell office:value-type="float" office:value="525832">
            <text:p><text:s/>525,832 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rizona</text:p>
          </table:table-cell>
          <table:table-cell office:value-type="float" office:value="3787172">
            <text:p><text:s/>3,787,172 </text:p>
          </table:table-cell>
          <table:table-cell office:value-type="float" office:value="3874462">
            <text:p><text:s/>3,874,462 </text:p>
          </table:table-cell>
          <table:table-cell office:value-type="float" office:value="3968317">
            <text:p><text:s/>3,968,317 </text:p>
          </table:table-cell>
          <table:table-cell office:value-type="float" office:value="4056693">
            <text:p><text:s/>4,056,693 </text:p>
          </table:table-cell>
          <table:table-cell office:value-type="float" office:value="4167950">
            <text:p><text:s/>4,167,950 </text:p>
          </table:table-cell>
          <table:table-cell office:value-type="float" office:value="4309909">
            <text:p><text:s/>4,309,909 </text:p>
          </table:table-cell>
          <table:table-cell office:value-type="float" office:value="4454274">
            <text:p><text:s/>4,454,274 </text:p>
          </table:table-cell>
          <table:table-cell office:value-type="float" office:value="4559786">
            <text:p><text:s/>4,559,786 </text:p>
          </table:table-cell>
          <table:table-cell office:value-type="float" office:value="4651711">
            <text:p><text:s/>4,651,711 </text:p>
          </table:table-cell>
          <table:table-cell office:value-type="float" office:value="4715811">
            <text:p><text:s/>4,715,811 </text:p>
          </table:table-cell>
          <table:table-cell office:value-type="float" office:value="4781131">
            <text:p><text:s/>4,781,131 </text:p>
          </table:table-cell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rkansas</text:p>
          </table:table-cell>
          <table:table-cell office:value-type="float" office:value="1998210">
            <text:p><text:s/>1,998,210 </text:p>
          </table:table-cell>
          <table:table-cell office:value-type="float" office:value="2011965">
            <text:p><text:s/>2,011,965 </text:p>
          </table:table-cell>
          <table:table-cell office:value-type="float" office:value="2027129">
            <text:p><text:s/>2,027,129 </text:p>
          </table:table-cell>
          <table:table-cell office:value-type="float" office:value="2045237">
            <text:p><text:s/>2,045,237 </text:p>
          </table:table-cell>
          <table:table-cell office:value-type="float" office:value="2066520">
            <text:p><text:s/>2,066,520 </text:p>
          </table:table-cell>
          <table:table-cell office:value-type="float" office:value="2091310">
            <text:p><text:s/>2,091,310 </text:p>
          </table:table-cell>
          <table:table-cell office:value-type="float" office:value="2123919">
            <text:p><text:s/>2,123,919 </text:p>
          </table:table-cell>
          <table:table-cell office:value-type="float" office:value="2145913">
            <text:p><text:s/>2,145,913 </text:p>
          </table:table-cell>
          <table:table-cell office:value-type="float" office:value="2168829">
            <text:p><text:s/>2,168,829 </text:p>
          </table:table-cell>
          <table:table-cell office:value-type="float" office:value="2188957">
            <text:p><text:s/>2,188,957 </text:p>
          </table:table-cell>
          <table:table-cell office:value-type="float" office:value="2210189">
            <text:p><text:s/>2,210,189 </text:p>
          </table:table-cell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alifornia</text:p>
          </table:table-cell>
          <table:table-cell office:value-type="float" office:value="24720888">
            <text:p><text:s/>24,720,888 </text:p>
          </table:table-cell>
          <table:table-cell office:value-type="float" office:value="25153992">
            <text:p><text:s/>25,153,992 </text:p>
          </table:table-cell>
          <table:table-cell office:value-type="float" office:value="25506701">
            <text:p><text:s/>25,506,701 </text:p>
          </table:table-cell>
          <table:table-cell office:value-type="float" office:value="25848565">
            <text:p><text:s/>25,848,565 </text:p>
          </table:table-cell>
          <table:table-cell office:value-type="float" office:value="26156079">
            <text:p><text:s/>26,156,079 </text:p>
          </table:table-cell>
          <table:table-cell office:value-type="float" office:value="26422378">
            <text:p><text:s/>26,422,378 </text:p>
          </table:table-cell>
          <table:table-cell office:value-type="float" office:value="26650318">
            <text:p><text:s/>26,650,318 </text:p>
          </table:table-cell>
          <table:table-cell office:value-type="float" office:value="26914691">
            <text:p><text:s/>26,914,691 </text:p>
          </table:table-cell>
          <table:table-cell office:value-type="float" office:value="27282716">
            <text:p><text:s/>27,282,716 </text:p>
          </table:table-cell>
          <table:table-cell office:value-type="float" office:value="27666728">
            <text:p><text:s/>27,666,728 </text:p>
          </table:table-cell>
          <table:table-cell office:value-type="float" office:value="28039636">
            <text:p><text:s/>28,039,636 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lorado</text:p>
          </table:table-cell>
          <table:table-cell office:value-type="float" office:value="3220245">
            <text:p><text:s/>3,220,245 </text:p>
          </table:table-cell>
          <table:table-cell office:value-type="float" office:value="3299040">
            <text:p><text:s/>3,299,040 </text:p>
          </table:table-cell>
          <table:table-cell office:value-type="float" office:value="3352133">
            <text:p><text:s/>3,352,133 </text:p>
          </table:table-cell>
          <table:table-cell office:value-type="float" office:value="3384135">
            <text:p><text:s/>3,384,135 </text:p>
          </table:table-cell>
          <table:table-cell office:value-type="float" office:value="3428644">
            <text:p><text:s/>3,428,644 </text:p>
          </table:table-cell>
          <table:table-cell office:value-type="float" office:value="3475489">
            <text:p><text:s/>3,475,489 </text:p>
          </table:table-cell>
          <table:table-cell office:value-type="float" office:value="3548591">
            <text:p><text:s/>3,548,591 </text:p>
          </table:table-cell>
          <table:table-cell office:value-type="float" office:value="3614434">
            <text:p><text:s/>3,614,434 </text:p>
          </table:table-cell>
          <table:table-cell office:value-type="float" office:value="3686441">
            <text:p><text:s/>3,686,441 </text:p>
          </table:table-cell>
          <table:table-cell office:value-type="float" office:value="3754982">
            <text:p><text:s/>3,754,982 </text:p>
          </table:table-cell>
          <table:table-cell office:value-type="float" office:value="3820322">
            <text:p><text:s/>3,820,322 </text:p>
          </table:table-cell>
          <table:table-cell table:number-columns-repeated="101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onnecticut</text:p>
          </table:table-cell>
          <table:table-cell office:value-type="float" office:value="2569535">
            <text:p><text:s/>2,569,535 </text:p>
          </table:table-cell>
          <table:table-cell office:value-type="float" office:value="2586985">
            <text:p><text:s/>2,586,985 </text:p>
          </table:table-cell>
          <table:table-cell office:value-type="float" office:value="2609872">
            <text:p><text:s/>2,609,872 </text:p>
          </table:table-cell>
          <table:table-cell office:value-type="float" office:value="2633221">
            <text:p><text:s/>2,633,221 </text:p>
          </table:table-cell>
          <table:table-cell office:value-type="float" office:value="2647115">
            <text:p><text:s/>2,647,115 </text:p>
          </table:table-cell>
          <table:table-cell office:value-type="float" office:value="2662922">
            <text:p><text:s/>2,662,922 </text:p>
          </table:table-cell>
          <table:table-cell office:value-type="float" office:value="2678088">
            <text:p><text:s/>2,678,088 </text:p>
          </table:table-cell>
          <table:table-cell office:value-type="float" office:value="2693786">
            <text:p><text:s/>2,693,786 </text:p>
          </table:table-cell>
          <table:table-cell office:value-type="float" office:value="2718953">
            <text:p><text:s/>2,718,953 </text:p>
          </table:table-cell>
          <table:table-cell office:value-type="float" office:value="2740968">
            <text:p><text:s/>2,740,968 </text:p>
          </table:table-cell>
          <table:table-cell office:value-type="float" office:value="2760836">
            <text:p><text:s/>2,760,836 </text:p>
          </table:table-cell>
          <table:table-cell table:number-columns-repeated="101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float" office:value="591459">
            <text:p><text:s/>591,459 </text:p>
          </table:table-cell>
          <table:table-cell office:value-type="float" office:value="599661">
            <text:p><text:s/>599,661 </text:p>
          </table:table-cell>
          <table:table-cell office:value-type="float" office:value="609223">
            <text:p><text:s/>609,223 </text:p>
          </table:table-cell>
          <table:table-cell office:value-type="float" office:value="619958">
            <text:p><text:s/>619,958 </text:p>
          </table:table-cell>
          <table:table-cell office:value-type="float" office:value="631172">
            <text:p><text:s/>631,172 </text:p>
          </table:table-cell>
          <table:table-cell office:value-type="float" office:value="643162">
            <text:p><text:s/>643,162 </text:p>
          </table:table-cell>
          <table:table-cell office:value-type="float" office:value="655539">
            <text:p><text:s/>655,539 </text:p>
          </table:table-cell>
          <table:table-cell office:value-type="float" office:value="666594">
            <text:p><text:s/>666,594 </text:p>
          </table:table-cell>
          <table:table-cell office:value-type="float" office:value="677758">
            <text:p><text:s/>677,758 </text:p>
          </table:table-cell>
          <table:table-cell office:value-type="float" office:value="685517">
            <text:p><text:s/>685,517 </text:p>
          </table:table-cell>
          <table:table-cell office:value-type="float" office:value="693832">
            <text:p><text:s/>693,832 </text:p>
          </table:table-cell>
          <table:table-cell table:number-columns-repeated="101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457543">
            <text:p><text:s/>457,543 </text:p>
          </table:table-cell>
          <table:table-cell office:value-type="float" office:value="459879">
            <text:p><text:s/>459,879 </text:p>
          </table:table-cell>
          <table:table-cell office:value-type="float" office:value="459336">
            <text:p><text:s/>459,336 </text:p>
          </table:table-cell>
          <table:table-cell office:value-type="float" office:value="457099">
            <text:p><text:s/>457,099 </text:p>
          </table:table-cell>
          <table:table-cell office:value-type="float" office:value="457998">
            <text:p><text:s/>457,998 </text:p>
          </table:table-cell>
          <table:table-cell office:value-type="float" office:value="459949">
            <text:p><text:s/>459,949 </text:p>
          </table:table-cell>
          <table:table-cell office:value-type="float" office:value="465030">
            <text:p><text:s/>465,030 </text:p>
          </table:table-cell>
          <table:table-cell office:value-type="float" office:value="470278">
            <text:p><text:s/>470,278 </text:p>
          </table:table-cell>
          <table:table-cell office:value-type="float" office:value="477979">
            <text:p><text:s/>477,979 </text:p>
          </table:table-cell>
          <table:table-cell office:value-type="float" office:value="490130">
            <text:p><text:s/>490,130 </text:p>
          </table:table-cell>
          <table:table-cell office:value-type="float" office:value="503170">
            <text:p><text:s/>503,170 </text:p>
          </table:table-cell>
          <table:table-cell table:number-columns-repeated="101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lorida</text:p>
          </table:table-cell>
          <table:table-cell office:value-type="float" office:value="12392635">
            <text:p><text:s/>12,392,635 </text:p>
          </table:table-cell>
          <table:table-cell office:value-type="float" office:value="12642527">
            <text:p><text:s/>12,642,527 </text:p>
          </table:table-cell>
          <table:table-cell office:value-type="float" office:value="12914746">
            <text:p><text:s/>12,914,746 </text:p>
          </table:table-cell>
          <table:table-cell office:value-type="float" office:value="13183209">
            <text:p><text:s/>13,183,209 </text:p>
          </table:table-cell>
          <table:table-cell office:value-type="float" office:value="13524584">
            <text:p><text:s/>13,524,584 </text:p>
          </table:table-cell>
          <table:table-cell office:value-type="float" office:value="13873860">
            <text:p><text:s/>13,873,860 </text:p>
          </table:table-cell>
          <table:table-cell office:value-type="float" office:value="14144078">
            <text:p><text:s/>14,144,078 </text:p>
          </table:table-cell>
          <table:table-cell office:value-type="float" office:value="14336744">
            <text:p><text:s/>14,336,744 </text:p>
          </table:table-cell>
          <table:table-cell office:value-type="float" office:value="14508933">
            <text:p><text:s/>14,508,933 </text:p>
          </table:table-cell>
          <table:table-cell office:value-type="float" office:value="14655361">
            <text:p><text:s/>14,655,361 </text:p>
          </table:table-cell>
          <table:table-cell office:value-type="float" office:value="14841339">
            <text:p><text:s/>14,841,339 </text:p>
          </table:table-cell>
          <table:table-cell table:number-columns-repeated="101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Georgia</text:p>
          </table:table-cell>
          <table:table-cell office:value-type="float" office:value="6050727">
            <text:p><text:s/>6,050,727 </text:p>
          </table:table-cell>
          <table:table-cell office:value-type="float" office:value="6161648">
            <text:p><text:s/>6,161,648 </text:p>
          </table:table-cell>
          <table:table-cell office:value-type="float" office:value="6258472">
            <text:p><text:s/>6,258,472 </text:p>
          </table:table-cell>
          <table:table-cell office:value-type="float" office:value="6344083">
            <text:p><text:s/>6,344,083 </text:p>
          </table:table-cell>
          <table:table-cell office:value-type="float" office:value="6460397">
            <text:p><text:s/>6,460,397 </text:p>
          </table:table-cell>
          <table:table-cell office:value-type="float" office:value="6572318">
            <text:p><text:s/>6,572,318 </text:p>
          </table:table-cell>
          <table:table-cell office:value-type="float" office:value="6749799">
            <text:p><text:s/>6,749,799 </text:p>
          </table:table-cell>
          <table:table-cell office:value-type="float" office:value="6893739">
            <text:p><text:s/>6,893,739 </text:p>
          </table:table-cell>
          <table:table-cell office:value-type="float" office:value="7025746">
            <text:p><text:s/>7,025,746 </text:p>
          </table:table-cell>
          <table:table-cell office:value-type="float" office:value="7135065">
            <text:p><text:s/>7,135,065 </text:p>
          </table:table-cell>
          <table:table-cell office:value-type="float" office:value="7219600">
            <text:p><text:s/>7,219,600 </text:p>
          </table:table-cell>
          <table:table-cell table:number-columns-repeated="101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Hawaii</text:p>
          </table:table-cell>
          <table:table-cell office:value-type="float" office:value="918167">
            <text:p><text:s/>918,167 </text:p>
          </table:table-cell>
          <table:table-cell office:value-type="float" office:value="931815">
            <text:p><text:s/>931,815 </text:p>
          </table:table-cell>
          <table:table-cell office:value-type="float" office:value="946013">
            <text:p><text:s/>946,013 </text:p>
          </table:table-cell>
          <table:table-cell office:value-type="float" office:value="956635">
            <text:p><text:s/>956,635 </text:p>
          </table:table-cell>
          <table:table-cell office:value-type="float" office:value="975466">
            <text:p><text:s/>975,466 </text:p>
          </table:table-cell>
          <table:table-cell office:value-type="float" office:value="994232">
            <text:p><text:s/>994,232 </text:p>
          </table:table-cell>
          <table:table-cell office:value-type="float" office:value="1010418">
            <text:p><text:s/>1,010,418 </text:p>
          </table:table-cell>
          <table:table-cell office:value-type="float" office:value="1015468">
            <text:p><text:s/>1,015,468 </text:p>
          </table:table-cell>
          <table:table-cell office:value-type="float" office:value="1031119">
            <text:p><text:s/>1,031,119 </text:p>
          </table:table-cell>
          <table:table-cell office:value-type="float" office:value="1043921">
            <text:p><text:s/>1,043,921 </text:p>
          </table:table-cell>
          <table:table-cell office:value-type="float" office:value="1060149">
            <text:p><text:s/>1,060,149 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929000">
            <text:p><text:s/>929,000 </text:p>
          </table:table-cell>
          <table:table-cell office:value-type="float" office:value="946817">
            <text:p><text:s/>946,817 </text:p>
          </table:table-cell>
          <table:table-cell office:value-type="float" office:value="964386">
            <text:p><text:s/>964,386 </text:p>
          </table:table-cell>
          <table:table-cell office:value-type="float" office:value="984139">
            <text:p><text:s/>984,139 </text:p>
          </table:table-cell>
          <table:table-cell office:value-type="float" office:value="1007110">
            <text:p><text:s/>1,007,110 </text:p>
          </table:table-cell>
          <table:table-cell office:value-type="float" office:value="1033590">
            <text:p><text:s/>1,033,590 </text:p>
          </table:table-cell>
          <table:table-cell office:value-type="float" office:value="1063916">
            <text:p><text:s/>1,063,916 </text:p>
          </table:table-cell>
          <table:table-cell office:value-type="float" office:value="1090081">
            <text:p><text:s/>1,090,081 </text:p>
          </table:table-cell>
          <table:table-cell office:value-type="float" office:value="1111973">
            <text:p><text:s/>1,111,973 </text:p>
          </table:table-cell>
          <table:table-cell office:value-type="float" office:value="1128363">
            <text:p><text:s/>1,128,363 </text:p>
          </table:table-cell>
          <table:table-cell office:value-type="float" office:value="1142013">
            <text:p><text:s/>1,142,013 </text:p>
          </table:table-cell>
          <table:table-cell table:number-columns-repeated="101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Illinois</text:p>
          </table:table-cell>
          <table:table-cell office:value-type="float" office:value="9189217">
            <text:p><text:s/>9,189,217 </text:p>
          </table:table-cell>
          <table:table-cell office:value-type="float" office:value="9244828">
            <text:p><text:s/>9,244,828 </text:p>
          </table:table-cell>
          <table:table-cell office:value-type="float" office:value="9287194">
            <text:p><text:s/>9,287,194 </text:p>
          </table:table-cell>
          <table:table-cell office:value-type="float" office:value="9330459">
            <text:p><text:s/>9,330,459 </text:p>
          </table:table-cell>
          <table:table-cell office:value-type="float" office:value="9378174">
            <text:p><text:s/>9,378,174 </text:p>
          </table:table-cell>
          <table:table-cell office:value-type="float" office:value="9412585">
            <text:p><text:s/>9,412,585 </text:p>
          </table:table-cell>
          <table:table-cell office:value-type="float" office:value="9462709">
            <text:p><text:s/>9,462,709 </text:p>
          </table:table-cell>
          <table:table-cell office:value-type="float" office:value="9525732">
            <text:p><text:s/>9,525,732 </text:p>
          </table:table-cell>
          <table:table-cell office:value-type="float" office:value="9593637">
            <text:p><text:s/>9,593,637 </text:p>
          </table:table-cell>
          <table:table-cell office:value-type="float" office:value="9658372">
            <text:p><text:s/>9,658,372 </text:p>
          </table:table-cell>
          <table:table-cell office:value-type="float" office:value="9716603">
            <text:p><text:s/>9,716,603 </text:p>
          </table:table-cell>
          <table:table-cell table:number-columns-repeated="101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Indiana</text:p>
          </table:table-cell>
          <table:table-cell office:value-type="float" office:value="4516877">
            <text:p><text:s/>4,516,877 </text:p>
          </table:table-cell>
          <table:table-cell office:value-type="float" office:value="4548233">
            <text:p><text:s/>4,548,233 </text:p>
          </table:table-cell>
          <table:table-cell office:value-type="float" office:value="4575153">
            <text:p><text:s/>4,575,153 </text:p>
          </table:table-cell>
          <table:table-cell office:value-type="float" office:value="4614078">
            <text:p><text:s/>4,614,078 </text:p>
          </table:table-cell>
          <table:table-cell office:value-type="float" office:value="4646726">
            <text:p><text:s/>4,646,726 </text:p>
          </table:table-cell>
          <table:table-cell office:value-type="float" office:value="4684718">
            <text:p><text:s/>4,684,718 </text:p>
          </table:table-cell>
          <table:table-cell office:value-type="float" office:value="4729562">
            <text:p><text:s/>4,729,562 </text:p>
          </table:table-cell>
          <table:table-cell office:value-type="float" office:value="4770105">
            <text:p><text:s/>4,770,105 </text:p>
          </table:table-cell>
          <table:table-cell office:value-type="float" office:value="4813312">
            <text:p><text:s/>4,813,312 </text:p>
          </table:table-cell>
          <table:table-cell office:value-type="float" office:value="4849621">
            <text:p><text:s/>4,849,621 </text:p>
          </table:table-cell>
          <table:table-cell office:value-type="float" office:value="4883935">
            <text:p><text:s/>4,883,935 </text:p>
          </table:table-cell>
          <table:table-cell table:number-columns-repeated="101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Iowa</text:p>
          </table:table-cell>
          <table:table-cell office:value-type="float" office:value="2195730">
            <text:p><text:s/>2,195,730 </text:p>
          </table:table-cell>
          <table:table-cell office:value-type="float" office:value="2203396">
            <text:p><text:s/>2,203,396 </text:p>
          </table:table-cell>
          <table:table-cell office:value-type="float" office:value="2210549">
            <text:p><text:s/>2,210,549 </text:p>
          </table:table-cell>
          <table:table-cell office:value-type="float" office:value="2221897">
            <text:p><text:s/>2,221,897 </text:p>
          </table:table-cell>
          <table:table-cell office:value-type="float" office:value="2234927">
            <text:p><text:s/>2,234,927 </text:p>
          </table:table-cell>
          <table:table-cell office:value-type="float" office:value="2245966">
            <text:p><text:s/>2,245,966 </text:p>
          </table:table-cell>
          <table:table-cell office:value-type="float" office:value="2260941">
            <text:p><text:s/>2,260,941 </text:p>
          </table:table-cell>
          <table:table-cell office:value-type="float" office:value="2275580">
            <text:p><text:s/>2,275,580 </text:p>
          </table:table-cell>
          <table:table-cell office:value-type="float" office:value="2291076">
            <text:p><text:s/>2,291,076 </text:p>
          </table:table-cell>
          <table:table-cell office:value-type="float" office:value="2305901">
            <text:p><text:s/>2,305,901 </text:p>
          </table:table-cell>
          <table:table-cell office:value-type="float" office:value="2322535">
            <text:p><text:s/>2,322,535 </text:p>
          </table:table-cell>
          <table:table-cell table:number-columns-repeated="101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Kansas</text:p>
          </table:table-cell>
          <table:table-cell office:value-type="float" office:value="1979794">
            <text:p><text:s/>1,979,794 </text:p>
          </table:table-cell>
          <table:table-cell office:value-type="float" office:value="1991239">
            <text:p><text:s/>1,991,239 </text:p>
          </table:table-cell>
          <table:table-cell office:value-type="float" office:value="2004119">
            <text:p><text:s/>2,004,119 </text:p>
          </table:table-cell>
          <table:table-cell office:value-type="float" office:value="2015157">
            <text:p><text:s/>2,015,157 </text:p>
          </table:table-cell>
          <table:table-cell office:value-type="float" office:value="2028917">
            <text:p><text:s/>2,028,917 </text:p>
          </table:table-cell>
          <table:table-cell office:value-type="float" office:value="2040610">
            <text:p><text:s/>2,040,610 </text:p>
          </table:table-cell>
          <table:table-cell office:value-type="float" office:value="2057654">
            <text:p><text:s/>2,057,654 </text:p>
          </table:table-cell>
          <table:table-cell office:value-type="float" office:value="2072780">
            <text:p><text:s/>2,072,780 </text:p>
          </table:table-cell>
          <table:table-cell office:value-type="float" office:value="2093387">
            <text:p><text:s/>2,093,387 </text:p>
          </table:table-cell>
          <table:table-cell office:value-type="float" office:value="2110863">
            <text:p><text:s/>2,110,863 </text:p>
          </table:table-cell>
          <table:table-cell office:value-type="float" office:value="2131930">
            <text:p><text:s/>2,131,930 </text:p>
          </table:table-cell>
          <table:table-cell table:number-columns-repeated="101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Kentucky</text:p>
          </table:table-cell>
          <table:table-cell office:value-type="float" office:value="3054037">
            <text:p><text:s/>3,054,037 </text:p>
          </table:table-cell>
          <table:table-cell office:value-type="float" office:value="3074027">
            <text:p><text:s/>3,074,027 </text:p>
          </table:table-cell>
          <table:table-cell office:value-type="float" office:value="3094624">
            <text:p><text:s/>3,094,624 </text:p>
          </table:table-cell>
          <table:table-cell office:value-type="float" office:value="3118685">
            <text:p><text:s/>3,118,685 </text:p>
          </table:table-cell>
          <table:table-cell office:value-type="float" office:value="3147642">
            <text:p><text:s/>3,147,642 </text:p>
          </table:table-cell>
          <table:table-cell office:value-type="float" office:value="3178722">
            <text:p><text:s/>3,178,722 </text:p>
          </table:table-cell>
          <table:table-cell office:value-type="float" office:value="3207944">
            <text:p><text:s/>3,207,944 </text:p>
          </table:table-cell>
          <table:table-cell office:value-type="float" office:value="3240384">
            <text:p><text:s/>3,240,384 </text:p>
          </table:table-cell>
          <table:table-cell office:value-type="float" office:value="3267877">
            <text:p><text:s/>3,267,877 </text:p>
          </table:table-cell>
          <table:table-cell office:value-type="float" office:value="3295364">
            <text:p><text:s/>3,295,364 </text:p>
          </table:table-cell>
          <table:table-cell office:value-type="float" office:value="3323539">
            <text:p><text:s/>3,323,539 </text:p>
          </table:table-cell>
          <table:table-cell table:number-columns-repeated="101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Louisiana</text:p>
          </table:table-cell>
          <table:table-cell office:value-type="float" office:value="3254215">
            <text:p><text:s/>3,254,215 </text:p>
          </table:table-cell>
          <table:table-cell office:value-type="float" office:value="3273688">
            <text:p><text:s/>3,273,688 </text:p>
          </table:table-cell>
          <table:table-cell office:value-type="float" office:value="3302448">
            <text:p><text:s/>3,302,448 </text:p>
          </table:table-cell>
          <table:table-cell office:value-type="float" office:value="3332972">
            <text:p><text:s/>3,332,972 </text:p>
          </table:table-cell>
          <table:table-cell office:value-type="float" office:value="3369507">
            <text:p><text:s/>3,369,507 </text:p>
          </table:table-cell>
          <table:table-cell office:value-type="float" office:value="3398674">
            <text:p><text:s/>3,398,674 </text:p>
          </table:table-cell>
          <table:table-cell office:value-type="float" office:value="3223886">
            <text:p><text:s/>3,223,886 </text:p>
          </table:table-cell>
          <table:table-cell office:value-type="float" office:value="3278939">
            <text:p><text:s/>3,278,939 </text:p>
          </table:table-cell>
          <table:table-cell office:value-type="float" office:value="3326858">
            <text:p><text:s/>3,326,858 </text:p>
          </table:table-cell>
          <table:table-cell office:value-type="float" office:value="3377420">
            <text:p><text:s/>3,377,420 </text:p>
          </table:table-cell>
          <table:table-cell office:value-type="float" office:value="3426374">
            <text:p><text:s/>3,426,374 </text:p>
          </table:table-cell>
          <table:table-cell table:number-columns-repeated="101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aine</text:p>
          </table:table-cell>
          <table:table-cell office:value-type="float" office:value="975665">
            <text:p><text:s/>975,665 </text:p>
          </table:table-cell>
          <table:table-cell office:value-type="float" office:value="985604">
            <text:p><text:s/>985,604 </text:p>
          </table:table-cell>
          <table:table-cell office:value-type="float" office:value="997365">
            <text:p><text:s/>997,365 </text:p>
          </table:table-cell>
          <table:table-cell office:value-type="float" office:value="1009727">
            <text:p><text:s/>1,009,727 </text:p>
          </table:table-cell>
          <table:table-cell office:value-type="float" office:value="1018897">
            <text:p><text:s/>1,018,897 </text:p>
          </table:table-cell>
          <table:table-cell office:value-type="float" office:value="1026748">
            <text:p><text:s/>1,026,748 </text:p>
          </table:table-cell>
          <table:table-cell office:value-type="float" office:value="1034674">
            <text:p><text:s/>1,034,674 </text:p>
          </table:table-cell>
          <table:table-cell office:value-type="float" office:value="1040855">
            <text:p><text:s/>1,040,855 </text:p>
          </table:table-cell>
          <table:table-cell office:value-type="float" office:value="1048305">
            <text:p><text:s/>1,048,305 </text:p>
          </table:table-cell>
          <table:table-cell office:value-type="float" office:value="1051644">
            <text:p><text:s/>1,051,644 </text:p>
          </table:table-cell>
          <table:table-cell office:value-type="float" office:value="1053754">
            <text:p><text:s/>1,053,754 </text:p>
          </table:table-cell>
          <table:table-cell table:number-columns-repeated="101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aryland</text:p>
          </table:table-cell>
          <table:table-cell office:value-type="float" office:value="3954073">
            <text:p><text:s/>3,954,073 </text:p>
          </table:table-cell>
          <table:table-cell office:value-type="float" office:value="4008139">
            <text:p><text:s/>4,008,139 </text:p>
          </table:table-cell>
          <table:table-cell office:value-type="float" office:value="4065035">
            <text:p><text:s/>4,065,035 </text:p>
          </table:table-cell>
          <table:table-cell office:value-type="float" office:value="4116628">
            <text:p><text:s/>4,116,628 </text:p>
          </table:table-cell>
          <table:table-cell office:value-type="float" office:value="4163485">
            <text:p><text:s/>4,163,485 </text:p>
          </table:table-cell>
          <table:table-cell office:value-type="float" office:value="4209413">
            <text:p><text:s/>4,209,413 </text:p>
          </table:table-cell>
          <table:table-cell office:value-type="float" office:value="4249611">
            <text:p><text:s/>4,249,611 </text:p>
          </table:table-cell>
          <table:table-cell office:value-type="float" office:value="4283845">
            <text:p><text:s/>4,283,845 </text:p>
          </table:table-cell>
          <table:table-cell office:value-type="float" office:value="4325751">
            <text:p><text:s/>4,325,751 </text:p>
          </table:table-cell>
          <table:table-cell office:value-type="float" office:value="4376757">
            <text:p><text:s/>4,376,757 </text:p>
          </table:table-cell>
          <table:table-cell office:value-type="float" office:value="4433150">
            <text:p><text:s/>4,433,150 </text:p>
          </table:table-cell>
          <table:table-cell table:number-columns-repeated="101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assachusetts</text:p>
          </table:table-cell>
          <table:table-cell office:value-type="float" office:value="4859770">
            <text:p><text:s/>4,859,770 </text:p>
          </table:table-cell>
          <table:table-cell office:value-type="float" office:value="4892606">
            <text:p><text:s/>4,892,606 </text:p>
          </table:table-cell>
          <table:table-cell office:value-type="float" office:value="4914554">
            <text:p><text:s/>4,914,554 </text:p>
          </table:table-cell>
          <table:table-cell office:value-type="float" office:value="4929193">
            <text:p><text:s/>4,929,193 </text:p>
          </table:table-cell>
          <table:table-cell office:value-type="float" office:value="4932740">
            <text:p><text:s/>4,932,740 </text:p>
          </table:table-cell>
          <table:table-cell office:value-type="float" office:value="4939150">
            <text:p><text:s/>4,939,150 </text:p>
          </table:table-cell>
          <table:table-cell office:value-type="float" office:value="4959882">
            <text:p><text:s/>4,959,882 </text:p>
          </table:table-cell>
          <table:table-cell office:value-type="float" office:value="4991802">
            <text:p><text:s/>4,991,802 </text:p>
          </table:table-cell>
          <table:table-cell office:value-type="float" office:value="5039240">
            <text:p><text:s/>5,039,240 </text:p>
          </table:table-cell>
          <table:table-cell office:value-type="float" office:value="5094678">
            <text:p><text:s/>5,094,678 </text:p>
          </table:table-cell>
          <table:table-cell office:value-type="float" office:value="5138919">
            <text:p><text:s/>5,138,919 </text:p>
          </table:table-cell>
          <table:table-cell table:number-columns-repeated="101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ichigan</text:p>
          </table:table-cell>
          <table:table-cell office:value-type="float" office:value="7356336">
            <text:p><text:s/>7,356,336 </text:p>
          </table:table-cell>
          <table:table-cell office:value-type="float" office:value="7397810">
            <text:p><text:s/>7,397,810 </text:p>
          </table:table-cell>
          <table:table-cell office:value-type="float" office:value="7431400">
            <text:p><text:s/>7,431,400 </text:p>
          </table:table-cell>
          <table:table-cell office:value-type="float" office:value="7472072">
            <text:p><text:s/>7,472,072 </text:p>
          </table:table-cell>
          <table:table-cell office:value-type="float" office:value="7502001">
            <text:p><text:s/>7,502,001 </text:p>
          </table:table-cell>
          <table:table-cell office:value-type="float" office:value="7519298">
            <text:p><text:s/>7,519,298 </text:p>
          </table:table-cell>
          <table:table-cell office:value-type="float" office:value="7532533">
            <text:p><text:s/>7,532,533 </text:p>
          </table:table-cell>
          <table:table-cell office:value-type="float" office:value="7531221">
            <text:p><text:s/>7,531,221 </text:p>
          </table:table-cell>
          <table:table-cell office:value-type="float" office:value="7528010">
            <text:p><text:s/>7,528,010 </text:p>
          </table:table-cell>
          <table:table-cell office:value-type="float" office:value="7528988">
            <text:p><text:s/>7,528,988 </text:p>
          </table:table-cell>
          <table:table-cell office:value-type="float" office:value="7540602">
            <text:p><text:s/>7,540,602 </text:p>
          </table:table-cell>
          <table:table-cell table:number-columns-repeated="101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643977">
            <text:p><text:s/>3,643,977 </text:p>
          </table:table-cell>
          <table:table-cell office:value-type="float" office:value="3691535">
            <text:p><text:s/>3,691,535 </text:p>
          </table:table-cell>
          <table:table-cell office:value-type="float" office:value="3730140">
            <text:p><text:s/>3,730,140 </text:p>
          </table:table-cell>
          <table:table-cell office:value-type="float" office:value="3769885">
            <text:p><text:s/>3,769,885 </text:p>
          </table:table-cell>
          <table:table-cell office:value-type="float" office:value="3805767">
            <text:p><text:s/>3,805,767 </text:p>
          </table:table-cell>
          <table:table-cell office:value-type="float" office:value="3839041">
            <text:p><text:s/>3,839,041 </text:p>
          </table:table-cell>
          <table:table-cell office:value-type="float" office:value="3881174">
            <text:p><text:s/>3,881,174 </text:p>
          </table:table-cell>
          <table:table-cell office:value-type="float" office:value="3922129">
            <text:p><text:s/>3,922,129 </text:p>
          </table:table-cell>
          <table:table-cell office:value-type="float" office:value="3962839">
            <text:p><text:s/>3,962,839 </text:p>
          </table:table-cell>
          <table:table-cell office:value-type="float" office:value="3997100">
            <text:p><text:s/>3,997,100 </text:p>
          </table:table-cell>
          <table:table-cell office:value-type="float" office:value="4027410">
            <text:p><text:s/>4,027,410 </text:p>
          </table:table-cell>
          <table:table-cell table:number-columns-repeated="101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ississippi</text:p>
          </table:table-cell>
          <table:table-cell office:value-type="float" office:value="2074000">
            <text:p><text:s/>2,074,000 </text:p>
          </table:table-cell>
          <table:table-cell office:value-type="float" office:value="2084576">
            <text:p><text:s/>2,084,576 </text:p>
          </table:table-cell>
          <table:table-cell office:value-type="float" office:value="2095533">
            <text:p><text:s/>2,095,533 </text:p>
          </table:table-cell>
          <table:table-cell office:value-type="float" office:value="2108865">
            <text:p><text:s/>2,108,865 </text:p>
          </table:table-cell>
          <table:table-cell office:value-type="float" office:value="2128600">
            <text:p><text:s/>2,128,600 </text:p>
          </table:table-cell>
          <table:table-cell office:value-type="float" office:value="2145073">
            <text:p><text:s/>2,145,073 </text:p>
          </table:table-cell>
          <table:table-cell office:value-type="float" office:value="2147988">
            <text:p><text:s/>2,147,988 </text:p>
          </table:table-cell>
          <table:table-cell office:value-type="float" office:value="2167179">
            <text:p><text:s/>2,167,179 </text:p>
          </table:table-cell>
          <table:table-cell office:value-type="float" office:value="2187234">
            <text:p><text:s/>2,187,234 </text:p>
          </table:table-cell>
          <table:table-cell office:value-type="float" office:value="2200235">
            <text:p><text:s/>2,200,235 </text:p>
          </table:table-cell>
          <table:table-cell office:value-type="float" office:value="2215650">
            <text:p><text:s/>2,215,650 </text:p>
          </table:table-cell>
          <table:table-cell table:number-columns-repeated="101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issouri</text:p>
          </table:table-cell>
          <table:table-cell office:value-type="float" office:value="4178902">
            <text:p><text:s/>4,178,902 </text:p>
          </table:table-cell>
          <table:table-cell office:value-type="float" office:value="4214567">
            <text:p><text:s/>4,214,567 </text:p>
          </table:table-cell>
          <table:table-cell office:value-type="float" office:value="4250312">
            <text:p><text:s/>4,250,312 </text:p>
          </table:table-cell>
          <table:table-cell office:value-type="float" office:value="4287476">
            <text:p><text:s/>4,287,476 </text:p>
          </table:table-cell>
          <table:table-cell office:value-type="float" office:value="4326785">
            <text:p><text:s/>4,326,785 </text:p>
          </table:table-cell>
          <table:table-cell office:value-type="float" office:value="4367322">
            <text:p><text:s/>4,367,322 </text:p>
          </table:table-cell>
          <table:table-cell office:value-type="float" office:value="4414380">
            <text:p><text:s/>4,414,380 </text:p>
          </table:table-cell>
          <table:table-cell office:value-type="float" office:value="4456266">
            <text:p><text:s/>4,456,266 </text:p>
          </table:table-cell>
          <table:table-cell office:value-type="float" office:value="4494971">
            <text:p><text:s/>4,494,971 </text:p>
          </table:table-cell>
          <table:table-cell office:value-type="float" office:value="4534485">
            <text:p><text:s/>4,534,485 </text:p>
          </table:table-cell>
          <table:table-cell office:value-type="float" office:value="4572445">
            <text:p><text:s/>4,572,445 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673706">
            <text:p><text:s/>673,706 </text:p>
          </table:table-cell>
          <table:table-cell office:value-type="float" office:value="679843">
            <text:p><text:s/>679,843 </text:p>
          </table:table-cell>
          <table:table-cell office:value-type="float" office:value="686895">
            <text:p><text:s/>686,895 </text:p>
          </table:table-cell>
          <table:table-cell office:value-type="float" office:value="696618">
            <text:p><text:s/>696,618 </text:p>
          </table:table-cell>
          <table:table-cell office:value-type="float" office:value="708010">
            <text:p><text:s/>708,010 </text:p>
          </table:table-cell>
          <table:table-cell office:value-type="float" office:value="718417">
            <text:p><text:s/>718,417 </text:p>
          </table:table-cell>
          <table:table-cell office:value-type="float" office:value="730762">
            <text:p><text:s/>730,762 </text:p>
          </table:table-cell>
          <table:table-cell office:value-type="float" office:value="741571">
            <text:p><text:s/>741,571 </text:p>
          </table:table-cell>
          <table:table-cell office:value-type="float" office:value="752601">
            <text:p><text:s/>752,601 </text:p>
          </table:table-cell>
          <table:table-cell office:value-type="float" office:value="760307">
            <text:p><text:s/>760,307 </text:p>
          </table:table-cell>
          <table:table-cell office:value-type="float" office:value="767405">
            <text:p><text:s/>767,405 </text:p>
          </table:table-cell>
          <table:table-cell table:number-columns-repeated="101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263440">
            <text:p><text:s/>1,263,440 </text:p>
          </table:table-cell>
          <table:table-cell office:value-type="float" office:value="1271529">
            <text:p><text:s/>1,271,529 </text:p>
          </table:table-cell>
          <table:table-cell office:value-type="float" office:value="1280578">
            <text:p><text:s/>1,280,578 </text:p>
          </table:table-cell>
          <table:table-cell office:value-type="float" office:value="1291199">
            <text:p><text:s/>1,291,199 </text:p>
          </table:table-cell>
          <table:table-cell office:value-type="float" office:value="1301010">
            <text:p><text:s/>1,301,010 </text:p>
          </table:table-cell>
          <table:table-cell office:value-type="float" office:value="1312579">
            <text:p><text:s/>1,312,579 </text:p>
          </table:table-cell>
          <table:table-cell office:value-type="float" office:value="1322595">
            <text:p><text:s/>1,322,595 </text:p>
          </table:table-cell>
          <table:table-cell office:value-type="float" office:value="1331494">
            <text:p><text:s/>1,331,494 </text:p>
          </table:table-cell>
          <table:table-cell office:value-type="float" office:value="1342591">
            <text:p><text:s/>1,342,591 </text:p>
          </table:table-cell>
          <table:table-cell office:value-type="float" office:value="1356140">
            <text:p><text:s/>1,356,140 </text:p>
          </table:table-cell>
          <table:table-cell office:value-type="float" office:value="1370906">
            <text:p><text:s/>1,370,906 </text:p>
          </table:table-cell>
          <table:table-cell table:number-columns-repeated="101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Nevada</text:p>
          </table:table-cell>
          <table:table-cell office:value-type="float" office:value="1502723">
            <text:p><text:s/>1,502,723 </text:p>
          </table:table-cell>
          <table:table-cell office:value-type="float" office:value="1563691">
            <text:p><text:s/>1,563,691 </text:p>
          </table:table-cell>
          <table:table-cell office:value-type="float" office:value="1620975">
            <text:p><text:s/>1,620,975 </text:p>
          </table:table-cell>
          <table:table-cell office:value-type="float" office:value="1679887">
            <text:p><text:s/>1,679,887 </text:p>
          </table:table-cell>
          <table:table-cell office:value-type="float" office:value="1754908">
            <text:p><text:s/>1,754,908 </text:p>
          </table:table-cell>
          <table:table-cell office:value-type="float" office:value="1820548">
            <text:p><text:s/>1,820,548 </text:p>
          </table:table-cell>
          <table:table-cell office:value-type="float" office:value="1888255">
            <text:p><text:s/>1,888,255 </text:p>
          </table:table-cell>
          <table:table-cell office:value-type="float" office:value="1947019">
            <text:p><text:s/>1,947,019 </text:p>
          </table:table-cell>
          <table:table-cell office:value-type="float" office:value="1991009">
            <text:p><text:s/>1,991,009 </text:p>
          </table:table-cell>
          <table:table-cell office:value-type="float" office:value="2018624">
            <text:p><text:s/>2,018,624 </text:p>
          </table:table-cell>
          <table:table-cell office:value-type="float" office:value="2039672">
            <text:p><text:s/>2,039,672 </text:p>
          </table:table-cell>
          <table:table-cell table:number-columns-repeated="101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New Hampshire</text:p>
          </table:table-cell>
          <table:table-cell office:value-type="float" office:value="929530">
            <text:p><text:s/>929,530 </text:p>
          </table:table-cell>
          <table:table-cell office:value-type="float" office:value="943640">
            <text:p><text:s/>943,640 </text:p>
          </table:table-cell>
          <table:table-cell office:value-type="float" office:value="956346">
            <text:p><text:s/>956,346 </text:p>
          </table:table-cell>
          <table:table-cell office:value-type="float" office:value="968428">
            <text:p><text:s/>968,428 </text:p>
          </table:table-cell>
          <table:table-cell office:value-type="float" office:value="980878">
            <text:p><text:s/>980,878 </text:p>
          </table:table-cell>
          <table:table-cell office:value-type="float" office:value="991089">
            <text:p><text:s/>991,089 </text:p>
          </table:table-cell>
          <table:table-cell office:value-type="float" office:value="1003220">
            <text:p><text:s/>1,003,220 </text:p>
          </table:table-cell>
          <table:table-cell office:value-type="float" office:value="1011622">
            <text:p><text:s/>1,011,622 </text:p>
          </table:table-cell>
          <table:table-cell office:value-type="float" office:value="1019877">
            <text:p><text:s/>1,019,877 </text:p>
          </table:table-cell>
          <table:table-cell office:value-type="float" office:value="1025252">
            <text:p><text:s/>1,025,252 </text:p>
          </table:table-cell>
          <table:table-cell office:value-type="float" office:value="1029923">
            <text:p><text:s/>1,029,923 </text:p>
          </table:table-cell>
          <table:table-cell table:number-columns-repeated="101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New Jersey</text:p>
          </table:table-cell>
          <table:table-cell office:value-type="float" office:value="6341736">
            <text:p><text:s/>6,341,736 </text:p>
          </table:table-cell>
          <table:table-cell office:value-type="float" office:value="6389833">
            <text:p><text:s/>6,389,833 </text:p>
          </table:table-cell>
          <table:table-cell office:value-type="float" office:value="6436052">
            <text:p><text:s/>6,436,052 </text:p>
          </table:table-cell>
          <table:table-cell office:value-type="float" office:value="6475388">
            <text:p><text:s/>6,475,388 </text:p>
          </table:table-cell>
          <table:table-cell office:value-type="float" office:value="6505510">
            <text:p><text:s/>6,505,510 </text:p>
          </table:table-cell>
          <table:table-cell office:value-type="float" office:value="6530096">
            <text:p><text:s/>6,530,096 </text:p>
          </table:table-cell>
          <table:table-cell office:value-type="float" office:value="6555276">
            <text:p><text:s/>6,555,276 </text:p>
          </table:table-cell>
          <table:table-cell office:value-type="float" office:value="6586862">
            <text:p><text:s/>6,586,862 </text:p>
          </table:table-cell>
          <table:table-cell office:value-type="float" office:value="6634724">
            <text:p><text:s/>6,634,724 </text:p>
          </table:table-cell>
          <table:table-cell office:value-type="float" office:value="6686918">
            <text:p><text:s/>6,686,918 </text:p>
          </table:table-cell>
          <table:table-cell office:value-type="float" office:value="6738104">
            <text:p><text:s/>6,738,104 </text:p>
          </table:table-cell>
          <table:table-cell table:number-columns-repeated="101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New Mexico</text:p>
          </table:table-cell>
          <table:table-cell office:value-type="float" office:value="1313072">
            <text:p><text:s/>1,313,072 </text:p>
          </table:table-cell>
          <table:table-cell office:value-type="float" office:value="1328286">
            <text:p><text:s/>1,328,286 </text:p>
          </table:table-cell>
          <table:table-cell office:value-type="float" office:value="1352530">
            <text:p><text:s/>1,352,530 </text:p>
          </table:table-cell>
          <table:table-cell office:value-type="float" office:value="1376797">
            <text:p><text:s/>1,376,797 </text:p>
          </table:table-cell>
          <table:table-cell office:value-type="float" office:value="1402624">
            <text:p><text:s/>1,402,624 </text:p>
          </table:table-cell>
          <table:table-cell office:value-type="float" office:value="1429662">
            <text:p><text:s/>1,429,662 </text:p>
          </table:table-cell>
          <table:table-cell office:value-type="float" office:value="1457012">
            <text:p><text:s/>1,457,012 </text:p>
          </table:table-cell>
          <table:table-cell office:value-type="float" office:value="1481345">
            <text:p><text:s/>1,481,345 </text:p>
          </table:table-cell>
          <table:table-cell office:value-type="float" office:value="1499448">
            <text:p><text:s/>1,499,448 </text:p>
          </table:table-cell>
          <table:table-cell office:value-type="float" office:value="1521332">
            <text:p><text:s/>1,521,332 </text:p>
          </table:table-cell>
          <table:table-cell office:value-type="float" office:value="1546358">
            <text:p><text:s/>1,546,358 </text:p>
          </table:table-cell>
          <table:table-cell table:number-columns-repeated="101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New York</text:p>
          </table:table-cell>
          <table:table-cell office:value-type="float" office:value="14314406">
            <text:p><text:s/>14,314,406 </text:p>
          </table:table-cell>
          <table:table-cell office:value-type="float" office:value="14410413">
            <text:p><text:s/>14,410,413 </text:p>
          </table:table-cell>
          <table:table-cell office:value-type="float" office:value="14485568">
            <text:p><text:s/>14,485,568 </text:p>
          </table:table-cell>
          <table:table-cell office:value-type="float" office:value="14556433">
            <text:p><text:s/>14,556,433 </text:p>
          </table:table-cell>
          <table:table-cell office:value-type="float" office:value="14597502">
            <text:p><text:s/>14,597,502 </text:p>
          </table:table-cell>
          <table:table-cell office:value-type="float" office:value="14618154">
            <text:p><text:s/>14,618,154 </text:p>
          </table:table-cell>
          <table:table-cell office:value-type="float" office:value="14646854">
            <text:p><text:s/>14,646,854 </text:p>
          </table:table-cell>
          <table:table-cell office:value-type="float" office:value="14721386">
            <text:p><text:s/>14,721,386 </text:p>
          </table:table-cell>
          <table:table-cell office:value-type="float" office:value="14840266">
            <text:p><text:s/>14,840,266 </text:p>
          </table:table-cell>
          <table:table-cell office:value-type="float" office:value="14964140">
            <text:p><text:s/>14,964,140 </text:p>
          </table:table-cell>
          <table:table-cell office:value-type="float" office:value="15073316">
            <text:p><text:s/>15,073,316 </text:p>
          </table:table-cell>
          <table:table-cell table:number-columns-repeated="101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North Carolina</text:p>
          </table:table-cell>
          <table:table-cell office:value-type="float" office:value="6113988">
            <text:p><text:s/>6,113,988 </text:p>
          </table:table-cell>
          <table:table-cell office:value-type="float" office:value="6206340">
            <text:p><text:s/>6,206,340 </text:p>
          </table:table-cell>
          <table:table-cell office:value-type="float" office:value="6291750">
            <text:p><text:s/>6,291,750 </text:p>
          </table:table-cell>
          <table:table-cell office:value-type="float" office:value="6361663">
            <text:p><text:s/>6,361,663 </text:p>
          </table:table-cell>
          <table:table-cell office:value-type="float" office:value="6467987">
            <text:p><text:s/>6,467,987 </text:p>
          </table:table-cell>
          <table:table-cell office:value-type="float" office:value="6582922">
            <text:p><text:s/>6,582,922 </text:p>
          </table:table-cell>
          <table:table-cell office:value-type="float" office:value="6750877">
            <text:p><text:s/>6,750,877 </text:p>
          </table:table-cell>
          <table:table-cell office:value-type="float" office:value="6898869">
            <text:p><text:s/>6,898,869 </text:p>
          </table:table-cell>
          <table:table-cell office:value-type="float" office:value="7057348">
            <text:p><text:s/>7,057,348 </text:p>
          </table:table-cell>
          <table:table-cell office:value-type="float" office:value="7176611">
            <text:p><text:s/>7,176,611 </text:p>
          </table:table-cell>
          <table:table-cell office:value-type="float" office:value="7278325">
            <text:p><text:s/>7,278,325 </text:p>
          </table:table-cell>
          <table:table-cell table:number-columns-repeated="101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North Dakota</text:p>
          </table:table-cell>
          <table:table-cell office:value-type="float" office:value="481546">
            <text:p><text:s/>481,546 </text:p>
          </table:table-cell>
          <table:table-cell office:value-type="float" office:value="482949">
            <text:p><text:s/>482,949 </text:p>
          </table:table-cell>
          <table:table-cell office:value-type="float" office:value="485071">
            <text:p><text:s/>485,071 </text:p>
          </table:table-cell>
          <table:table-cell office:value-type="float" office:value="488411">
            <text:p><text:s/>488,411 </text:p>
          </table:table-cell>
          <table:table-cell office:value-type="float" office:value="495577">
            <text:p><text:s/>495,577 </text:p>
          </table:table-cell>
          <table:table-cell office:value-type="float" office:value="497970">
            <text:p><text:s/>497,970 </text:p>
          </table:table-cell>
          <table:table-cell office:value-type="float" office:value="502091">
            <text:p><text:s/>502,091 </text:p>
          </table:table-cell>
          <table:table-cell office:value-type="float" office:value="505559">
            <text:p><text:s/>505,559 </text:p>
          </table:table-cell>
          <table:table-cell office:value-type="float" office:value="510107">
            <text:p><text:s/>510,107 </text:p>
          </table:table-cell>
          <table:table-cell office:value-type="float" office:value="516294">
            <text:p><text:s/>516,294 </text:p>
          </table:table-cell>
          <table:table-cell office:value-type="float" office:value="524273">
            <text:p><text:s/>524,273 </text:p>
          </table:table-cell>
          <table:table-cell table:number-columns-repeated="101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Ohio</text:p>
          </table:table-cell>
          <table:table-cell office:value-type="float" office:value="8476958">
            <text:p><text:s/>8,476,958 </text:p>
          </table:table-cell>
          <table:table-cell office:value-type="float" office:value="8509281">
            <text:p><text:s/>8,509,281 </text:p>
          </table:table-cell>
          <table:table-cell office:value-type="float" office:value="8542215">
            <text:p><text:s/>8,542,215 </text:p>
          </table:table-cell>
          <table:table-cell office:value-type="float" office:value="8585215">
            <text:p><text:s/>8,585,215 </text:p>
          </table:table-cell>
          <table:table-cell office:value-type="float" office:value="8616183">
            <text:p><text:s/>8,616,183 </text:p>
          </table:table-cell>
          <table:table-cell office:value-type="float" office:value="8643526">
            <text:p><text:s/>8,643,526 </text:p>
          </table:table-cell>
          <table:table-cell office:value-type="float" office:value="8676385">
            <text:p><text:s/>8,676,385 </text:p>
          </table:table-cell>
          <table:table-cell office:value-type="float" office:value="8710121">
            <text:p><text:s/>8,710,121 </text:p>
          </table:table-cell>
          <table:table-cell office:value-type="float" office:value="8746423">
            <text:p><text:s/>8,746,423 </text:p>
          </table:table-cell>
          <table:table-cell office:value-type="float" office:value="8780845">
            <text:p><text:s/>8,780,845 </text:p>
          </table:table-cell>
          <table:table-cell office:value-type="float" office:value="8812164">
            <text:p><text:s/>8,812,164 </text:p>
          </table:table-cell>
          <table:table-cell table:number-columns-repeated="101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Oklahoma</text:p>
          </table:table-cell>
          <table:table-cell office:value-type="float" office:value="2562518">
            <text:p><text:s/>2,562,518 </text:p>
          </table:table-cell>
          <table:table-cell office:value-type="float" office:value="2581882">
            <text:p><text:s/>2,581,882 </text:p>
          </table:table-cell>
          <table:table-cell office:value-type="float" office:value="2604119">
            <text:p><text:s/>2,604,119 </text:p>
          </table:table-cell>
          <table:table-cell office:value-type="float" office:value="2620933">
            <text:p><text:s/>2,620,933 </text:p>
          </table:table-cell>
          <table:table-cell office:value-type="float" office:value="2643627">
            <text:p><text:s/>2,643,627 </text:p>
          </table:table-cell>
          <table:table-cell office:value-type="float" office:value="2663281">
            <text:p><text:s/>2,663,281 </text:p>
          </table:table-cell>
          <table:table-cell office:value-type="float" office:value="2699329">
            <text:p><text:s/>2,699,329 </text:p>
          </table:table-cell>
          <table:table-cell office:value-type="float" office:value="2730021">
            <text:p><text:s/>2,730,021 </text:p>
          </table:table-cell>
          <table:table-cell office:value-type="float" office:value="2758359">
            <text:p><text:s/>2,758,359 </text:p>
          </table:table-cell>
          <table:table-cell office:value-type="float" office:value="2794861">
            <text:p><text:s/>2,794,861 </text:p>
          </table:table-cell>
          <table:table-cell office:value-type="float" office:value="2831287">
            <text:p><text:s/>2,831,287 </text:p>
          </table:table-cell>
          <table:table-cell table:number-columns-repeated="101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582197">
            <text:p><text:s/>2,582,197 </text:p>
          </table:table-cell>
          <table:table-cell office:value-type="float" office:value="2619274">
            <text:p><text:s/>2,619,274 </text:p>
          </table:table-cell>
          <table:table-cell office:value-type="float" office:value="2662691">
            <text:p><text:s/>2,662,691 </text:p>
          </table:table-cell>
          <table:table-cell office:value-type="float" office:value="2697125">
            <text:p><text:s/>2,697,125 </text:p>
          </table:table-cell>
          <table:table-cell office:value-type="float" office:value="2722677">
            <text:p><text:s/>2,722,677 </text:p>
          </table:table-cell>
          <table:table-cell office:value-type="float" office:value="2763879">
            <text:p><text:s/>2,763,879 </text:p>
          </table:table-cell>
          <table:table-cell office:value-type="float" office:value="2813880">
            <text:p><text:s/>2,813,880 </text:p>
          </table:table-cell>
          <table:table-cell office:value-type="float" office:value="2860256">
            <text:p><text:s/>2,860,256 </text:p>
          </table:table-cell>
          <table:table-cell office:value-type="float" office:value="2903084">
            <text:p><text:s/>2,903,084 </text:p>
          </table:table-cell>
          <table:table-cell office:value-type="float" office:value="2942406">
            <text:p><text:s/>2,942,406 </text:p>
          </table:table-cell>
          <table:table-cell office:value-type="float" office:value="2972328">
            <text:p><text:s/>2,972,328 </text:p>
          </table:table-cell>
          <table:table-cell table:number-columns-repeated="101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ennsylvania</text:p>
          </table:table-cell>
          <table:table-cell office:value-type="float" office:value="9365323">
            <text:p><text:s/>9,365,323 </text:p>
          </table:table-cell>
          <table:table-cell office:value-type="float" office:value="9393134">
            <text:p><text:s/>9,393,134 </text:p>
          </table:table-cell>
          <table:table-cell office:value-type="float" office:value="9436096">
            <text:p><text:s/>9,436,096 </text:p>
          </table:table-cell>
          <table:table-cell office:value-type="float" office:value="9491388">
            <text:p><text:s/>9,491,388 </text:p>
          </table:table-cell>
          <table:table-cell office:value-type="float" office:value="9537597">
            <text:p><text:s/>9,537,597 </text:p>
          </table:table-cell>
          <table:table-cell office:value-type="float" office:value="9590197">
            <text:p><text:s/>9,590,197 </text:p>
          </table:table-cell>
          <table:table-cell office:value-type="float" office:value="9660031">
            <text:p><text:s/>9,660,031 </text:p>
          </table:table-cell>
          <table:table-cell office:value-type="float" office:value="9724363">
            <text:p><text:s/>9,724,363 </text:p>
          </table:table-cell>
          <table:table-cell office:value-type="float" office:value="9791281">
            <text:p><text:s/>9,791,281 </text:p>
          </table:table-cell>
          <table:table-cell office:value-type="float" office:value="9861929">
            <text:p><text:s/>9,861,929 </text:p>
          </table:table-cell>
          <table:table-cell office:value-type="float" office:value="9922384">
            <text:p><text:s/>9,922,384 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uerto Rico</text:p>
          </table:table-cell>
          <table:table-cell office:value-type="float" office:value="2721542">
            <text:p><text:s/>2,721,542 </text:p>
          </table:table-cell>
          <table:table-cell office:value-type="float" office:value="2741208">
            <text:p><text:s/>2,741,208 </text:p>
          </table:table-cell>
          <table:table-cell office:value-type="float" office:value="2758650">
            <text:p><text:s/>2,758,650 </text:p>
          </table:table-cell>
          <table:table-cell office:value-type="float" office:value="2775480">
            <text:p><text:s/>2,775,480 </text:p>
          </table:table-cell>
          <table:table-cell office:value-type="float" office:value="2790959">
            <text:p><text:s/>2,790,959 </text:p>
          </table:table-cell>
          <table:table-cell office:value-type="float" office:value="2801915">
            <text:p><text:s/>2,801,915 </text:p>
          </table:table-cell>
          <table:table-cell office:value-type="float" office:value="2806671">
            <text:p><text:s/>2,806,671 </text:p>
          </table:table-cell>
          <table:table-cell office:value-type="float" office:value="2809382">
            <text:p><text:s/>2,809,382 </text:p>
          </table:table-cell>
          <table:table-cell office:value-type="float" office:value="2815161">
            <text:p><text:s/>2,815,161 </text:p>
          </table:table-cell>
          <table:table-cell office:value-type="float" office:value="2819616">
            <text:p><text:s/>2,819,616 </text:p>
          </table:table-cell>
          <table:table-cell office:value-type="float" office:value="2824484">
            <text:p><text:s/>2,824,484 </text:p>
          </table:table-cell>
          <table:table-cell table:number-columns-repeated="1011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802203">
            <text:p><text:s/>802,203 </text:p>
          </table:table-cell>
          <table:table-cell office:value-type="float" office:value="808846">
            <text:p><text:s/>808,846 </text:p>
          </table:table-cell>
          <table:table-cell office:value-type="float" office:value="817305">
            <text:p><text:s/>817,305 </text:p>
          </table:table-cell>
          <table:table-cell office:value-type="float" office:value="823267">
            <text:p><text:s/>823,267 </text:p>
          </table:table-cell>
          <table:table-cell office:value-type="float" office:value="828351">
            <text:p><text:s/>828,351 </text:p>
          </table:table-cell>
          <table:table-cell office:value-type="float" office:value="825984">
            <text:p><text:s/>825,984 </text:p>
          </table:table-cell>
          <table:table-cell office:value-type="float" office:value="825748">
            <text:p><text:s/>825,748 </text:p>
          </table:table-cell>
          <table:table-cell office:value-type="float" office:value="823660">
            <text:p><text:s/>823,660 </text:p>
          </table:table-cell>
          <table:table-cell office:value-type="float" office:value="825205">
            <text:p><text:s/>825,205 </text:p>
          </table:table-cell>
          <table:table-cell office:value-type="float" office:value="827744">
            <text:p><text:s/>827,744 </text:p>
          </table:table-cell>
          <table:table-cell office:value-type="float" office:value="829171">
            <text:p><text:s/>829,171 </text:p>
          </table:table-cell>
          <table:table-cell table:number-columns-repeated="101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outh Carolina</text:p>
          </table:table-cell>
          <table:table-cell office:value-type="float" office:value="3013582">
            <text:p><text:s/>3,013,582 </text:p>
          </table:table-cell>
          <table:table-cell office:value-type="float" office:value="3048861">
            <text:p><text:s/>3,048,861 </text:p>
          </table:table-cell>
          <table:table-cell office:value-type="float" office:value="3087264">
            <text:p><text:s/>3,087,264 </text:p>
          </table:table-cell>
          <table:table-cell office:value-type="float" office:value="3126512">
            <text:p><text:s/>3,126,512 </text:p>
          </table:table-cell>
          <table:table-cell office:value-type="float" office:value="3181810">
            <text:p><text:s/>3,181,810 </text:p>
          </table:table-cell>
          <table:table-cell office:value-type="float" office:value="3233209">
            <text:p><text:s/>3,233,209 </text:p>
          </table:table-cell>
          <table:table-cell office:value-type="float" office:value="3307805">
            <text:p><text:s/>3,307,805 </text:p>
          </table:table-cell>
          <table:table-cell office:value-type="float" office:value="3379920">
            <text:p><text:s/>3,379,920 </text:p>
          </table:table-cell>
          <table:table-cell office:value-type="float" office:value="3454880">
            <text:p><text:s/>3,454,880 </text:p>
          </table:table-cell>
          <table:table-cell office:value-type="float" office:value="3510143">
            <text:p><text:s/>3,510,143 </text:p>
          </table:table-cell>
          <table:table-cell office:value-type="float" office:value="3555883">
            <text:p><text:s/>3,555,883 </text:p>
          </table:table-cell>
          <table:table-cell table:number-columns-repeated="1011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553163">
            <text:p><text:s/>553,163 </text:p>
          </table:table-cell>
          <table:table-cell office:value-type="float" office:value="557177">
            <text:p><text:s/>557,177 </text:p>
          </table:table-cell>
          <table:table-cell office:value-type="float" office:value="561326">
            <text:p><text:s/>561,326 </text:p>
          </table:table-cell>
          <table:table-cell office:value-type="float" office:value="566403">
            <text:p><text:s/>566,403 </text:p>
          </table:table-cell>
          <table:table-cell office:value-type="float" office:value="573592">
            <text:p><text:s/>573,592 </text:p>
          </table:table-cell>
          <table:table-cell office:value-type="float" office:value="579017">
            <text:p><text:s/>579,017 </text:p>
          </table:table-cell>
          <table:table-cell office:value-type="float" office:value="585701">
            <text:p><text:s/>585,701 </text:p>
          </table:table-cell>
          <table:table-cell office:value-type="float" office:value="592776">
            <text:p><text:s/>592,776 </text:p>
          </table:table-cell>
          <table:table-cell office:value-type="float" office:value="599276">
            <text:p><text:s/>599,276 </text:p>
          </table:table-cell>
          <table:table-cell office:value-type="float" office:value="605863">
            <text:p><text:s/>605,863 </text:p>
          </table:table-cell>
          <table:table-cell office:value-type="float" office:value="613303">
            <text:p><text:s/>613,303 </text:p>
          </table:table-cell>
          <table:table-cell table:number-columns-repeated="1011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Tennessee</text:p>
          </table:table-cell>
          <table:table-cell office:value-type="float" office:value="4304034">
            <text:p><text:s/>4,304,034 </text:p>
          </table:table-cell>
          <table:table-cell office:value-type="float" office:value="4343211">
            <text:p><text:s/>4,343,211 </text:p>
          </table:table-cell>
          <table:table-cell office:value-type="float" office:value="4381061">
            <text:p><text:s/>4,381,061 </text:p>
          </table:table-cell>
          <table:table-cell office:value-type="float" office:value="4422951">
            <text:p><text:s/>4,422,951 </text:p>
          </table:table-cell>
          <table:table-cell office:value-type="float" office:value="4477466">
            <text:p><text:s/>4,477,466 </text:p>
          </table:table-cell>
          <table:table-cell office:value-type="float" office:value="4541731">
            <text:p><text:s/>4,541,731 </text:p>
          </table:table-cell>
          <table:table-cell office:value-type="float" office:value="4618600">
            <text:p><text:s/>4,618,600 </text:p>
          </table:table-cell>
          <table:table-cell office:value-type="float" office:value="4692980">
            <text:p><text:s/>4,692,980 </text:p>
          </table:table-cell>
          <table:table-cell office:value-type="float" office:value="4753057">
            <text:p><text:s/>4,753,057 </text:p>
          </table:table-cell>
          <table:table-cell office:value-type="float" office:value="4811332">
            <text:p><text:s/>4,811,332 </text:p>
          </table:table-cell>
          <table:table-cell office:value-type="float" office:value="4861826">
            <text:p><text:s/>4,861,826 </text:p>
          </table:table-cell>
          <table:table-cell table:number-columns-repeated="1011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Texas</text:p>
          </table:table-cell>
          <table:table-cell office:value-type="float" office:value="15038198">
            <text:p><text:s/>15,038,198 </text:p>
          </table:table-cell>
          <table:table-cell office:value-type="float" office:value="15339435">
            <text:p><text:s/>15,339,435 </text:p>
          </table:table-cell>
          <table:table-cell office:value-type="float" office:value="15629953">
            <text:p><text:s/>15,629,953 </text:p>
          </table:table-cell>
          <table:table-cell office:value-type="float" office:value="15897951">
            <text:p><text:s/>15,897,951 </text:p>
          </table:table-cell>
          <table:table-cell office:value-type="float" office:value="16185764">
            <text:p><text:s/>16,185,764 </text:p>
          </table:table-cell>
          <table:table-cell office:value-type="float" office:value="16487153">
            <text:p><text:s/>16,487,153 </text:p>
          </table:table-cell>
          <table:table-cell office:value-type="float" office:value="16912782">
            <text:p><text:s/>16,912,782 </text:p>
          </table:table-cell>
          <table:table-cell office:value-type="float" office:value="17266111">
            <text:p><text:s/>17,266,111 </text:p>
          </table:table-cell>
          <table:table-cell office:value-type="float" office:value="17633122">
            <text:p><text:s/>17,633,122 </text:p>
          </table:table-cell>
          <table:table-cell office:value-type="float" office:value="18008854">
            <text:p><text:s/>18,008,854 </text:p>
          </table:table-cell>
          <table:table-cell office:value-type="float" office:value="18368427">
            <text:p><text:s/>18,368,427 </text:p>
          </table:table-cell>
          <table:table-cell table:number-columns-repeated="1011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Utah</text:p>
          </table:table-cell>
          <table:table-cell office:value-type="float" office:value="1522816">
            <text:p><text:s/>1,522,816 </text:p>
          </table:table-cell>
          <table:table-cell office:value-type="float" office:value="1556896">
            <text:p><text:s/>1,556,896 </text:p>
          </table:table-cell>
          <table:table-cell office:value-type="float" office:value="1591298">
            <text:p><text:s/>1,591,298 </text:p>
          </table:table-cell>
          <table:table-cell office:value-type="float" office:value="1619654">
            <text:p><text:s/>1,619,654 </text:p>
          </table:table-cell>
          <table:table-cell office:value-type="float" office:value="1649809">
            <text:p><text:s/>1,649,809 </text:p>
          </table:table-cell>
          <table:table-cell office:value-type="float" office:value="1689831">
            <text:p><text:s/>1,689,831 </text:p>
          </table:table-cell>
          <table:table-cell office:value-type="float" office:value="1735550">
            <text:p><text:s/>1,735,550 </text:p>
          </table:table-cell>
          <table:table-cell office:value-type="float" office:value="1782250">
            <text:p><text:s/>1,782,250 </text:p>
          </table:table-cell>
          <table:table-cell office:value-type="float" office:value="1825771">
            <text:p><text:s/>1,825,771 </text:p>
          </table:table-cell>
          <table:table-cell office:value-type="float" office:value="1865568">
            <text:p><text:s/>1,865,568 </text:p>
          </table:table-cell>
          <table:table-cell office:value-type="float" office:value="1902984">
            <text:p><text:s/>1,902,984 </text:p>
          </table:table-cell>
          <table:table-cell table:number-columns-repeated="1011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462069">
            <text:p><text:s/>462,069 </text:p>
          </table:table-cell>
          <table:table-cell office:value-type="float" office:value="466183">
            <text:p><text:s/>466,183 </text:p>
          </table:table-cell>
          <table:table-cell office:value-type="float" office:value="471001">
            <text:p><text:s/>471,001 </text:p>
          </table:table-cell>
          <table:table-cell office:value-type="float" office:value="475140">
            <text:p><text:s/>475,140 </text:p>
          </table:table-cell>
          <table:table-cell office:value-type="float" office:value="478852">
            <text:p><text:s/>478,852 </text:p>
          </table:table-cell>
          <table:table-cell office:value-type="float" office:value="482282">
            <text:p><text:s/>482,282 </text:p>
          </table:table-cell>
          <table:table-cell office:value-type="float" office:value="486161">
            <text:p><text:s/>486,161 </text:p>
          </table:table-cell>
          <table:table-cell office:value-type="float" office:value="488786">
            <text:p><text:s/>488,786 </text:p>
          </table:table-cell>
          <table:table-cell office:value-type="float" office:value="491551">
            <text:p><text:s/>491,551 </text:p>
          </table:table-cell>
          <table:table-cell office:value-type="float" office:value="494367">
            <text:p><text:s/>494,367 </text:p>
          </table:table-cell>
          <table:table-cell office:value-type="float" office:value="496759">
            <text:p><text:s/>496,759 </text:p>
          </table:table-cell>
          <table:table-cell table:number-columns-repeated="1011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Virginia</text:p>
          </table:table-cell>
          <table:table-cell office:value-type="float" office:value="5364397">
            <text:p><text:s/>5,364,397 </text:p>
          </table:table-cell>
          <table:table-cell office:value-type="float" office:value="5443813">
            <text:p><text:s/>5,443,813 </text:p>
          </table:table-cell>
          <table:table-cell office:value-type="float" office:value="5515626">
            <text:p><text:s/>5,515,626 </text:p>
          </table:table-cell>
          <table:table-cell office:value-type="float" office:value="5584723">
            <text:p><text:s/>5,584,723 </text:p>
          </table:table-cell>
          <table:table-cell office:value-type="float" office:value="5673617">
            <text:p><text:s/>5,673,617 </text:p>
          </table:table-cell>
          <table:table-cell office:value-type="float" office:value="5760835">
            <text:p><text:s/>5,760,835 </text:p>
          </table:table-cell>
          <table:table-cell office:value-type="float" office:value="5847357">
            <text:p><text:s/>5,847,357 </text:p>
          </table:table-cell>
          <table:table-cell office:value-type="float" office:value="5916614">
            <text:p><text:s/>5,916,614 </text:p>
          </table:table-cell>
          <table:table-cell office:value-type="float" office:value="5995135">
            <text:p><text:s/>5,995,135 </text:p>
          </table:table-cell>
          <table:table-cell office:value-type="float" office:value="6080805">
            <text:p><text:s/>6,080,805 </text:p>
          </table:table-cell>
          <table:table-cell office:value-type="float" office:value="6169363">
            <text:p><text:s/>6,169,363 </text:p>
          </table:table-cell>
          <table:table-cell table:number-columns-repeated="1011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Washington</text:p>
          </table:table-cell>
          <table:table-cell office:value-type="float" office:value="4394151">
            <text:p><text:s/>4,394,151 </text:p>
          </table:table-cell>
          <table:table-cell office:value-type="float" office:value="4468195">
            <text:p><text:s/>4,468,195 </text:p>
          </table:table-cell>
          <table:table-cell office:value-type="float" office:value="4534694">
            <text:p><text:s/>4,534,694 </text:p>
          </table:table-cell>
          <table:table-cell office:value-type="float" office:value="4589238">
            <text:p><text:s/>4,589,238 </text:p>
          </table:table-cell>
          <table:table-cell office:value-type="float" office:value="4657894">
            <text:p><text:s/>4,657,894 </text:p>
          </table:table-cell>
          <table:table-cell office:value-type="float" office:value="4733415">
            <text:p><text:s/>4,733,415 </text:p>
          </table:table-cell>
          <table:table-cell office:value-type="float" office:value="4833827">
            <text:p><text:s/>4,833,827 </text:p>
          </table:table-cell>
          <table:table-cell office:value-type="float" office:value="4912005">
            <text:p><text:s/>4,912,005 </text:p>
          </table:table-cell>
          <table:table-cell office:value-type="float" office:value="5001929">
            <text:p><text:s/>5,001,929 </text:p>
          </table:table-cell>
          <table:table-cell office:value-type="float" office:value="5093023">
            <text:p><text:s/>5,093,023 </text:p>
          </table:table-cell>
          <table:table-cell office:value-type="float" office:value="5161144">
            <text:p><text:s/>5,161,144 </text:p>
          </table:table-cell>
          <table:table-cell table:number-columns-repeated="1011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405959">
            <text:p><text:s/>1,405,959 </text:p>
          </table:table-cell>
          <table:table-cell office:value-type="float" office:value="1406174">
            <text:p><text:s/>1,406,174 </text:p>
          </table:table-cell>
          <table:table-cell office:value-type="float" office:value="1411845">
            <text:p><text:s/>1,411,845 </text:p>
          </table:table-cell>
          <table:table-cell office:value-type="float" office:value="1419835">
            <text:p><text:s/>1,419,835 </text:p>
          </table:table-cell>
          <table:table-cell office:value-type="float" office:value="1424582">
            <text:p><text:s/>1,424,582 </text:p>
          </table:table-cell>
          <table:table-cell office:value-type="float" office:value="1430061">
            <text:p><text:s/>1,430,061 </text:p>
          </table:table-cell>
          <table:table-cell office:value-type="float" office:value="1437275">
            <text:p><text:s/>1,437,275 </text:p>
          </table:table-cell>
          <table:table-cell office:value-type="float" office:value="1443391">
            <text:p><text:s/>1,443,391 </text:p>
          </table:table-cell>
          <table:table-cell office:value-type="float" office:value="1450100">
            <text:p><text:s/>1,450,100 </text:p>
          </table:table-cell>
          <table:table-cell office:value-type="float" office:value="1458739">
            <text:p><text:s/>1,458,739 </text:p>
          </table:table-cell>
          <table:table-cell office:value-type="float" office:value="1467212">
            <text:p><text:s/>1,467,212 </text:p>
          </table:table-cell>
          <table:table-cell table:number-columns-repeated="1011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Wisconsin</text:p>
          </table:table-cell>
          <table:table-cell office:value-type="float" office:value="4003559">
            <text:p><text:s/>4,003,559 </text:p>
          </table:table-cell>
          <table:table-cell office:value-type="float" office:value="4039242">
            <text:p><text:s/>4,039,242 </text:p>
          </table:table-cell>
          <table:table-cell office:value-type="float" office:value="4079847">
            <text:p><text:s/>4,079,847 </text:p>
          </table:table-cell>
          <table:table-cell office:value-type="float" office:value="4120698">
            <text:p><text:s/>4,120,698 </text:p>
          </table:table-cell>
          <table:table-cell office:value-type="float" office:value="4159383">
            <text:p><text:s/>4,159,383 </text:p>
          </table:table-cell>
          <table:table-cell office:value-type="float" office:value="4196300">
            <text:p><text:s/>4,196,300 </text:p>
          </table:table-cell>
          <table:table-cell office:value-type="float" office:value="4228870">
            <text:p><text:s/>4,228,870 </text:p>
          </table:table-cell>
          <table:table-cell office:value-type="float" office:value="4261874">
            <text:p><text:s/>4,261,874 </text:p>
          </table:table-cell>
          <table:table-cell office:value-type="float" office:value="4295423">
            <text:p><text:s/>4,295,423 </text:p>
          </table:table-cell>
          <table:table-cell office:value-type="float" office:value="4326853">
            <text:p><text:s/>4,326,853 </text:p>
          </table:table-cell>
          <table:table-cell office:value-type="float" office:value="4353247">
            <text:p><text:s/>4,353,247 </text:p>
          </table:table-cell>
          <table:table-cell table:number-columns-repeated="1011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65526">
            <text:p><text:s/>365,526 </text:p>
          </table:table-cell>
          <table:table-cell office:value-type="float" office:value="368445">
            <text:p><text:s/>368,445 </text:p>
          </table:table-cell>
          <table:table-cell office:value-type="float" office:value="374522">
            <text:p><text:s/>374,522 </text:p>
          </table:table-cell>
          <table:table-cell office:value-type="float" office:value="379271">
            <text:p><text:s/>379,271 </text:p>
          </table:table-cell>
          <table:table-cell office:value-type="float" office:value="385132">
            <text:p><text:s/>385,132 </text:p>
          </table:table-cell>
          <table:table-cell office:value-type="float" office:value="390135">
            <text:p><text:s/>390,135 </text:p>
          </table:table-cell>
          <table:table-cell office:value-type="float" office:value="397142">
            <text:p><text:s/>397,142 </text:p>
          </table:table-cell>
          <table:table-cell office:value-type="float" office:value="406116">
            <text:p><text:s/>406,116 </text:p>
          </table:table-cell>
          <table:table-cell office:value-type="float" office:value="414532">
            <text:p><text:s/>414,532 </text:p>
          </table:table-cell>
          <table:table-cell office:value-type="float" office:value="424891">
            <text:p><text:s/>424,891 </text:p>
          </table:table-cell>
          <table:table-cell office:value-type="float" office:value="428918">
            <text:p><text:s/>428,918 </text:p>
          </table:table-cell>
          <table:table-cell table:number-columns-repeated="1011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1" number:min-integer-digits="1" number:grouping="true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currency-style style:name="N8135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5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5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US">
      <number:minutes number:style="long"/>
      <number:text>:</number:text>
      <number:seconds number:style="long"/>
    </number:time-style>
    <number:time-style style:name="N813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US">
      <number:minutes number:style="long"/>
      <number:text>:</number:text>
      <number:seconds number:style="long" number:decimal-places="1"/>
    </number:time-style>
    <number:number-style style:name="N813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16"/>
    <style:style style:name="Comma_20_3" style:display-name="Comma 3" style:family="table-cell" style:parent-style-name="Default" style:data-style-name="N116"/>
    <style:style style:name="Normal_20_2" style:display-name="Normal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ercent_20_2" style:display-name="Percent 2" style:family="table-cell" style:parent-style-name="Default" style:data-style-name="N8010"/>
    <style:style style:name="Percent_20_3" style:display-name="Percent 3" style:family="table-cell" style:parent-style-name="Default" style:data-style-name="N8010"/>
    <style:style style:name="Excel_20_Built-in_20_Comma" style:display-name="Excel Built-in Comma" style:family="table-cell" style:parent-style-name="Default" style:data-style-name="N116"/>
    <style:style style:name="Excel_20_Built-in_20_Percent" style:display-name="Excel Built-in Percent" style:family="table-cell" style:parent-style-name="Default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6:2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tection_20_order_20_summary" style:display-name="PageStyle_protection order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mestic_20_case_20_dataset" style:display-name="PageStyle_domestic case data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urce_20_notes" style:display-name="PageStyle_source 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ditional_20_data" style:display-name="PageStyle_additional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ult_20_pop" style:display-name="PageStyle_adult po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2674" meta:object-count="0"/>
    <meta:generator>OpenOffice/4.1.1$Win32 OpenOffice.org_project/411m6$Build-9775</meta:generator>
  </office:meta>
</office:document-meta>
</file>